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9pt" style:font-size-asian="9pt" style:font-size-complex="9pt"/>
    </style:style>
    <style:style style:name="P2" style:family="paragraph" style:parent-style-name="Text_20_body">
      <style:text-properties fo:font-size="9pt" fo:font-style="italic" style:font-size-asian="9pt" style:font-style-asian="italic" style:font-size-complex="9pt" style:font-style-complex="italic"/>
    </style:style>
    <style:style style:name="P3" style:family="paragraph" style:parent-style-name="Text_20_body">
      <style:text-properties fo:font-size="9pt" style:text-underline-style="solid" style:text-underline-width="auto" style:text-underline-color="font-color" style:font-size-asian="9pt" style:font-size-complex="9pt"/>
    </style:style>
    <style:style style:name="P4" style:family="paragraph" style:parent-style-name="Text_20_body">
      <style:text-properties fo:font-size="9pt" style:text-underline-style="solid" style:text-underline-width="auto" style:text-underline-color="font-color" fo:font-weight="bold" style:font-size-asian="9pt" style:font-weight-asian="bold" style:font-size-complex="9pt" style:font-weight-complex="bold"/>
    </style:style>
    <style:style style:name="P5" style:family="paragraph" style:parent-style-name="Text_20_body">
      <style:text-properties fo:font-size="9pt" style:text-underline-style="none" style:font-size-asian="9pt" style:font-size-complex="9pt"/>
    </style:style>
    <style:style style:name="P6" style:family="paragraph" style:parent-style-name="Text_20_body">
      <style:text-properties fo:font-size="9pt" style:text-underline-style="none" fo:font-weight="normal" style:font-size-asian="9pt" style:font-weight-asian="normal" style:font-size-complex="9pt" style:font-weight-complex="normal"/>
    </style:style>
    <style:style style:name="P7" style:family="paragraph" style:parent-style-name="Text_20_body">
      <style:text-properties fo:font-size="9pt" style:text-underline-style="none" fo:font-weight="bold" style:font-size-asian="9pt" style:font-weight-asian="bold" style:font-size-complex="9pt" style:font-weight-complex="bold"/>
    </style:style>
    <style:style style:name="P8" style:family="paragraph" style:parent-style-name="Text_20_body">
      <style:text-properties style:font-name="Nimbus Roman No9 L" fo:font-size="9pt" style:text-underline-style="none" style:font-size-asian="9pt" style:font-size-complex="9pt"/>
    </style:style>
    <style:style style:name="P9" style:family="paragraph" style:parent-style-name="Text_20_body">
      <style:text-properties style:font-name="Nimbus Roman No9 L" fo:font-size="9pt" style:text-underline-style="none" style:font-name-asian="DejaVu Sans" style:font-size-asian="9pt" style:font-name-complex="DejaVu Sans" style:font-size-complex="9pt"/>
    </style:style>
    <style:style style:name="P10" style:family="paragraph" style:parent-style-name="Text_20_body">
      <style:text-properties style:font-name="Nimbus Roman No9 L" fo:font-size="9pt" style:text-underline-style="none" fo:font-weight="normal" style:font-name-asian="DejaVu Sans" style:font-size-asian="9pt" style:font-weight-asian="normal" style:font-name-complex="DejaVu Sans" style:font-size-complex="9pt" style:font-weight-complex="normal"/>
    </style:style>
    <style:style style:name="P11" style:family="paragraph" style:parent-style-name="Text_20_body">
      <style:text-properties style:font-name="Nimbus Roman No9 L" fo:font-size="9pt" style:text-underline-style="solid" style:text-underline-width="auto" style:text-underline-color="font-color" fo:font-weight="normal" style:font-name-asian="DejaVu Sans" style:font-size-asian="9pt" style:font-weight-asian="normal" style:font-name-complex="DejaVu Sans" style:font-size-complex="9pt" style:font-weight-complex="normal"/>
    </style:style>
    <style:style style:name="P12" style:family="paragraph" style:parent-style-name="Standard">
      <style:text-properties style:font-name="Nimbus Roman No9 L" fo:font-size="8pt" fo:font-style="normal" style:text-underline-style="none" fo:font-weight="normal" style:font-name-asian="Nimbus Roman No9 L" style:font-size-asian="8pt" style:font-style-asian="normal" style:font-weight-asian="normal" style:font-name-complex="Nimbus Roman No9 L" style:font-size-complex="8pt" style:font-style-complex="normal" style:font-weight-complex="normal"/>
    </style:style>
    <style:style style:name="P13" style:family="paragraph" style:parent-style-name="Text_20_body">
      <style:paragraph-properties fo:break-before="page"/>
      <style:text-properties fo:font-size="9pt" style:font-size-asian="9pt" style:font-size-complex="9pt"/>
    </style:style>
    <style:style style:name="P14" style:family="paragraph" style:parent-style-name="Standard">
      <style:paragraph-properties fo:break-before="page"/>
      <style:text-properties fo:font-size="9pt" style:font-size-asian="9pt" style:font-size-complex="9pt"/>
    </style:style>
    <style:style style:name="P15" style:family="paragraph" style:parent-style-name="Text_20_body" style:list-style-name="L1">
      <style:text-properties fo:font-size="9pt" style:font-size-asian="9pt" style:font-size-complex="9pt"/>
    </style:style>
    <style:style style:name="P16" style:family="paragraph" style:parent-style-name="Text_20_body" style:list-style-name="L2">
      <style:text-properties fo:font-size="9pt" style:font-size-asian="9pt" style:font-size-complex="9pt"/>
    </style:style>
    <style:style style:name="P17" style:family="paragraph" style:parent-style-name="Text_20_body">
      <style:text-properties fo:font-size="9pt" style:text-underline-style="none" style:font-size-asian="9pt" style:font-size-complex="9pt"/>
    </style:style>
    <style:style style:name="P18" style:family="paragraph" style:parent-style-name="Text_20_body" style:list-style-name="L3">
      <style:text-properties fo:font-size="9pt" style:text-underline-style="none" style:font-size-asian="9pt" style:font-size-complex="9pt"/>
    </style:style>
    <style:style style:name="P19" style:family="paragraph" style:parent-style-name="Text_20_body" style:list-style-name="L4">
      <style:text-properties fo:font-size="9pt" style:text-underline-style="none" style:font-size-asian="9pt" style:font-size-complex="9pt"/>
    </style:style>
    <style:style style:name="P20" style:family="paragraph" style:parent-style-name="Text_20_body" style:list-style-name="L9">
      <style:text-properties fo:font-size="9pt" style:text-underline-style="none" style:font-size-asian="9pt" style:font-size-complex="9pt"/>
    </style:style>
    <style:style style:name="P21" style:family="paragraph" style:parent-style-name="Text_20_body" style:list-style-name="L10">
      <style:text-properties fo:font-size="9pt" style:text-underline-style="none" style:font-size-asian="9pt" style:font-size-complex="9pt"/>
    </style:style>
    <style:style style:name="P22" style:family="paragraph" style:parent-style-name="Text_20_body" style:list-style-name="L11">
      <style:text-properties fo:font-size="9pt" style:text-underline-style="none" style:font-size-asian="9pt" style:font-size-complex="9pt"/>
    </style:style>
    <style:style style:name="P23" style:family="paragraph" style:parent-style-name="Text_20_body" style:list-style-name="L12">
      <style:text-properties fo:font-size="9pt" style:text-underline-style="none" style:font-size-asian="9pt" style:font-size-complex="9pt"/>
    </style:style>
    <style:style style:name="P24" style:family="paragraph" style:parent-style-name="Text_20_body" style:list-style-name="L13">
      <style:text-properties fo:font-size="9pt" style:text-underline-style="none" style:font-size-asian="9pt" style:font-size-complex="9pt"/>
    </style:style>
    <style:style style:name="P25" style:family="paragraph" style:parent-style-name="Text_20_body" style:list-style-name="L15">
      <style:text-properties fo:font-size="9pt" style:text-underline-style="none" style:font-size-asian="9pt" style:font-size-complex="9pt"/>
    </style:style>
    <style:style style:name="P26" style:family="paragraph" style:parent-style-name="Text_20_body" style:list-style-name="L16">
      <style:text-properties fo:font-size="9pt" style:text-underline-style="none" style:font-size-asian="9pt" style:font-size-complex="9pt"/>
    </style:style>
    <style:style style:name="P27" style:family="paragraph" style:parent-style-name="Text_20_body" style:list-style-name="L17">
      <style:text-properties fo:font-size="9pt" style:text-underline-style="none" style:font-size-asian="9pt" style:font-size-complex="9pt"/>
    </style:style>
    <style:style style:name="P28" style:family="paragraph" style:parent-style-name="Text_20_body" style:list-style-name="L5">
      <style:text-properties fo:font-size="9pt" style:text-underline-style="none" fo:font-weight="normal" style:font-size-asian="9pt" style:font-weight-asian="normal" style:font-size-complex="9pt" style:font-weight-complex="normal"/>
    </style:style>
    <style:style style:name="P29" style:family="paragraph" style:parent-style-name="Text_20_body" style:list-style-name="L6">
      <style:text-properties fo:font-size="9pt" style:text-underline-style="none" fo:font-weight="normal" style:font-size-asian="9pt" style:font-weight-asian="normal" style:font-size-complex="9pt" style:font-weight-complex="normal"/>
    </style:style>
    <style:style style:name="P30" style:family="paragraph" style:parent-style-name="Text_20_body" style:list-style-name="L7">
      <style:text-properties fo:font-size="9pt" style:text-underline-style="none" fo:font-weight="normal" style:font-size-asian="9pt" style:font-weight-asian="normal" style:font-size-complex="9pt" style:font-weight-complex="normal"/>
    </style:style>
    <style:style style:name="P31" style:family="paragraph" style:parent-style-name="Text_20_body" style:list-style-name="L8">
      <style:text-properties fo:font-size="9pt" style:text-underline-style="none" fo:font-weight="normal" style:font-size-asian="9pt" style:font-weight-asian="normal" style:font-size-complex="9pt" style:font-weight-complex="normal"/>
    </style:style>
    <style:style style:name="P32" style:family="paragraph" style:parent-style-name="Text_20_body" style:list-style-name="L9">
      <style:text-properties fo:font-size="9pt" style:text-underline-style="none" fo:font-weight="normal" style:font-size-asian="9pt" style:font-weight-asian="normal" style:font-size-complex="9pt" style:font-weight-complex="normal"/>
    </style:style>
    <style:style style:name="P33" style:family="paragraph" style:parent-style-name="Text_20_body">
      <style:text-properties style:font-name="Nimbus Roman No9 L" fo:font-size="9pt" style:text-underline-style="none" style:font-name-asian="DejaVu Sans" style:font-size-asian="9pt" style:font-name-complex="DejaVu Sans" style:font-size-complex="9pt"/>
    </style:style>
    <style:style style:name="P34" style:family="paragraph" style:parent-style-name="Text_20_body" style:list-style-name="L14">
      <style:text-properties style:font-name="Nimbus Roman No9 L" fo:font-size="9pt" style:text-underline-style="none" style:font-name-asian="DejaVu Sans" style:font-size-asian="9pt" style:font-name-complex="DejaVu Sans" style:font-size-complex="9pt"/>
    </style:style>
    <style:style style:name="P35" style:family="paragraph" style:parent-style-name="Text_20_body">
      <style:text-properties style:font-name="Nimbus Roman No9 L" fo:font-size="9pt" style:text-underline-style="none" fo:font-weight="normal" style:font-name-asian="DejaVu Sans" style:font-size-asian="9pt" style:font-weight-asian="normal" style:font-name-complex="DejaVu Sans" style:font-size-complex="9pt" style:font-weight-complex="normal"/>
    </style:style>
    <style:style style:name="P36" style:family="paragraph" style:parent-style-name="Text_20_body" style:list-style-name="L19"/>
    <style:style style:name="P37" style:family="paragraph" style:parent-style-name="Text_20_body">
      <style:text-properties style:text-underline-style="solid" style:text-underline-width="auto" style:text-underline-color="font-color"/>
    </style:style>
    <style:style style:name="P38" style:family="paragraph" style:parent-style-name="Text_20_body" style:list-style-name="L16">
      <style:paragraph-properties fo:break-before="page"/>
      <style:text-properties fo:font-size="9pt" style:text-underline-style="none" style:font-size-asian="9pt" style:font-size-complex="9pt"/>
    </style:style>
    <style:style style:name="P39" style:family="paragraph" style:parent-style-name="Heading_20_2" style:list-style-name="">
      <style:text-properties fo:font-size="12pt" style:font-size-asian="12pt" style:font-size-complex="12pt"/>
    </style:style>
    <style:style style:name="P40" style:family="paragraph" style:parent-style-name="Heading_20_2">
      <style:paragraph-properties fo:break-before="page"/>
    </style:style>
    <style:style style:name="P41" style:family="paragraph" style:parent-style-name="Heading_20_3">
      <style:text-properties style:text-underline-style="none"/>
    </style:style>
    <style:style style:name="P42" style:family="paragraph" style:parent-style-name="Heading_20_3">
      <style:paragraph-properties fo:margin-top="0.1665in" fo:margin-bottom="0.0835in" fo:keep-with-next="always"/>
      <style:text-properties style:font-name="Nimbus Sans L" style:font-name-asian="DejaVu Sans" style:font-name-complex="DejaVu Sans"/>
    </style:style>
    <style:style style:name="P43" style:family="paragraph" style:parent-style-name="Heading_20_3">
      <style:paragraph-properties fo:break-before="page"/>
    </style:style>
    <style:style style:name="P44" style:family="paragraph" style:parent-style-name="Heading_20_4">
      <style:text-properties fo:font-size="9pt" style:text-underline-style="none" style:font-size-asian="9pt" style:font-size-complex="9pt"/>
    </style:style>
    <style:style style:name="P45" style:family="paragraph" style:parent-style-name="Heading_20_4">
      <style:paragraph-properties fo:margin-top="0.1665in" fo:margin-bottom="0.0835in" fo:keep-with-next="always"/>
      <style:text-properties style:font-name="Nimbus Sans L" fo:font-size="9pt" style:text-underline-style="none" style:font-name-asian="DejaVu Sans" style:font-size-asian="9pt" style:font-name-complex="DejaVu Sans" style:font-size-complex="9pt"/>
    </style:style>
    <style:style style:name="P46" style:family="paragraph">
      <style:paragraph-properties fo:text-align="center"/>
    </style:style>
    <style:style style:name="P47" style:family="paragraph">
      <style:text-properties fo:font-size="7pt" style:font-size-asian="7pt" style:font-size-complex="7pt"/>
    </style:style>
    <style:style style:name="P48" style:family="paragraph">
      <style:paragraph-properties fo:text-align="center"/>
      <style:text-properties fo:font-size="8pt" style:font-size-asian="8pt" style:font-size-complex="8pt"/>
    </style:style>
    <style:style style:name="P49" style:family="paragraph">
      <style:paragraph-properties fo:text-align="center"/>
      <style:text-properties fo:font-size="6pt" style:font-size-asian="6pt" style:font-size-complex="6pt"/>
    </style:style>
    <style:style style:name="P50" style:family="paragraph">
      <style:text-properties fo:font-size="6pt" style:font-size-asian="6pt" style:font-size-complex="6pt"/>
    </style:style>
    <style:style style:name="T1" style:family="text">
      <style:text-properties fo:font-size="9pt" style:font-size-asian="9pt" style:font-size-complex="9pt"/>
    </style:style>
    <style:style style:name="T2" style:family="text">
      <style:text-properties fo:font-size="9pt" style:text-underline-style="none"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text-underline-style="solid" style:text-underline-width="auto" style:text-underline-color="font-color" style:font-size-asian="9pt" style:font-size-complex="9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name-asian="DejaVu Sans" style:font-weight-asian="bold" style:font-name-complex="DejaVu Sans"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font-name-asian="DejaVu Sans" style:font-name-complex="DejaVu Sans"/>
    </style:style>
    <style:style style:name="T12" style:family="text">
      <style:text-properties style:font-name="Nimbus Roman No9 L" fo:font-weight="bold" style:font-name-asian="DejaVu Sans" style:font-weight-asian="bold" style:font-name-complex="DejaVu Sans" style:font-weight-complex="bold"/>
    </style:style>
    <style:style style:name="T13" style:family="text">
      <style:text-properties style:font-name="Nimbus Roman No9 L" fo:font-weight="normal" style:font-name-asian="DejaVu Sans" style:font-weight-asian="normal" style:font-name-complex="DejaVu Sans" style:font-weight-complex="normal"/>
    </style:style>
    <style:style style:name="T14" style:family="text">
      <style:text-properties fo:font-size="7pt" style:font-size-asian="7pt" style:font-size-complex="7pt"/>
    </style:style>
    <style:style style:name="T15" style:family="text">
      <style:text-properties fo:font-size="8pt" style:font-size-asian="8pt" style:font-size-complex="8pt"/>
    </style:style>
    <style:style style:name="T16" style:family="text">
      <style:text-propertie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solid" svg:stroke-color="#000000" draw:fill="solid" draw:fill-color="#cccccc" fo:min-height="0.1299in" style:run-through="foreground"/>
    </style:style>
    <style:style style:name="gr5" style:family="graphic">
      <style:graphic-properties draw:stroke="solid" svg:stroke-color="#000000" draw:fill="solid" draw:fill-color="#cccccc" fo:min-height="0.1571in" style:run-through="foreground"/>
    </style:style>
    <style:style style:name="gr6" style:family="graphic">
      <style:graphic-properties draw:stroke="solid" svg:stroke-color="#000000" draw:fill="solid" draw:fill-color="#cccccc" fo:min-height="0.1484in" style:run-through="foreground"/>
    </style:style>
    <style:style style:name="gr7" style:family="graphic">
      <style:graphic-properties draw:marker-start="" draw:marker-end="Arrow_20_concave" draw:textarea-horizontal-align="center" draw:textarea-vertical-align="middle" draw:shadow-offset-x="0.1201in" draw:shadow-offset-y="0.1201in" style:run-through="foreground"/>
    </style:style>
    <style:style style:name="gr8" style:family="graphic">
      <style:graphic-properties draw:stroke="none" svg:stroke-color="#000000" draw:fill="none" draw:fill-color="#ffffff" fo:min-height="0.1362in" style:run-through="foreground"/>
    </style:style>
    <style:style style:name="gr9"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ffff66" fo:min-height="0.2898in" style:run-through="foreground"/>
    </style:style>
    <style:style style:name="gr11" style:family="graphic">
      <style:graphic-properties draw:fill="solid" draw:fill-color="#e6e6ff" draw:textarea-horizontal-align="center" draw:textarea-vertical-align="middle" style:run-through="foreground"/>
    </style:style>
    <style:style style:name="gr12" style:family="graphic">
      <style:graphic-properties draw:marker-start="" draw:marker-end="Arrow" draw:textarea-horizontal-align="center" draw:textarea-vertical-align="middle" style:run-through="foreground"/>
    </style:style>
    <style:style style:name="gr1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marker-end="Arrow" draw:textarea-horizontal-align="center" draw:textarea-vertical-align="middle" style:run-through="foreground"/>
    </style:style>
    <style:style style:name="gr1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style>
    <style:style style:name="gr17" style:family="graphic">
      <style:graphic-properties draw:stroke="solid" draw:stroke-dash="Line_20_with_20_Fine_20_Dots" svg:stroke-width="0.0598in" svg:stroke-color="#800000" draw:marker-start-width="0.2299in" draw:marker-end-width="0.2299in" draw:textarea-horizontal-align="center" draw:textarea-vertical-align="middle" fo:padding-top="0.0299in" fo:padding-bottom="0.0299in" fo:padding-left="0.0299in" fo:padding-right="0.0299in" style:run-through="foreground"/>
    </style:style>
    <style:style style:name="gr18" style:family="graphic">
      <style:graphic-properties draw:stroke="solid" draw:stroke-dash="Line_20_with_20_Fine_20_Dots" svg:stroke-width="0.0598in" svg:stroke-color="#800000" draw:marker-start-width="0.2299in" draw:marker-end-width="0.2299in" draw:stroke-linejoin="none" draw:textarea-horizontal-align="center" draw:textarea-vertical-align="middle" fo:padding-top="0.0299in" fo:padding-bottom="0.0299in" fo:padding-left="0.0299in" fo:padding-right="0.0299in" style:run-through="foreground"/>
    </style:style>
    <style:style style:name="gr19" style:family="graphic">
      <style:graphic-properties draw:marker-end="Arrow" draw:marker-end-width="0.0598in"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color="#ff0000" draw:marker-end="Arrow" draw:marker-end-width="0.0598in"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solid" svg:stroke-width="0in" svg:stroke-color="#000000" draw:marker-start-width="0.1402in" draw:marker-end-width="0.1402in" draw:fill="none" draw:fill-color="#ffffff" fo:min-height="0.15in" fo:padding-top="0in" fo:padding-bottom="0in" fo:padding-left="0in" fo:padding-right="0in" style:run-through="foreground"/>
    </style:style>
    <style:style style:name="gr24" style:family="graphic">
      <style:graphic-properties draw:stroke="none" svg:stroke-color="#000000" draw:fill="none" draw:fill-color="#ffffff" fo:min-height="0.148in" style:run-through="foreground"/>
    </style:style>
    <style:style style:name="gr25" style:family="graphic">
      <style:graphic-properties draw:stroke="solid" svg:stroke-width="0in" svg:stroke-color="#000000" draw:marker-start-width="0.1402in" draw:marker-end-width="0.1402in" draw:fill="solid" draw:fill-color="#c0c0c0" fo:min-height="0.15in" fo:padding-top="0in" fo:padding-bottom="0in" fo:padding-left="0in" fo:padding-right="0in" style:run-through="foreground"/>
    </style:style>
    <style:style style:name="gr26" style:family="graphic">
      <style:graphic-properties draw:marker-start="Arrow" draw:marker-start-width="0.0598in" draw:marker-end="" draw:marker-end-width="0.0201in" draw:textarea-horizontal-align="center" draw:textarea-vertical-align="middle" style:run-through="foreground"/>
    </style:style>
    <style:style style:name="gr27" style:family="graphic">
      <style:graphic-properties draw:stroke="none" svg:stroke-width="0in" svg:stroke-color="#000000" draw:marker-start-width="0.1402in" draw:marker-end-width="0.1402in" draw:fill="none" draw:fill-color="#ffffff" fo:min-height="0.15in" fo:padding-top="0in" fo:padding-bottom="0in" fo:padding-left="0in" fo:padding-right="0in" style:run-through="foreground"/>
    </style:style>
    <style:style style:name="gr28" style:family="graphic">
      <style:graphic-properties draw:stroke="dash" draw:stroke-dash="Ultrafine_20_Dashed" svg:stroke-color="#ff0000" draw:marker-end="Arrow" draw:marker-end-width="0.0598in" draw:textarea-horizontal-align="center" draw:textarea-vertical-align="middle" style:run-through="foreground"/>
    </style:style>
    <style:style style:name="gr29" style:family="graphic">
      <style:graphic-properties draw:stroke="solid" svg:stroke-width="0in" svg:stroke-color="#000000" draw:marker-start-width="0.1402in" draw:marker-end-width="0.1402in" draw:fill="solid" draw:fill-color="#cccccc" fo:min-height="0.15in" fo:padding-top="0in" fo:padding-bottom="0in" fo:padding-left="0in" fo:padding-right="0in" draw:shadow-offset-x="0.1201in" draw:shadow-offset-y="0.1201in" style:run-through="foreground"/>
    </style:style>
    <style:style style:name="gr30" style:family="graphic">
      <style:graphic-properties draw:stroke="solid" svg:stroke-width="0in" svg:stroke-color="#000000" draw:marker-start-width="0.1402in" draw:marker-end-width="0.1402in" draw:fill="none" draw:fill-color="#c0c0c0" fo:min-height="0.15in" fo:padding-top="0in" fo:padding-bottom="0in" fo:padding-left="0in" fo:padding-right="0in" style:run-through="foreground"/>
    </style:style>
    <style:style style:name="gr31" style:family="graphic">
      <style:graphic-properties draw:stroke="solid" svg:stroke-width="0in" svg:stroke-color="#000000" draw:marker-start-width="0.1402in" draw:marker-end-width="0.1402in" draw:fill="none" draw:fill-color="#cccccc" fo:min-height="0.15in" fo:padding-top="0in" fo:padding-bottom="0in" fo:padding-left="0in" fo:padding-right="0in" draw:shadow-offset-x="0.1201in" draw:shadow-offset-y="0.1201in" style:run-through="foreground"/>
    </style:style>
    <style:style style:name="gr32" style:family="graphic">
      <style:graphic-properties draw:stroke="solid" svg:stroke-width="0in" svg:stroke-color="#000000" draw:marker-start-width="0.1402in" draw:marker-end-width="0.1402in" draw:fill="solid" draw:fill-color="#c0c0c0" fo:min-height="0.15in" fo:padding-top="0in" fo:padding-bottom="0in" fo:padding-left="0in" fo:padding-right="0in" draw:shadow-offset-x="0.1201in" draw:shadow-offset-y="0.1201in" style:run-through="foreground"/>
    </style:style>
    <style:style style:name="gr33" style:family="graphic">
      <style:graphic-properties draw:stroke="solid" svg:stroke-width="0in" svg:stroke-color="#000000" draw:marker-start-width="0.1402in" draw:marker-end-width="0.1402in" draw:fill="none" draw:fill-color="#c0c0c0" fo:min-height="0.15in" fo:padding-top="0in" fo:padding-bottom="0in" fo:padding-left="0in" fo:padding-right="0in" draw:shadow-offset-x="0.1201in" draw:shadow-offset-y="0.1201in" style:run-through="foreground"/>
    </style:style>
    <style:style style:name="gr34" style:family="graphic">
      <style:graphic-properties draw:textarea-horizontal-align="center" draw:textarea-vertical-align="middle" style:run-through="foreground"/>
    </style:style>
    <style:style style:name="gr35" style:family="graphic">
      <style:graphic-properties draw:stroke="solid" svg:stroke-width="0in" svg:stroke-color="#000000" draw:marker-start-width="0.1402in" draw:marker-end-width="0.1402in" draw:fill="solid" draw:fill-color="#ffff00" fo:min-height="0.15in" fo:padding-top="0in" fo:padding-bottom="0in" fo:padding-left="0in" fo:padding-right="0in" style:run-through="foreground"/>
    </style:style>
    <style:style style:name="gr36" style:family="graphic">
      <style:graphic-properties draw:stroke="solid" svg:stroke-width="0in" svg:stroke-color="#000000" draw:marker-start-width="0.1402in" draw:marker-end-width="0.1402in" draw:fill="solid" draw:fill-color="#ffff00" fo:min-height="0.15in" fo:padding-top="0in" fo:padding-bottom="0in" fo:padding-left="0in" fo:padding-right="0in" draw:shadow-offset-x="0.1201in" draw:shadow-offset-y="0.1201in" style:run-through="foreground"/>
    </style:style>
    <style:style style:name="gr37" style:family="graphic">
      <style:graphic-properties draw:marker-start="Arrow" draw:marker-start-width="0.0598in" draw:textarea-horizontal-align="center" draw:textarea-vertical-align="middle" style:run-through="foreground"/>
    </style:style>
    <style:style style:name="gr38" style:family="graphic">
      <style:graphic-properties draw:stroke="solid" svg:stroke-color="#000000" draw:fill="solid" draw:fill-color="#e6e6e6" draw:opacity="100%" fo:min-height="0.1362in" draw:shadow-opacity="100%" style:run-through="foreground"/>
    </style:style>
    <style:style style:name="gr39" style:family="graphic">
      <style:graphic-properties draw:stroke="solid" svg:stroke-color="#000000" draw:fill="solid" draw:fill-color="#e6e6ff" fo:min-height="0.152in" style:run-through="foreground"/>
    </style:style>
    <style:style style:name="gr40" style:family="graphic">
      <style:graphic-properties draw:stroke="none" svg:stroke-color="#000000" draw:fill="none" draw:fill-color="#ffffff" fo:min-height="0.1528in" style:run-through="foreground"/>
    </style:style>
    <style:style style:name="gr41" style:family="graphic">
      <style:graphic-properties draw:fill="solid" draw:fill-color="#94bd5e" draw:textarea-horizontal-align="center" draw:textarea-vertical-align="middle" style:run-through="foreground"/>
    </style:style>
    <style:style style:name="gr42" style:family="graphic">
      <style:graphic-properties draw:fill="solid" draw:fill-color="#ffff66" draw:textarea-horizontal-align="center" draw:textarea-vertical-align="middle" style:run-through="foreground"/>
    </style:style>
    <style:style style:name="gr43" style:family="graphic">
      <style:graphic-properties draw:fill="solid" draw:fill-color="#ff9966" draw:textarea-horizontal-align="center" draw:textarea-vertical-align="middle" style:run-through="foreground"/>
    </style:style>
    <style:style style:name="gr44" style:family="graphic">
      <style:graphic-properties draw:marker-start="" draw:marker-end="Arrow_20_concave" draw:marker-end-width="0.0402in" draw:textarea-horizontal-align="center" draw:textarea-vertical-align="middle" draw:shadow-offset-x="0.1201in" draw:shadow-offset-y="0.1201in" style:run-through="foreground"/>
    </style:style>
    <style:style style:name="gr45" style:family="graphic">
      <style:graphic-properties draw:fill="none" draw:textarea-horizontal-align="justify" draw:textarea-vertical-align="middle" draw:auto-grow-height="false" style:run-through="foreground"/>
    </style:style>
    <style:style style:name="gr46" style:family="graphic">
      <style:graphic-properties draw:textarea-horizontal-align="center" draw:textarea-vertical-align="middle" style:run-through="foreground"/>
    </style:style>
    <style:style style:name="gr47" style:family="graphic">
      <style:graphic-properties draw:stroke="none" svg:stroke-color="#000000" draw:fill="none" draw:fill-color="#ffffff" fo:min-height="0.139in" style:run-through="foreground"/>
    </style:style>
    <style:style style:name="gr48" style:family="graphic">
      <style:graphic-properties draw:fill-color="#ffff66" draw:textarea-horizontal-align="center" draw:textarea-vertical-align="middle" style:run-through="foreground"/>
    </style:style>
    <style:style style:name="gr49" style:family="graphic">
      <style:graphic-properties draw:fill-color="#e6e6e6"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Please note, this is not a real design document, just a collection of things implemented and <text:s/>rough design ideas.</text:h>
      <text:p text:style-name="P14"/>
      <text:h text:style-name="Heading_20_2" text:outline-level="2"><text:bookmark-start text:name="__RefHeading__930_1802897670"/>“Block purity mode”<text:bookmark-end text:name="__RefHeading__930_1802897670"/></text:h>
      <text:p text:style-name="P1">This mode is applicable to the VHD file opened in RW mode and selected by using VHDF_OPMODE_PURE_BLOCKS flag when opening a VHD. This mode does not make any sense for <text:s/>the Fixed VHD type and the flag is simply ignored when opening any type of VHD RO or Fixed VHD.</text:p>
      <text:p text:style-name="P1">The original idea and description can be found here: “<text:a xlink:type="simple" xlink:href="http://wiki/index.php/James-VHD-plan">James-VHD-plan</text:a><text:span text:style-name="T10">”.</text:span></text:p>
      <text:p text:style-name="P1">This mode of operation makes usage of the block bitmaps unnecessary, which can have some positive impact on performance especially when VHD chains grow long. On the other hand, it requires some guarantees about VHD blocks contents. In general, this mode relies on the fact that all sectors bitmaps for all physically present VHD blocks have all bits set to '1' , or the block doesn't exist at all.</text:p>
      <text:p text:style-name="P1">The meaning of bitmap bits is slightly different for Dynamic and Differencing VHD types; thus, this mode operates slightly different, depending on the VHD type.</text:p>
      <text:p text:style-name="P1"/>
      <text:p text:style-name="P4">Dynamic VHDs:</text:p>
      <text:p text:style-name="P1">'1' bit in the sector bitmap means that the corresponding sector has been modified and contains valid data. '0' bit means that the sector hasn't been modified and must contain all zeros (which is slightly daft IMHO). Anyway, if <text:s/>VHDF_OPMODE_PURE_BLOCKS flag was used when opening a Dynamic VHD in RW mode, it is guaranteed, that all sectors in any existing block contain valid data, including zero-filled sectors. In this case all sector bitmaps have all bits set, which in turn simplifies block access operations and makes dealing with bitmaps completely unnecessary. </text:p>
      <text:p text:style-name="P1">On the other hand, in order to ensure that all bitmaps have all bits set, some work needs to be done when opening this VHD type. When Dynamic <text:s/>VHD is opened in “block purity mode”, all bitmaps for all physically present blocks are checked and if they contain '0' bits, then corresponding sectors are zero-filled and bitmaps corrected accordingly. This may make opening VHD file slower, but the following data access can be faster. Moreover, when the file is opened second time, it is very likely that there will be no zero-filling at all, just reading all existing bitmaps and checking them, which should be quite fast.</text:p>
      <text:p text:style-name="P1"/>
      <text:p text:style-name="P4">Differencing VHDs:</text:p>
      <text:p text:style-name="P1">'1' bit in the sector bitmap means that the corresponding sector has been modified and should be read/written from/to this VHD. '0' bit means that the sector must be read from the parent VHD, which can involve a lot of activity, especially when VHD chain is long.</text:p>
      <text:p text:style-name="P1">When VHDF_OPMODE_PURE_BLOCKS flag was used when opening a Differencing VHD in RW mode, it is guaranteed, that all sectors in any existing block contain valid data, and there is no need to fetch data from the parent for any existing block. Thus, all bits in all existing bitmaps are set to '1', which simplifies block access operations and makes bitmaps caching unnecessary.</text:p>
      <text:p text:style-name="P1">In order to meet such guarantees, it is necessary to copy data from parent VHDs <text:s/>when adding a new block or when performing check during file opening. <text:s/>When Differencing <text:s/>VHD is opened in “block purity mode”, all bitmaps for all physically present blocks are checked and if they contain '0' bits, then corresponding sectors are copied from parents bitmaps corrected accordingly. This “mini-coalescing” may make opening VHD file slower, but the following data access can be faster. Moreover, when the file is opened second time, it is very likely that there will be no need to copy data from parent VHDs, because it was done before.</text:p>
      <text:p text:style-name="P1"/>
      <text:p text:style-name="P13"/>
      <text:h text:style-name="Heading_20_2" text:outline-level="2">Making a snapshot.</text:h>
      <text:p text:style-name="P1"/>
      <text:p text:style-name="P1">Initial situation: We have a chain of VHD files, in the simplest case it is a “Head” that is opened Read-Only and a differencing VHD “Diff1” opened in RW mode and operated by “handle1”. In this case “Head” has a read lock, and “Diff1” file has an exclusive, or write lock.<text:line-break/></text:p>
      <text:p text:style-name="P1"><draw:g text:anchor-type="paragraph" draw:z-index="7" draw:style-name="gr13"><draw:frame draw:style-name="gr2" svg:width="0.5039in" svg:height="0.3531in" svg:x="0.0354in" svg:y="-0.052in"><draw:text-box><text:p><text:span text:style-name="T1">Head</text:span></text:p><text:p/></draw:text-box></draw:frame><draw:rect draw:style-name="gr3" draw:text-style-name="P46" svg:width="0.6898in" svg:height="0.615in" svg:x="0.0354in" svg:y="0.1189in"><text:p/></draw:rect><draw:frame draw:style-name="gr2" svg:width="0.5039in" svg:height="0.2295in" svg:x="1.2409in" svg:y="-0.0528in"><draw:text-box><text:p><text:span text:style-name="T1">Diff1</text:span></text:p></draw:text-box></draw:frame><draw:rect draw:style-name="gr3" draw:text-style-name="P46" svg:width="0.6898in" svg:height="0.615in" svg:x="1.2165in" svg:y="0.1189in"><text:p/></draw:rect><draw:frame draw:style-name="gr6" draw:text-style-name="P47" svg:width="0.4276in" svg:height="0.1488in" svg:x="1.2165in" svg:y="0.1189in"><draw:text-box><text:p><text:span text:style-name="T14">Head</text:span></text:p></draw:text-box></draw:frame><draw:line draw:style-name="gr7" draw:text-style-name="P46" svg:x1="1.2169in" svg:y1="0.1854in" svg:x2="0.7252in" svg:y2="0.1854in"><text:p/></draw:line><draw:frame draw:style-name="gr8" svg:width="0.4413in" svg:height="0.1516in" svg:x="1.2409in" svg:y="0.5752in"><draw:text-box><text:p><text:span text:style-name="T1">RW</text:span></text:p></draw:text-box></draw:frame><draw:frame draw:style-name="gr8" svg:width="0.4413in" svg:height="0.1516in" svg:x="0.0354in" svg:y="0.5626in"><draw:text-box><text:p><text:span text:style-name="T1">RO</text:span></text:p></draw:text-box></draw:frame><draw:custom-shape draw:style-name="gr16" svg:width="0.8012in" svg:height="0.3461in" svg:x="1.911in" svg:y="0.26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svg:width="0.5039in" svg:height="0.2295in" svg:x="2.1327in" svg:y="0.3693in"><draw:text-box><text:p><text:span text:style-name="T1">handle1</text:span></text:p></draw:text-box></draw:frame></draw:g></text:p>
      <text:p text:style-name="P1">Objective: We want to “freeze” changes in “Diff1” file and extend VHD chain with another differencing file. In this case “Diff1” becomes a “snapshot”.</text:p>
      <text:p text:style-name="P1">Actions:</text:p>
      <text:list xml:id="list1932969700" text:style-name="L1">
        <text:list-item>
          <text:p text:style-name="P15">Close VHD chain by using VHD_Close(). This will flush dirty data into “Diff1” file, <text:s/>close the file. “handle1” becomes invalid.</text:p>
        </text:list-item>
        <text:list-item>
          <text:p text:style-name="P15">Use VHD_Create() API call to create another empty differencing <text:s/>VHD file “Diff2” setting “Diff1” as its parent. On success VHD_Create() will return a new “handle2” that will be used to provide RW access to “Diff2” file. <text:s/>Files “Head” and “Diff1” will be opened in RO mode and will have <text:s/>read locks, file “Diff2” will be opened in RW mode and will have a write lock.</text:p>
        </text:list-item>
      </text:list>
      <text:p text:style-name="P1"/>
      <text:p text:style-name="P1"><draw:g text:anchor-type="paragraph" draw:z-index="8" draw:style-name="gr1"><draw:frame draw:style-name="gr2" svg:width="0.5039in" svg:height="0.3531in" svg:x="0.048in" svg:y="-0.0654in"><draw:text-box><text:p><text:span text:style-name="T1">Head</text:span></text:p><text:p/></draw:text-box></draw:frame><draw:rect draw:style-name="gr3" draw:text-style-name="P46" svg:width="0.6898in" svg:height="0.615in" svg:x="0.048in" svg:y="0.1055in"><text:p/></draw:rect><draw:frame draw:style-name="gr2" svg:width="0.5039in" svg:height="0.2295in" svg:x="1.2535in" svg:y="-0.0661in"><draw:text-box><text:p><text:span text:style-name="T1">Diff1</text:span></text:p></draw:text-box></draw:frame><draw:rect draw:style-name="gr3" draw:text-style-name="P46" svg:width="0.6898in" svg:height="0.615in" svg:x="1.2291in" svg:y="0.1055in"><text:p/></draw:rect><draw:frame draw:style-name="gr6" draw:text-style-name="P47" svg:width="0.4276in" svg:height="0.1488in" svg:x="1.2291in" svg:y="0.1055in"><draw:text-box><text:p><text:span text:style-name="T14">Head</text:span></text:p></draw:text-box></draw:frame><draw:line draw:style-name="gr7" draw:text-style-name="P46" svg:x1="1.2299in" svg:y1="0.172in" svg:x2="0.7382in" svg:y2="0.172in"><text:p/></draw:line><draw:frame draw:style-name="gr8" svg:width="0.4413in" svg:height="0.1516in" svg:x="1.2535in" svg:y="0.5618in"><draw:text-box><text:p><text:span text:style-name="T1">RO</text:span></text:p></draw:text-box></draw:frame><draw:frame draw:style-name="gr8" svg:width="0.4413in" svg:height="0.1516in" svg:x="0.048in" svg:y="0.5492in"><draw:text-box><text:p><text:span text:style-name="T1">RO</text:span></text:p></draw:text-box></draw:frame><draw:frame draw:style-name="gr2" svg:width="0.5039in" svg:height="0.2295in" svg:x="2.4346in" svg:y="-0.0661in"><draw:text-box><text:p><text:span text:style-name="T1">Diff2</text:span></text:p></draw:text-box></draw:frame><draw:rect draw:style-name="gr3" draw:text-style-name="P46" svg:width="0.6898in" svg:height="0.615in" svg:x="2.4106in" svg:y="0.1055in"><text:p/></draw:rect><draw:frame draw:style-name="gr6" draw:text-style-name="P47" svg:width="0.4276in" svg:height="0.1488in" svg:x="2.4106in" svg:y="0.1055in"><draw:text-box><text:p><text:span text:style-name="T14">Diff1</text:span></text:p></draw:text-box></draw:frame><draw:line draw:style-name="gr7" draw:text-style-name="P46" svg:x1="2.4106in" svg:y1="0.172in" svg:x2="1.9189in" svg:y2="0.172in"><text:p/></draw:line><draw:frame draw:style-name="gr8" svg:width="0.4413in" svg:height="0.1516in" svg:x="2.4346in" svg:y="0.5618in"><draw:text-box><text:p><text:span text:style-name="T1">RW</text:span></text:p></draw:text-box></draw:frame><draw:custom-shape draw:style-name="gr16" svg:width="0.8012in" svg:height="0.3461in" svg:x="3.1051in" svg:y="0.251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svg:width="0.5039in" svg:height="0.2295in" svg:x="3.3264in" svg:y="0.3559in"><draw:text-box><text:p><text:span text:style-name="T1">handle2</text:span></text:p></draw:text-box></draw:frame></draw:g></text:p>
      <text:p text:style-name="P1"/>
      <text:p text:style-name="P1"/>
      <text:p text:style-name="P1"/>
      <text:p text:style-name="P1">It was decided to make “VHD snapshotting” as simple as possible from the library's point of view and leave all manipulations with the file names and VHD handles to the API user. In theory it is possible to make “snapshotting” more or less transparent with files renaming and keeping VHD handle valid when adding an empty differencing VHD “Diff2”. <text:s/>This functionality can be easily built on top of the existing API.</text:p>
      <text:p text:style-name="P1"/>
      <text:p text:style-name="P1">Potential problems:</text:p>
      <text:list xml:id="list1162079874" text:style-name="L2">
        <text:list-item>
          <text:p text:style-name="P16">This operation isn't atomic. We need to close existing chain, create a new diff. File and open the chain again. In between quite a lot can happen: e.g. someone can try opening another VHD, including one in the middle of the chain we just closed or even open “Diff2” in RW mode. In theory it is possible to make this “snapshotting” atomic by playing with the <text:s/>file locking, but do we need to ?</text:p>
        </text:list-item>
      </text:list>
      <text:p text:style-name="P1"/>
      <text:p text:style-name="P1"/>
      <text:p text:style-name="P1"/>
      <text:p text:style-name="P1"/>
      <text:p text:style-name="P1"/>
      <text:p text:style-name="P13"/>
      <text:h text:style-name="Heading_20_2" text:outline-level="2">Coalescing VHD chain.</text:h>
      <text:p text:style-name="Text_20_body"/>
      <text:p text:style-name="P1">VHD chain coalescing is performed by <text:s/>API call: <text:line-break/><text:span text:style-name="T6">VHD_CoalesceChain(TVhdHandle aVhdHandle, uint32_t aChainIdxStart, uint32_t aChainIdxResult) </text:span></text:p>
      <text:p text:style-name="P1">It takes a handle of the opened “Tail” VHD, index of the file in the chain to start with (aChainIdxStart) and index in the chain to put coalesced data to (aChainIdxResult).</text:p>
      <text:p text:style-name="P1">VHD chain is indexed as follows: opened “Tail” file has index 0, its parent has index 1, etc.</text:p>
      <text:p text:style-name="P2">It is not currently possible to coalesce data <text:s/>from the “Head” <text:s/>file (it doesn't have a parent). It is not very difficult to implement, but what's the point ? “Head” file is supposed to be <text:s/>a “golden image” and never modified.</text:p>
      <text:p text:style-name="P1">Depending on the <text:s/>aChainIdxResult value, the coalescing can be performed in two slightly different modes:</text:p>
      <text:p text:style-name="P1">“coalescing directly into opened tail” and “coalescing into intermediate parent”. <text:s/><text:line-break/></text:p>
      <text:p text:style-name="P1">Technically, from libvhd2 implementation point of view, these modes implemented absolutely the same way and using the same internal functionality. The difference is in higher-level VHD files manipulation.</text:p>
      <text:h text:style-name="Heading_20_3" text:outline-level="3">Coalescing directly into opened tail</text:h>
      <text:p text:style-name="P1">This mode is simple, but not quite safe from the reliability point of view. Write failure at certain stages can lead to completely broken VHD chain.</text:p>
      <text:p text:style-name="P1">Preconditions: We have a chain of VHD files and the “Tail” is opened in RW mode; we are going to coalesce data from its 2 parents “Diff2” and “Diff1” directly into it.</text:p>
      <text:p text:style-name="P1">API call in this case looks like:</text:p>
      <text:p text:style-name="Text_20_body"><text:span text:style-name="T3">int nRes = <text:s/>VHD_CoalesceChain(handle, 2, 0);</text:span><text:span text:style-name="T1"> </text:span></text:p>
      <text:p text:style-name="P1">Which means “coalesce data from the files starting from chain[2] inclusively to into the chain[0], which is the opened “Tail”.</text:p>
      <text:p text:style-name="P1"/>
      <text:p text:style-name="P3">Initial state.</text:p>
      <text:p text:style-name="P1"><draw:g text:anchor-type="paragraph" draw:z-index="0" draw:style-name="gr1"><draw:frame draw:style-name="gr2" svg:width="0.5039in" svg:height="0.3531in" svg:x="0.5429in" svg:y="0.0661in"><draw:text-box><text:p><text:span text:style-name="T1">Head [3]</text:span></text:p><text:p/></draw:text-box></draw:frame><draw:rect draw:style-name="gr3" draw:text-style-name="P46" svg:width="0.6898in" svg:height="0.615in" svg:x="0.5429in" svg:y="0.237in"><text:p/></draw:rect><draw:frame draw:style-name="gr2" svg:width="0.6358in" svg:height="0.2295in" svg:x="1.7484in" svg:y="0.0654in"><draw:text-box><text:p><text:span text:style-name="T1">Diff_1 [2]</text:span></text:p></draw:text-box></draw:frame><draw:rect draw:style-name="gr3" draw:text-style-name="P46" svg:width="0.6898in" svg:height="0.615in" svg:x="1.724in" svg:y="0.237in"><text:p/></draw:rect><draw:frame draw:style-name="gr4" draw:text-style-name="P47" svg:width="0.2524in" svg:height="0.1303in" svg:x="1.724in" svg:y="0.237in"><draw:text-box><text:p><text:span text:style-name="T14">Head</text:span></text:p></draw:text-box></draw:frame><draw:frame draw:style-name="gr2" svg:width="0.6114in" svg:height="0.2295in" svg:x="2.9295in" svg:y="0.0654in"><draw:text-box><text:p><text:span text:style-name="T1">Diff_2 <text:s/>[1]</text:span></text:p></draw:text-box></draw:frame><draw:rect draw:style-name="gr3" draw:text-style-name="P46" svg:width="0.6898in" svg:height="0.615in" svg:x="2.9055in" svg:y="0.237in"><text:p/></draw:rect><draw:frame draw:style-name="gr5" draw:text-style-name="P47" svg:width="0.4051in" svg:height="0.1571in" svg:x="2.9055in" svg:y="0.237in"><draw:text-box><text:p><text:span text:style-name="T14">Diff_1</text:span></text:p></draw:text-box></draw:frame><draw:frame draw:style-name="gr2" svg:width="0.7031in" svg:height="0.2295in" svg:x="4.111in" svg:y="0.0654in"><draw:text-box><text:p><text:span text:style-name="T1">Tail <text:s/>[0]</text:span></text:p></draw:text-box></draw:frame><draw:rect draw:style-name="gr3" draw:text-style-name="P46" svg:width="0.6898in" svg:height="0.615in" svg:x="4.0866in" svg:y="0.237in"><text:p/></draw:rect><draw:frame draw:style-name="gr6" draw:text-style-name="P47" svg:width="0.4276in" svg:height="0.1488in" svg:x="4.0866in" svg:y="0.237in"><draw:text-box><text:p><text:span text:style-name="T14">Diff_2</text:span></text:p></draw:text-box></draw:frame><draw:line draw:style-name="gr7" draw:text-style-name="P46" svg:x1="1.7244in" svg:y1="0.3035in" svg:x2="1.2327in" svg:y2="0.3035in"><text:p/></draw:line><draw:line draw:style-name="gr7" draw:text-style-name="P46" svg:x1="2.9055in" svg:y1="0.3083in" svg:x2="2.4138in" svg:y2="0.3083in"><text:p/></draw:line><draw:line draw:style-name="gr7" draw:text-style-name="P46" svg:x1="4.0862in" svg:y1="0.3055in" svg:x2="3.5945in" svg:y2="0.3055in"><text:p/></draw:line><draw:frame draw:style-name="gr8" svg:width="0.4413in" svg:height="0.1516in" svg:x="4.111in" svg:y="0.6933in"><draw:text-box><text:p><text:span text:style-name="T1">RW</text:span></text:p></draw:text-box></draw:frame><draw:frame draw:style-name="gr8" svg:width="0.4413in" svg:height="0.1516in" svg:x="2.9055in" svg:y="0.6807in"><draw:text-box><text:p><text:span text:style-name="T1">RO</text:span></text:p></draw:text-box></draw:frame><draw:frame draw:style-name="gr8" svg:width="0.4413in" svg:height="0.1516in" svg:x="1.724in" svg:y="0.6807in"><draw:text-box><text:p><text:span text:style-name="T1">RO</text:span></text:p></draw:text-box></draw:frame><draw:frame draw:style-name="gr8" svg:width="0.4413in" svg:height="0.1516in" svg:x="0.5429in" svg:y="0.6807in"><draw:text-box><text:p><text:span text:style-name="T1">RO</text:span></text:p></draw:text-box></draw:frame></draw:g></text:p>
      <text:p text:style-name="P1"/>
      <text:p text:style-name="P1"/>
      <text:p text:style-name="P1"/>
      <text:p text:style-name="P1"/>
      <text:p text:style-name="P1"/>
      <text:p text:style-name="P1"><text:span text:style-name="T8">Internal stage #1.</text:span> Data sectors from selected parents are copied to the “Tail”. This may make “Tail” grow.</text:p>
      <text:p text:style-name="P1"><draw:g text:anchor-type="paragraph" draw:z-index="1" draw:style-name="gr9"><draw:frame draw:style-name="gr2" svg:width="0.5039in" svg:height="0.3531in" svg:x="0.5071in" svg:y="0.1445in"><draw:text-box><text:p><text:span text:style-name="T1">Head</text:span></text:p><text:p/></draw:text-box></draw:frame><draw:rect draw:style-name="gr3" draw:text-style-name="P46" svg:width="0.6898in" svg:height="0.615in" svg:x="0.5071in" svg:y="0.3154in"><text:p/></draw:rect><draw:frame draw:style-name="gr2" svg:width="0.5039in" svg:height="0.2295in" svg:x="1.7126in" svg:y="0.1437in"><draw:text-box><text:p><text:span text:style-name="T1">Diff_1</text:span></text:p></draw:text-box></draw:frame><draw:rect draw:style-name="gr3" draw:text-style-name="P46" svg:width="0.6898in" svg:height="0.615in" svg:x="1.6882in" svg:y="0.3154in"><text:p/></draw:rect><draw:frame draw:style-name="gr4" draw:text-style-name="P47" svg:width="0.2524in" svg:height="0.1303in" svg:x="1.6882in" svg:y="0.3154in"><draw:text-box><text:p><text:span text:style-name="T14">Head</text:span></text:p></draw:text-box></draw:frame><draw:frame draw:style-name="gr2" svg:width="0.5039in" svg:height="0.2295in" svg:x="2.8937in" svg:y="0.1437in"><draw:text-box><text:p><text:span text:style-name="T1">Diff_2</text:span></text:p></draw:text-box></draw:frame><draw:rect draw:style-name="gr3" draw:text-style-name="P46" svg:width="0.6898in" svg:height="0.615in" svg:x="2.8697in" svg:y="0.3154in"><text:p/></draw:rect><draw:frame draw:style-name="gr5" draw:text-style-name="P47" svg:width="0.4051in" svg:height="0.1571in" svg:x="2.8697in" svg:y="0.3154in"><draw:text-box><text:p><text:span text:style-name="T14">Diff_1</text:span></text:p></draw:text-box></draw:frame><draw:frame draw:style-name="gr2" svg:width="0.5039in" svg:height="0.2295in" svg:x="4.0752in" svg:y="0.1437in"><draw:text-box><text:p><text:span text:style-name="T1">Tail</text:span></text:p></draw:text-box></draw:frame><draw:rect draw:style-name="gr3" draw:text-style-name="P46" svg:width="0.6898in" svg:height="0.615in" svg:x="4.0508in" svg:y="0.3154in"><text:p/></draw:rect><draw:frame draw:style-name="gr6" draw:text-style-name="P47" svg:width="0.4276in" svg:height="0.1488in" svg:x="4.0508in" svg:y="0.3154in"><draw:text-box><text:p><text:span text:style-name="T14">Diff_2</text:span></text:p></draw:text-box></draw:frame><draw:line draw:style-name="gr7" draw:text-style-name="P46" svg:x1="1.689in" svg:y1="0.3819in" svg:x2="1.1972in" svg:y2="0.3819in"><text:p/></draw:line><draw:line draw:style-name="gr7" draw:text-style-name="P46" svg:x1="2.8693in" svg:y1="0.3862in" svg:x2="2.3776in" svg:y2="0.3862in"><text:p/></draw:line><draw:line draw:style-name="gr7" draw:text-style-name="P46" svg:x1="4.0508in" svg:y1="0.3839in" svg:x2="3.5591in" svg:y2="0.3839in"><text:p/></draw:line><draw:frame draw:style-name="gr8" svg:width="0.4413in" svg:height="0.1516in" svg:x="4.0752in" svg:y="0.7717in"><draw:text-box><text:p><text:span text:style-name="T1">RW</text:span></text:p></draw:text-box></draw:frame><draw:frame draw:style-name="gr8" svg:width="0.4413in" svg:height="0.1516in" svg:x="2.8697in" svg:y="0.7591in"><draw:text-box><text:p><text:span text:style-name="T1">RO</text:span></text:p></draw:text-box></draw:frame><draw:frame draw:style-name="gr8" svg:width="0.4413in" svg:height="0.1516in" svg:x="1.6882in" svg:y="0.7591in"><draw:text-box><text:p><text:span text:style-name="T1">RO</text:span></text:p></draw:text-box></draw:frame><draw:frame draw:style-name="gr8" svg:width="0.4413in" svg:height="0.1516in" svg:x="0.5071in" svg:y="0.7591in"><draw:text-box><text:p><text:span text:style-name="T1">RO</text:span></text:p></draw:text-box></draw:frame><draw:frame draw:style-name="gr10" draw:text-style-name="P47" svg:width="0.6295in" svg:height="0.2898in" svg:x="4.0752in" svg:y="0.5102in"><draw:text-box><text:p><text:span text:style-name="T14">Tail + Diff2+Diff1</text:span></text:p></draw:text-box></draw:frame></draw:g></text:p>
      <text:p text:style-name="P1"/>
      <text:p text:style-name="P1"/>
      <text:p text:style-name="P1"/>
      <text:p text:style-name="P1"/>
      <text:p text:style-name="P1"/>
      <text:p text:style-name="P1"/>
      <text:p text:style-name="P1"><text:span text:style-name="T8">Internal stage #2.</text:span> <text:tab/>Link of the “Tail” VHD file is changed to point to the parent of the chain[2], it is “Head” in our example. This operation can't be performed atomically, because changing VHD link to parent implies making several writes to the different parts of the VHD (parent locators, VHD header). Thus, if there is a write failure in the middle of this process, whole VHD chain can become completely broken. After changing the Tail's link, files “Diff1” and “Diff2” no longer needed.</text:p>
      <text:p text:style-name="P1"/>
      <text:p text:style-name="P1"><draw:g text:anchor-type="paragraph" draw:z-index="2" draw:style-name="gr9"><draw:frame draw:style-name="gr2" svg:width="0.5039in" svg:height="0.3531in" svg:x="0.5047in" svg:y="0.2098in"><draw:text-box><text:p><text:span text:style-name="T1">Head</text:span></text:p><text:p/></draw:text-box></draw:frame><draw:rect draw:style-name="gr3" draw:text-style-name="P46" svg:width="0.6898in" svg:height="0.615in" svg:x="0.5047in" svg:y="0.3803in"><text:p/></draw:rect><draw:frame draw:style-name="gr2" svg:width="0.5039in" svg:height="0.2295in" svg:x="1.7102in" svg:y="0.2091in"><draw:text-box><text:p><text:span text:style-name="T1">Diff_1</text:span></text:p></draw:text-box></draw:frame><draw:rect draw:style-name="gr11" draw:text-style-name="P46" svg:width="0.6898in" svg:height="0.615in" svg:x="1.6858in" svg:y="0.3803in"><text:p/></draw:rect><draw:frame draw:style-name="gr4" draw:text-style-name="P47" svg:width="0.2524in" svg:height="0.1303in" svg:x="1.6858in" svg:y="0.3803in"><draw:text-box><text:p><text:span text:style-name="T14">Head</text:span></text:p></draw:text-box></draw:frame><draw:frame draw:style-name="gr2" svg:width="0.5039in" svg:height="0.2295in" svg:x="2.8913in" svg:y="0.2091in"><draw:text-box><text:p><text:span text:style-name="T1">Diff_2</text:span></text:p></draw:text-box></draw:frame><draw:rect draw:style-name="gr11" draw:text-style-name="P46" svg:width="0.6898in" svg:height="0.615in" svg:x="2.8673in" svg:y="0.3803in"><text:p/></draw:rect><draw:frame draw:style-name="gr5" draw:text-style-name="P47" svg:width="0.4051in" svg:height="0.1571in" svg:x="2.8673in" svg:y="0.3803in"><draw:text-box><text:p><text:span text:style-name="T14">Diff_1</text:span></text:p></draw:text-box></draw:frame><draw:frame draw:style-name="gr2" svg:width="0.5039in" svg:height="0.2295in" svg:x="4.0728in" svg:y="0.2091in"><draw:text-box><text:p><text:span text:style-name="T1">Tail</text:span></text:p></draw:text-box></draw:frame><draw:rect draw:style-name="gr3" draw:text-style-name="P46" svg:width="0.6898in" svg:height="0.615in" svg:x="4.0484in" svg:y="0.3803in"><text:p/></draw:rect><draw:frame draw:style-name="gr6" draw:text-style-name="P47" svg:width="0.4276in" svg:height="0.1488in" svg:x="4.0484in" svg:y="0.3803in"><draw:text-box><text:p><text:span text:style-name="T14">Head</text:span></text:p></draw:text-box></draw:frame><draw:line draw:style-name="gr7" draw:text-style-name="P46" svg:x1="1.6862in" svg:y1="0.4472in" svg:x2="1.1945in" svg:y2="0.4472in"><text:p/></draw:line><draw:line draw:style-name="gr7" draw:text-style-name="P46" svg:x1="2.8673in" svg:y1="0.4508in" svg:x2="2.3756in" svg:y2="0.4508in"><text:p/></draw:line><draw:frame draw:style-name="gr8" svg:width="0.4413in" svg:height="0.1516in" svg:x="4.0728in" svg:y="0.8366in"><draw:text-box><text:p><text:span text:style-name="T1">RW</text:span></text:p></draw:text-box></draw:frame><draw:frame draw:style-name="gr8" svg:width="0.4413in" svg:height="0.1516in" svg:x="2.8673in" svg:y="0.8244in"><draw:text-box><text:p><text:span text:style-name="T1">RO</text:span></text:p></draw:text-box></draw:frame><draw:frame draw:style-name="gr8" svg:width="0.4413in" svg:height="0.1516in" svg:x="1.6858in" svg:y="0.8244in"><draw:text-box><text:p><text:span text:style-name="T1">RO</text:span></text:p></draw:text-box></draw:frame><draw:frame draw:style-name="gr8" svg:width="0.4413in" svg:height="0.1516in" svg:x="0.5047in" svg:y="0.8244in"><draw:text-box><text:p><text:span text:style-name="T1">RO</text:span></text:p></draw:text-box></draw:frame><draw:frame draw:style-name="gr10" draw:text-style-name="P47" svg:width="0.6295in" svg:height="0.2898in" svg:x="4.0728in" svg:y="0.5756in"><draw:text-box><text:p><text:span text:style-name="T14">Tail + Diff2+Diff1</text:span></text:p></draw:text-box></draw:frame><draw:path draw:style-name="gr12" draw:text-style-name="P46" svg:width="1.9299in" svg:height="2.1752in" draw:transform="skewX (4.50133476966617E-017) rotate (2.25566352527747) translate (2.34853983510979in 1.84201597302488in)" svg:viewBox="0 0 4903 5526" svg:d="m0 5526c1280 0 1317-4 1314-22s3580-4403 3589-4414-347-1090-347-1090"><text:p/></draw:path></draw:g></text:p>
      <text:p text:style-name="P1"/>
      <text:p text:style-name="P1"><text:soft-page-break/></text:p>
      <text:p text:style-name="P1"/>
      <text:p text:style-name="P1"><text:span text:style-name="T8">Internal stage #3.</text:span><text:span text:style-name="T10"> <text:tab/>Deleting stray files. </text:span></text:p>
      <text:p text:style-name="P1"><draw:g text:anchor-type="paragraph" draw:z-index="3" draw:style-name="gr1"><draw:frame draw:style-name="gr2" svg:width="0.5039in" svg:height="0.3531in" svg:x="0.8583in" svg:y="0.089in"><draw:text-box><text:p><text:span text:style-name="T1">Head</text:span></text:p><text:p/></draw:text-box></draw:frame><draw:rect draw:style-name="gr3" draw:text-style-name="P46" svg:width="0.6898in" svg:height="0.615in" svg:x="0.8583in" svg:y="0.2598in"><text:p/></draw:rect><draw:frame draw:style-name="gr2" svg:width="0.5039in" svg:height="0.2295in" svg:x="2.0638in" svg:y="0.0882in"><draw:text-box><text:p><text:span text:style-name="T1">Tail</text:span></text:p></draw:text-box></draw:frame><draw:rect draw:style-name="gr3" draw:text-style-name="P46" svg:width="0.6898in" svg:height="0.615in" svg:x="2.0394in" svg:y="0.2598in"><text:p/></draw:rect><draw:frame draw:style-name="gr6" draw:text-style-name="P47" svg:width="0.4276in" svg:height="0.1488in" svg:x="2.0394in" svg:y="0.2598in"><draw:text-box><text:p><text:span text:style-name="T14">Head</text:span></text:p></draw:text-box></draw:frame><draw:line draw:style-name="gr7" draw:text-style-name="P46" svg:x1="2.0398in" svg:y1="0.3264in" svg:x2="1.548in" svg:y2="0.3264in"><text:p/></draw:line><draw:frame draw:style-name="gr8" svg:width="0.4413in" svg:height="0.1516in" svg:x="2.0638in" svg:y="0.7161in"><draw:text-box><text:p><text:span text:style-name="T1">RW</text:span></text:p></draw:text-box></draw:frame><draw:frame draw:style-name="gr8" svg:width="0.4413in" svg:height="0.1516in" svg:x="0.8583in" svg:y="0.7035in"><draw:text-box><text:p><text:span text:style-name="T1">RO</text:span></text:p></draw:text-box></draw:frame><draw:frame draw:style-name="gr10" draw:text-style-name="P47" svg:width="0.6295in" svg:height="0.2898in" svg:x="2.0638in" svg:y="0.4547in"><draw:text-box><text:p><text:span text:style-name="T14">Tail + Diff2+Diff1</text:span></text:p></draw:text-box></draw:frame></draw:g></text:p>
      <text:p text:style-name="P1"/>
      <text:p text:style-name="P1"/>
      <text:p text:style-name="P1"/>
      <text:p text:style-name="P1"/>
      <text:h text:style-name="P42" text:outline-level="3">coalescing into intermediate parent</text:h>
      <text:p text:style-name="P1">This coalescing mode is slightly more complex, but is supposed to be fail-safe.</text:p>
      <text:p text:style-name="P1">Preconditions: We have a chain of VHD files and the “Tail” is opened in RW or RO mode; we are going to coalesce data from its 2 parents “Diff2” and “Diff1” into the file that will replace chain[1] “Diff2”.</text:p>
      <text:p text:style-name="P1">API call in this case looks like:</text:p>
      <text:p text:style-name="Text_20_body"><text:span text:style-name="T3">int nRes = <text:s/>VHD_CoalesceChain(handle, 2, 1);</text:span><text:span text:style-name="T1"> </text:span></text:p>
      <text:p text:style-name="P1">Which means “coalesce data from the files starting from chain[2] inclusively to into the chain[1], which is the “Diff2”</text:p>
      <text:p text:style-name="P3">Initial state.</text:p>
      <text:p text:style-name="P3"/>
      <text:p text:style-name="P1"><draw:g text:anchor-type="paragraph" draw:z-index="6" draw:style-name="gr15"><draw:frame draw:style-name="gr2" svg:width="0.5039in" svg:height="0.3531in" svg:x="0.5429in" svg:y="0.0661in"><draw:text-box><text:p><text:span text:style-name="T1">Head [3]</text:span></text:p><text:p/></draw:text-box></draw:frame><draw:rect draw:style-name="gr3" draw:text-style-name="P46" svg:width="0.6898in" svg:height="0.615in" svg:x="0.5429in" svg:y="0.237in"><text:p/></draw:rect><draw:frame draw:style-name="gr2" svg:width="0.6358in" svg:height="0.2295in" svg:x="1.7484in" svg:y="0.0654in"><draw:text-box><text:p><text:span text:style-name="T1">Diff_1 [2]</text:span></text:p></draw:text-box></draw:frame><draw:rect draw:style-name="gr3" draw:text-style-name="P46" svg:width="0.6898in" svg:height="0.615in" svg:x="1.724in" svg:y="0.237in"><text:p/></draw:rect><draw:frame draw:style-name="gr4" draw:text-style-name="P47" svg:width="0.2524in" svg:height="0.1303in" svg:x="1.724in" svg:y="0.237in"><draw:text-box><text:p><text:span text:style-name="T14">Head</text:span></text:p></draw:text-box></draw:frame><draw:frame draw:style-name="gr2" svg:width="0.6114in" svg:height="0.2295in" svg:x="2.9295in" svg:y="0.0654in"><draw:text-box><text:p><text:span text:style-name="T1">Diff_2 <text:s/>[1]</text:span></text:p></draw:text-box></draw:frame><draw:rect draw:style-name="gr3" draw:text-style-name="P46" svg:width="0.6898in" svg:height="0.615in" svg:x="2.9055in" svg:y="0.237in"><text:p/></draw:rect><draw:frame draw:style-name="gr5" draw:text-style-name="P47" svg:width="0.4051in" svg:height="0.1571in" svg:x="2.9055in" svg:y="0.237in"><draw:text-box><text:p><text:span text:style-name="T14">Diff_1</text:span></text:p></draw:text-box></draw:frame><draw:frame draw:style-name="gr2" svg:width="0.7031in" svg:height="0.2295in" svg:x="4.111in" svg:y="0.0654in"><draw:text-box><text:p><text:span text:style-name="T1">Tail <text:s/>[0]</text:span></text:p></draw:text-box></draw:frame><draw:rect draw:style-name="gr3" draw:text-style-name="P46" svg:width="0.6898in" svg:height="0.615in" svg:x="4.0866in" svg:y="0.237in"><text:p/></draw:rect><draw:frame draw:style-name="gr6" draw:text-style-name="P47" svg:width="0.4276in" svg:height="0.1488in" svg:x="4.0866in" svg:y="0.237in"><draw:text-box><text:p><text:span text:style-name="T14">Diff_2</text:span></text:p></draw:text-box></draw:frame><draw:line draw:style-name="gr7" draw:text-style-name="P46" svg:x1="1.7244in" svg:y1="0.3035in" svg:x2="1.2327in" svg:y2="0.3035in"><text:p/></draw:line><draw:line draw:style-name="gr7" draw:text-style-name="P46" svg:x1="2.9055in" svg:y1="0.3083in" svg:x2="2.4138in" svg:y2="0.3083in"><text:p/></draw:line><draw:line draw:style-name="gr7" draw:text-style-name="P46" svg:x1="4.0862in" svg:y1="0.3055in" svg:x2="3.5945in" svg:y2="0.3055in"><text:p/></draw:line><draw:frame draw:style-name="gr8" svg:width="0.4413in" svg:height="0.1516in" svg:x="4.111in" svg:y="0.6933in"><draw:text-box><text:p><text:span text:style-name="T1">RW</text:span></text:p></draw:text-box></draw:frame><draw:frame draw:style-name="gr8" svg:width="0.4413in" svg:height="0.1516in" svg:x="2.9055in" svg:y="0.6807in"><draw:text-box><text:p><text:span text:style-name="T1">RO</text:span></text:p></draw:text-box></draw:frame><draw:frame draw:style-name="gr8" svg:width="0.4413in" svg:height="0.1516in" svg:x="1.724in" svg:y="0.6807in"><draw:text-box><text:p><text:span text:style-name="T1">RO</text:span></text:p></draw:text-box></draw:frame><draw:frame draw:style-name="gr8" svg:width="0.4413in" svg:height="0.1516in" svg:x="0.5429in" svg:y="0.6807in"><draw:text-box><text:p><text:span text:style-name="T1">RO</text:span></text:p></draw:text-box></draw:frame></draw:g></text:p>
      <text:p text:style-name="P1"/>
      <text:p text:style-name="P1"/>
      <text:p text:style-name="P1"/>
      <text:p text:style-name="P1"/>
      <text:p text:style-name="P1"><text:span text:style-name="T8">Internal stage #1.</text:span> </text:p>
      <text:p text:style-name="P1">Temporary empty differencing VHD file “Temp” is created and <text:s/>data sectors from selected parents are copied into it. If this fails, temporary file is deleted. “Temp” has the same UUID as “Diff_2”</text:p>
      <text:p text:style-name="P1"/>
      <text:p text:style-name="P1"><draw:g text:anchor-type="paragraph" draw:z-index="4" draw:style-name="gr13"><draw:frame draw:style-name="gr2" svg:width="0.5039in" svg:height="0.3531in" svg:x="0.4681in" svg:y="-0.0299in"><draw:text-box><text:p><text:span text:style-name="T1">Head</text:span></text:p><text:p/></draw:text-box></draw:frame><draw:rect draw:style-name="gr3" draw:text-style-name="P46" svg:width="0.6898in" svg:height="0.615in" svg:x="0.4681in" svg:y="0.1409in"><text:p/></draw:rect><draw:frame draw:style-name="gr2" svg:width="0.5039in" svg:height="0.2295in" svg:x="1.6736in" svg:y="-0.0307in"><draw:text-box><text:p><text:span text:style-name="T1">Diff_1</text:span></text:p></draw:text-box></draw:frame><draw:rect draw:style-name="gr3" draw:text-style-name="P46" svg:width="0.6898in" svg:height="0.615in" svg:x="1.6492in" svg:y="0.1409in"><text:p/></draw:rect><draw:frame draw:style-name="gr4" draw:text-style-name="P47" svg:width="0.2524in" svg:height="0.1303in" svg:x="1.6492in" svg:y="0.1409in"><draw:text-box><text:p><text:span text:style-name="T14">Head</text:span></text:p></draw:text-box></draw:frame><draw:frame draw:style-name="gr2" svg:width="0.5039in" svg:height="0.2295in" svg:x="2.8547in" svg:y="-0.0307in"><draw:text-box><text:p><text:span text:style-name="T1">Diff_2</text:span></text:p></draw:text-box></draw:frame><draw:rect draw:style-name="gr3" draw:text-style-name="P46" svg:width="0.6898in" svg:height="0.615in" svg:x="2.8307in" svg:y="0.1409in"><text:p/></draw:rect><draw:frame draw:style-name="gr5" draw:text-style-name="P47" svg:width="0.4051in" svg:height="0.1571in" svg:x="2.8307in" svg:y="0.1409in"><draw:text-box><text:p><text:span text:style-name="T14">Diff_1</text:span></text:p></draw:text-box></draw:frame><draw:frame draw:style-name="gr2" svg:width="0.5039in" svg:height="0.2295in" svg:x="4.0362in" svg:y="-0.0307in"><draw:text-box><text:p><text:span text:style-name="T1">Tail</text:span></text:p></draw:text-box></draw:frame><draw:rect draw:style-name="gr3" draw:text-style-name="P46" svg:width="0.6898in" svg:height="0.615in" svg:x="4.0118in" svg:y="0.1409in"><text:p/></draw:rect><draw:frame draw:style-name="gr6" draw:text-style-name="P47" svg:width="0.4276in" svg:height="0.1488in" svg:x="4.0118in" svg:y="0.1409in"><draw:text-box><text:p><text:span text:style-name="T14">Diff_2</text:span></text:p></draw:text-box></draw:frame><draw:line draw:style-name="gr7" draw:text-style-name="P46" svg:x1="1.65in" svg:y1="0.2075in" svg:x2="1.1583in" svg:y2="0.2075in"><text:p/></draw:line><draw:line draw:style-name="gr7" draw:text-style-name="P46" svg:x1="2.8307in" svg:y1="0.2118in" svg:x2="2.339in" svg:y2="0.2118in"><text:p/></draw:line><draw:line draw:style-name="gr7" draw:text-style-name="P46" svg:x1="4.0118in" svg:y1="0.2091in" svg:x2="3.5201in" svg:y2="0.2091in"><text:p/></draw:line><draw:frame draw:style-name="gr8" svg:width="0.4413in" svg:height="0.1516in" svg:x="4.0362in" svg:y="0.5972in"><draw:text-box><text:p><text:span text:style-name="T1">RW</text:span></text:p></draw:text-box></draw:frame><draw:frame draw:style-name="gr8" svg:width="0.4413in" svg:height="0.1516in" svg:x="2.8307in" svg:y="0.5846in"><draw:text-box><text:p><text:span text:style-name="T1">RO</text:span></text:p></draw:text-box></draw:frame><draw:frame draw:style-name="gr8" svg:width="0.4413in" svg:height="0.1516in" svg:x="1.6492in" svg:y="0.5846in"><draw:text-box><text:p><text:span text:style-name="T1">RO</text:span></text:p></draw:text-box></draw:frame><draw:frame draw:style-name="gr8" svg:width="0.4413in" svg:height="0.1516in" svg:x="0.4681in" svg:y="0.5846in"><draw:text-box><text:p><text:span text:style-name="T1">RO</text:span></text:p></draw:text-box></draw:frame><draw:frame draw:style-name="gr2" svg:width="0.5039in" svg:height="0.2295in" svg:x="4.0362in" svg:y="0.8937in"><draw:text-box><text:p><text:span text:style-name="T1">Temp</text:span></text:p></draw:text-box></draw:frame><draw:rect draw:style-name="gr3" draw:text-style-name="P46" svg:width="0.6898in" svg:height="0.615in" svg:x="4.0118in" svg:y="1.065in"><text:p/></draw:rect><draw:frame draw:style-name="gr6" draw:text-style-name="P47" svg:width="0.4276in" svg:height="0.1488in" svg:x="4.0118in" svg:y="1.065in"><draw:text-box><text:p><text:span text:style-name="T14">Diff_1</text:span></text:p></draw:text-box></draw:frame><draw:frame draw:style-name="gr8" svg:width="0.4413in" svg:height="0.1516in" svg:x="4.0362in" svg:y="1.5213in"><draw:text-box><text:p><text:span text:style-name="T1">RW</text:span></text:p></draw:text-box></draw:frame><draw:frame draw:style-name="gr10" draw:text-style-name="P47" svg:width="0.6295in" svg:height="0.2898in" svg:x="4.0362in" svg:y="1.2413in"><draw:text-box><text:p><text:span text:style-name="T14"><text:s/></text:span><text:span text:style-name="T14">Diff2+Diff1</text:span></text:p></draw:text-box></draw:frame><draw:path draw:style-name="gr14" draw:text-style-name="P46" svg:width="0.952in" svg:height="0.0657in" draw:transform="rotate (2.04587494918775) translate (3.95292884222715in 1.16778450531097in)" svg:viewBox="0 0 2419 168" svg:d="m0 168c1785 0 2419-160 2419-160l-16-8"><text:p/></draw:path></draw:g></text:p>
      <text:p text:style-name="P1">Note:</text:p>
      <text:p text:style-name="P1">“Temp” VHD file currently has a parent: “Diff_2”. This is because libvhd2 implements coalescing the way, when blocks of data are copied from the given number of parents into the “Tail”. Thus, “Temp” VHD must be the tail. This approach just reuses the existing internal functionality.</text:p>
      <text:p text:style-name="P3"/>
      <text:p text:style-name="P3"/>
      <text:p text:style-name="P13"><text:span text:style-name="T8">Internal stage #2.</text:span> </text:p>
      <text:p text:style-name="P1">“Temp's” <text:s/>parent link is changed to point to the parent of chain[2]. If this operation fails, we will get a stray “Temp” file that can be deleted.</text:p>
      <text:p text:style-name="P1"/>
      <text:p text:style-name="P1"><draw:g text:anchor-type="paragraph" draw:z-index="5" draw:style-name="gr1"><draw:frame draw:style-name="gr2" svg:width="0.5039in" svg:height="0.3531in" svg:x="0.6181in" svg:y="-0.0803in"><draw:text-box><text:p><text:span text:style-name="T1">Head</text:span></text:p><text:p/></draw:text-box></draw:frame><draw:rect draw:style-name="gr3" draw:text-style-name="P46" svg:width="0.6898in" svg:height="0.615in" svg:x="0.6181in" svg:y="0.0906in"><text:p/></draw:rect><draw:frame draw:style-name="gr2" svg:width="0.5039in" svg:height="0.2295in" svg:x="1.8236in" svg:y="-0.0811in"><draw:text-box><text:p><text:span text:style-name="T1">Diff_1</text:span></text:p></draw:text-box></draw:frame><draw:rect draw:style-name="gr3" draw:text-style-name="P46" svg:width="0.6898in" svg:height="0.615in" svg:x="1.7992in" svg:y="0.0906in"><text:p/></draw:rect><draw:frame draw:style-name="gr4" draw:text-style-name="P47" svg:width="0.2524in" svg:height="0.1303in" svg:x="1.7992in" svg:y="0.0906in"><draw:text-box><text:p><text:span text:style-name="T14">Head</text:span></text:p></draw:text-box></draw:frame><draw:frame draw:style-name="gr2" svg:width="0.5039in" svg:height="0.2295in" svg:x="3.0047in" svg:y="-0.0811in"><draw:text-box><text:p><text:span text:style-name="T1">Diff_2</text:span></text:p></draw:text-box></draw:frame><draw:rect draw:style-name="gr3" draw:text-style-name="P46" svg:width="0.6898in" svg:height="0.615in" svg:x="2.9807in" svg:y="0.0906in"><text:p/></draw:rect><draw:frame draw:style-name="gr5" draw:text-style-name="P47" svg:width="0.4051in" svg:height="0.1571in" svg:x="2.9807in" svg:y="0.0906in"><draw:text-box><text:p><text:span text:style-name="T14">Diff_1</text:span></text:p></draw:text-box></draw:frame><draw:frame draw:style-name="gr2" svg:width="0.5039in" svg:height="0.2295in" svg:x="4.1862in" svg:y="-0.0811in"><draw:text-box><text:p><text:span text:style-name="T1">Tail</text:span></text:p></draw:text-box></draw:frame><draw:rect draw:style-name="gr3" draw:text-style-name="P46" svg:width="0.6898in" svg:height="0.615in" svg:x="4.1618in" svg:y="0.0906in"><text:p/></draw:rect><draw:frame draw:style-name="gr6" draw:text-style-name="P47" svg:width="0.4276in" svg:height="0.1488in" svg:x="4.1618in" svg:y="0.0906in"><draw:text-box><text:p><text:span text:style-name="T14">Diff_2</text:span></text:p></draw:text-box></draw:frame><draw:line draw:style-name="gr7" draw:text-style-name="P46" svg:x1="1.8in" svg:y1="0.1567in" svg:x2="1.3083in" svg:y2="0.1567in"><text:p/></draw:line><draw:line draw:style-name="gr7" draw:text-style-name="P46" svg:x1="2.9803in" svg:y1="0.1618in" svg:x2="2.4886in" svg:y2="0.1618in"><text:p/></draw:line><draw:line draw:style-name="gr7" draw:text-style-name="P46" svg:x1="4.1618in" svg:y1="0.1591in" svg:x2="3.6701in" svg:y2="0.1591in"><text:p/></draw:line><draw:frame draw:style-name="gr8" svg:width="0.4413in" svg:height="0.1516in" svg:x="4.1862in" svg:y="0.5469in"><draw:text-box><text:p><text:span text:style-name="T1">RW</text:span></text:p></draw:text-box></draw:frame><draw:frame draw:style-name="gr8" svg:width="0.4413in" svg:height="0.1516in" svg:x="2.9807in" svg:y="0.5343in"><draw:text-box><text:p><text:span text:style-name="T1">RO</text:span></text:p></draw:text-box></draw:frame><draw:frame draw:style-name="gr8" svg:width="0.4413in" svg:height="0.1516in" svg:x="1.7992in" svg:y="0.5343in"><draw:text-box><text:p><text:span text:style-name="T1">RO</text:span></text:p></draw:text-box></draw:frame><draw:frame draw:style-name="gr8" svg:width="0.4413in" svg:height="0.1516in" svg:x="0.6181in" svg:y="0.5343in"><draw:text-box><text:p><text:span text:style-name="T1">RO</text:span></text:p></draw:text-box></draw:frame><draw:frame draw:style-name="gr2" svg:width="0.5039in" svg:height="0.2295in" svg:x="1.8236in" svg:y="0.8433in"><draw:text-box><text:p><text:span text:style-name="T1">Temp</text:span></text:p></draw:text-box></draw:frame><draw:rect draw:style-name="gr3" draw:text-style-name="P46" svg:width="0.6898in" svg:height="0.615in" svg:x="1.7992in" svg:y="1.0146in"><text:p/></draw:rect><draw:frame draw:style-name="gr6" draw:text-style-name="P47" svg:width="0.4276in" svg:height="0.1488in" svg:x="1.7992in" svg:y="1.0146in"><draw:text-box><text:p><text:span text:style-name="T14">Head</text:span></text:p></draw:text-box></draw:frame><draw:frame draw:style-name="gr8" svg:width="0.4413in" svg:height="0.1516in" svg:x="1.8236in" svg:y="1.4709in"><draw:text-box><text:p><text:span text:style-name="T1">RW</text:span></text:p></draw:text-box></draw:frame><draw:frame draw:style-name="gr10" draw:text-style-name="P47" svg:width="0.6295in" svg:height="0.2898in" svg:x="1.8236in" svg:y="1.1909in"><draw:text-box><text:p><text:span text:style-name="T14"><text:s/></text:span><text:span text:style-name="T14">Diff2+Diff1</text:span></text:p></draw:text-box></draw:frame><draw:path draw:style-name="gr14" draw:text-style-name="P46" svg:width="0.952in" svg:height="0.0657in" draw:transform="rotate (2.04587494918775) translate (1.74082254301449in 1.11709006086649in)" svg:viewBox="0 0 2419 168" svg:d="m0 168c1785 0 2419-160 2419-160l-16-8"><text:p/></draw:path></draw:g></text:p>
      <text:p text:style-name="P1"/>
      <text:p text:style-name="P1"/>
      <text:p text:style-name="P1"/>
      <text:p text:style-name="P1"/>
      <text:p text:style-name="P1"/>
      <text:p text:style-name="P1"/>
      <text:p text:style-name="P1"/>
      <text:p text:style-name="P1"/>
      <text:p text:style-name="P1"><text:span text:style-name="T8">Internal stage #3.</text:span> </text:p>
      <text:p text:style-name="P1">“Temp” file is atomically renamed to “Diff2”. Old “Diff2” data disappear. Because “Tail” was previously linked to “Diff2” (by its name and UUID), <text:s/>this will atomically re-link “Tail” to a new “Diff2”. Here we rely on concrete file system abilities to rename files atomically. The rename <text:s text:c="6"/></text:p>
      <text:p text:style-name="P1">either finishes OK or rolled back.</text:p>
      <text:p text:style-name="P1"><draw:g text:anchor-type="paragraph" draw:z-index="9" draw:style-name="gr1"><draw:frame draw:style-name="gr2" svg:width="0.5039in" svg:height="0.3531in" svg:x="0.7866in" svg:y="0.7228in"><draw:text-box><text:p><text:span text:style-name="T1">Head</text:span></text:p><text:p/></draw:text-box></draw:frame><draw:rect draw:style-name="gr3" draw:text-style-name="P46" svg:width="0.6898in" svg:height="0.615in" svg:x="0.7866in" svg:y="0.8937in"><text:p/></draw:rect><draw:frame draw:style-name="gr2" svg:width="0.5039in" svg:height="0.2295in" svg:x="1.9921in" svg:y="0.7224in"><draw:text-box><text:p><text:span text:style-name="T1">Diff_1</text:span></text:p></draw:text-box></draw:frame><draw:rect draw:style-name="gr3" draw:text-style-name="P46" svg:width="0.6898in" svg:height="0.615in" svg:x="1.9677in" svg:y="0.8937in"><text:p/></draw:rect><draw:frame draw:style-name="gr4" draw:text-style-name="P47" svg:width="0.2524in" svg:height="0.1303in" svg:x="1.9677in" svg:y="0.8937in"><draw:text-box><text:p><text:span text:style-name="T14">Head</text:span></text:p></draw:text-box></draw:frame><draw:frame draw:style-name="gr2" svg:width="0.5039in" svg:height="0.2295in" svg:x="3.1728in" svg:y="0.7224in"><draw:text-box><text:p><text:span text:style-name="T1">Diff_2</text:span></text:p></draw:text-box></draw:frame><draw:rect draw:style-name="gr3" draw:text-style-name="P46" svg:width="0.6898in" svg:height="0.615in" svg:x="3.1492in" svg:y="0.8937in"><text:p/></draw:rect><draw:frame draw:style-name="gr5" draw:text-style-name="P47" svg:width="0.4051in" svg:height="0.1571in" svg:x="3.1492in" svg:y="0.8937in"><draw:text-box><text:p><text:span text:style-name="T14">Diff_1</text:span></text:p></draw:text-box></draw:frame><draw:frame draw:style-name="gr2" svg:width="0.5039in" svg:height="0.2295in" svg:x="4.3547in" svg:y="0.7224in"><draw:text-box><text:p><text:span text:style-name="T1">Tail</text:span></text:p></draw:text-box></draw:frame><draw:rect draw:style-name="gr3" draw:text-style-name="P46" svg:width="0.6898in" svg:height="0.615in" svg:x="4.3303in" svg:y="0.8937in"><text:p/></draw:rect><draw:frame draw:style-name="gr6" draw:text-style-name="P47" svg:width="0.4276in" svg:height="0.1488in" svg:x="4.3303in" svg:y="0.8937in"><draw:text-box><text:p><text:span text:style-name="T14">Diff_2</text:span></text:p></draw:text-box></draw:frame><draw:line draw:style-name="gr7" draw:text-style-name="P46" svg:x1="1.9681in" svg:y1="0.961in" svg:x2="1.4764in" svg:y2="0.961in"><text:p/></draw:line><draw:line draw:style-name="gr7" draw:text-style-name="P46" svg:x1="3.1492in" svg:y1="0.9646in" svg:x2="2.6575in" svg:y2="0.9646in"><text:p/></draw:line><draw:frame draw:style-name="gr8" svg:width="0.4413in" svg:height="0.1516in" svg:x="4.3547in" svg:y="1.35in"><draw:text-box><text:p><text:span text:style-name="T1">RW</text:span></text:p></draw:text-box></draw:frame><draw:frame draw:style-name="gr8" svg:width="0.4413in" svg:height="0.1516in" svg:x="3.1492in" svg:y="1.3374in"><draw:text-box><text:p><text:span text:style-name="T1">RO</text:span></text:p></draw:text-box></draw:frame><draw:frame draw:style-name="gr8" svg:width="0.4413in" svg:height="0.1516in" svg:x="1.9677in" svg:y="1.3374in"><draw:text-box><text:p><text:span text:style-name="T1">RO</text:span></text:p></draw:text-box></draw:frame><draw:frame draw:style-name="gr8" svg:width="0.4413in" svg:height="0.1516in" svg:x="0.7866in" svg:y="1.3374in"><draw:text-box><text:p><text:span text:style-name="T1">RO</text:span></text:p></draw:text-box></draw:frame><draw:frame draw:style-name="gr2" svg:width="0.5039in" svg:height="0.2295in" svg:x="1.9921in" svg:y="1.6465in"><draw:text-box><text:p><text:span text:style-name="T1">Diff2</text:span></text:p></draw:text-box></draw:frame><draw:rect draw:style-name="gr3" draw:text-style-name="P46" svg:width="0.6898in" svg:height="0.615in" svg:x="1.9677in" svg:y="1.8181in"><text:p/></draw:rect><draw:frame draw:style-name="gr6" draw:text-style-name="P47" svg:width="0.4276in" svg:height="0.1488in" svg:x="1.9677in" svg:y="1.8181in"><draw:text-box><text:p><text:span text:style-name="T14">Head</text:span></text:p></draw:text-box></draw:frame><draw:frame draw:style-name="gr8" svg:width="0.4413in" svg:height="0.1516in" svg:x="1.9921in" svg:y="2.2744in"><draw:text-box><text:p><text:span text:style-name="T1">RW</text:span></text:p></draw:text-box></draw:frame><draw:frame draw:style-name="gr10" draw:text-style-name="P47" svg:width="0.6295in" svg:height="0.2898in" svg:x="1.9921in" svg:y="1.9945in"><draw:text-box><text:p><text:span text:style-name="T14"><text:s/></text:span><text:span text:style-name="T14">Diff2+Diff1</text:span></text:p></draw:text-box></draw:frame><draw:path draw:style-name="gr14" draw:text-style-name="P46" svg:width="0.952in" svg:height="0.0657in" draw:transform="rotate (2.04587494918775) translate (1.90917884222719in 1.92095598387609in)" svg:viewBox="0 0 2419 168" svg:d="m0 168c1785 0 2419-160 2419-160l-16-8"><text:p/></draw:path><draw:path draw:style-name="gr14" draw:text-style-name="P46" svg:width="1.1087in" svg:height="1.5878in" draw:transform="rotate (-1.65352493333943) translate (4.32898075240594in 0.955254811898491in)" svg:viewBox="0 0 2817 4034" svg:d="m0 0c3135 1 2807 4032 2807 4032l-34 2"><text:p/></draw:path><draw:line draw:style-name="gr17" draw:text-style-name="P46" svg:x1="2.8441in" svg:y1="1.5508in" svg:x2="4.0543in" svg:y2="0.7134in"><text:p/></draw:line><draw:line draw:style-name="gr18" draw:text-style-name="P46" svg:x1="2.9047in" svg:y1="0.5272in" svg:x2="3.8484in" svg:y2="1.6287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10" draw:style-name="gr13"><draw:frame draw:style-name="gr2" svg:width="0.5039in" svg:height="0.3531in" svg:x="0.3453in" svg:y="0.6008in"><draw:text-box><text:p><text:span text:style-name="T1">Head</text:span></text:p><text:p/></draw:text-box></draw:frame><draw:rect draw:style-name="gr3" draw:text-style-name="P46" svg:width="0.6898in" svg:height="0.615in" svg:x="0.3453in" svg:y="0.772in"><text:p/></draw:rect><draw:frame draw:style-name="gr2" svg:width="0.5039in" svg:height="0.2295in" svg:x="2.7319in" svg:y="0.6in"><draw:text-box><text:p><text:span text:style-name="T1">Tail</text:span></text:p></draw:text-box></draw:frame><draw:rect draw:style-name="gr3" draw:text-style-name="P46" svg:width="0.6898in" svg:height="0.615in" svg:x="2.7079in" svg:y="0.772in"><text:p/></draw:rect><draw:frame draw:style-name="gr6" draw:text-style-name="P47" svg:width="0.4276in" svg:height="0.1488in" svg:x="2.7079in" svg:y="0.772in"><draw:text-box><text:p><text:span text:style-name="T14">Head</text:span></text:p></draw:text-box></draw:frame><draw:frame draw:style-name="gr8" svg:width="0.4413in" svg:height="0.1516in" svg:x="2.7319in" svg:y="1.2276in"><draw:text-box><text:p><text:span text:style-name="T1">RW</text:span></text:p></draw:text-box></draw:frame><draw:frame draw:style-name="gr8" svg:width="0.4413in" svg:height="0.1516in" svg:x="0.3453in" svg:y="1.2154in"><draw:text-box><text:p><text:span text:style-name="T1">RO</text:span></text:p></draw:text-box></draw:frame><draw:rect draw:style-name="gr3" draw:text-style-name="P46" svg:width="0.6898in" svg:height="0.615in" svg:x="1.5264in" svg:y="0.7484in"><text:p/></draw:rect><draw:frame draw:style-name="gr6" draw:text-style-name="P47" svg:width="0.4276in" svg:height="0.1488in" svg:x="1.5264in" svg:y="0.7484in"><draw:text-box><text:p><text:span text:style-name="T14">Head</text:span></text:p></draw:text-box></draw:frame><draw:frame draw:style-name="gr8" svg:width="0.4413in" svg:height="0.1516in" svg:x="1.5508in" svg:y="1.2047in"><draw:text-box><text:p><text:span text:style-name="T1">RO</text:span></text:p></draw:text-box></draw:frame><draw:frame draw:style-name="gr10" draw:text-style-name="P47" svg:width="0.6295in" svg:height="0.2898in" svg:x="1.5508in" svg:y="0.9248in"><draw:text-box><text:p><text:span text:style-name="T14"><text:s/></text:span><text:span text:style-name="T14">Diff2+Diff1</text:span></text:p></draw:text-box></draw:frame><draw:frame draw:style-name="gr2" svg:width="0.5039in" svg:height="0.2295in" svg:x="1.5232in" svg:y="0.5791in"><draw:text-box><text:p><text:span text:style-name="T1">Diff2</text:span></text:p></draw:text-box></draw:frame><draw:line draw:style-name="gr7" draw:text-style-name="P46" svg:x1="1.5272in" svg:y1="0.839in" svg:x2="1.0354in" svg:y2="0.839in"><text:p/></draw:line><draw:line draw:style-name="gr7" draw:text-style-name="P46" svg:x1="2.7075in" svg:y1="0.839in" svg:x2="2.2157in" svg:y2="0.839in"><text:p/></draw:line></draw:g><text:span text:style-name="T8">Internal stage #3.</text:span><text:span text:style-name="T10"> <text:tab/>Deleting stray files. </text:span></text:p>
      <text:p text:style-name="P5"/>
      <text:p text:style-name="P5"/>
      <text:p text:style-name="P5">The result looks slightly different comparing to the first case. </text:p>
      <text:p text:style-name="P5"/>
      <text:p text:style-name="P5"><text:span text:style-name="T8">Storage space required for coalescing:</text:span> </text:p>
      <text:p text:style-name="P5">IMHO in the worst case scenario there is no difference between these 2 cases. For example, we have an empty tail and a chain of its parents, with “orthogonal” differences. <text:s/>In this case coalescing into the empty tail will take the same amount of space as coalescing into the empty temporary file...</text:p>
      <text:p text:style-name="P5"/>
      <text:p text:style-name="P5"/>
      <text:h text:style-name="P40" text:outline-level="2">Ideas of implementing “Reverse Coalescing mode” VHD functionality (Proposal).</text:h>
      <text:p text:style-name="P1">The main purpose of implementing this mode of operation is to eliminate long VHD chains that grow every time we make a snapshot.</text:p>
      <text:p text:style-name="P1">Traversing long chains of VHD files is quite expensive. The original idea and description can be found here: “<text:a xlink:type="simple" xlink:href="http://wiki/index.php/James-VHD-plan">James-VHD-plan</text:a><text:span text:style-name="T10">”.</text:span></text:p>
      <text:p text:style-name="P5">Main design ideas an step-by step examples can be found below.</text:p>
      <text:p text:style-name="P5"/>
      <text:h text:style-name="P41" text:outline-level="3">Terminology.</text:h>
      <text:p text:style-name="P5">“Head” is a “Head” or “Golden Image” VHD file, doesn't have parents and never changed.</text:p>
      <text:p text:style-name="P5">“Tail” is the last VHD in the chain. It is opened and can be read or written. In this mode whole active VHD chain doesn't grow longer than 2 nodes. I.e. the active chain consists of “Head” and “Tail” only.</text:p>
      <text:p text:style-name="P5">“Snapshot images” Sxx on the following diagram. Where “xx” represents snapshot sequential number 0...NN. In this mode of operation Snapshot Image Sxx is not a “real” or valid VHD file in the chain. It is better to consider it as a “Undo File” with some revision number, which allows rolling back data writing to the “Tail” to the stage when the last “snapshot” was made. “Real” and valid snapshot VHDs for any stage <text:s/>can be constructed from these “Undo files” Sxx and Head with Tail VHDs.</text:p>
      <text:p text:style-name="P5"><text:line-break/>Number in the box representing a block of VHD file reflects the “block data state”. Every time we modify some block, this number is increased.</text:p>
      <text:p text:style-name="P5"/>
      <text:p text:style-name="P5">“H” is the direct reference in the BAT to the “Head” file. It means that the data for this block (it doesn't exist physically) must be taken directly from the “Head”. This isn't compliant to the VHD specs, but “Snaphot Files” Sxx can't be used on their own and need to be converted to proper VHD snapshots anyway. It was suggested to use a special value in BAT entry for this case. Values 0,1,2 can't be found in BAT for the valid differencing VHDs and we can use them for this purpose.</text:p>
      <text:p text:style-name="P5">“P” is a normal reference to the “Parent” VHD file, represented by 0xFFFFFFFF BAT entry. Block is not present physically and its data will be read from the parent VHD.</text:p>
      <text:p text:style-name="P5"><text:tab/></text:p>
      <text:p text:style-name="P5"><draw:line text:anchor-type="paragraph" draw:z-index="11" draw:style-name="gr19" draw:text-style-name="P46" svg:x1="0.0909in" svg:y1="0.0898in" svg:x2="0.4256in" svg:y2="0.0898in"><text:p/></draw:line><text:tab/>This arrow represents a standard “Head ← Diff” VHD link.</text:p>
      <text:p text:style-name="P5"><draw:line text:anchor-type="paragraph" draw:z-index="12" draw:style-name="gr20" draw:text-style-name="P46" svg:x1="0.0917in" svg:y1="0.0902in" svg:x2="0.4264in" svg:y2="0.0902in"><text:p/></draw:line> <text:s/><text:tab/>This arrow represents a “reversed” link from Tail to the Snapshot file. It is necessary because we need to write whole blocks of data from the Tail to the VHD that is its ancestor. This link should be stored in the “Tail” file somehow (custom parent locator type, our own additional sector in VHD <text:s/>?) in order to be able to find the latest snapshot Sxx. This link needs to be removed or made be ignored when opening “Tail” as normal VHD file.</text:p>
      <text:p text:style-name="P5"><draw:custom-shape text:anchor-type="paragraph" draw:z-index="13" draw:style-name="gr21" svg:width="0.3335in" svg:height="0.1335in" svg:x="0.0291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Copying whole block from “Tail” to the snapshot file Sxx. In this mode VHDs work in “block purity mode”, when all bits in block bitmap are either set (all sectors of the block are present and no need to fetch them from the parent” or block just isn't present in the VHD.</text:p>
      <text:p text:style-name="P5"/>
      <text:p text:style-name="P5">In our example VHD consists of 4 blocks of data and some file state can be described as File[n1, n2, n3, n4], where nxx is either “data write number” or “H” or “P” (see above) and repersent data state of the block in the File.</text:p>
      <text:p text:style-name="P5">Grayed blocks designate recently changed data.</text:p>
      <text:p text:style-name="P5"/>
      <text:h text:style-name="Heading_20_2" text:outline-level="2">Explanation and examples of making snapshots</text:h>
      <text:p text:style-name="Text_20_body"/>
      <text:p text:style-name="P4">Initial state . </text:p>
      <text:p text:style-name="P5">We have a chain of a “Head” VHD with some data and a differencing “Tail”. Tail is almost empty apart from block 1 that is modified and contains data different from the corresponding block in the “Head”. <text:s/>Tail's blocks marked as “P” are not physically present and represented by reference to the parent in its corresponding BAT entries.</text:p>
      <text:p text:style-name="P5"><draw:g text:anchor-type="paragraph" draw:z-index="14" draw:style-name="gr1"><draw:g draw:style-name="gr22"><draw:frame draw:style-name="gr23" draw:text-style-name="P48" svg:width="0.463in" svg:height="0.1504in" svg:x="0.8118in" svg:y="0.189in"><draw:text-box><text:p text:style-name="P46"><text:span text:style-name="T15">0</text:span></text:p></draw:text-box></draw:frame><draw:frame draw:style-name="gr24" svg:width="0.3315in" svg:height="0.1516in" svg:x="0.9087in" svg:y="0.0079in"><draw:text-box><text:p><text:span text:style-name="T1">Head</text:span></text:p></draw:text-box></draw:frame><draw:frame draw:style-name="gr23" draw:text-style-name="P48" svg:width="0.463in" svg:height="0.1504in" svg:x="0.8118in" svg:y="0.339in"><draw:text-box><text:p text:style-name="P46"><text:span text:style-name="T15">0</text:span></text:p></draw:text-box></draw:frame><draw:frame draw:style-name="gr23" draw:text-style-name="P48" svg:width="0.463in" svg:height="0.1504in" svg:x="0.8118in" svg:y="0.489in"><draw:text-box><text:p text:style-name="P46"><text:span text:style-name="T15">0</text:span></text:p></draw:text-box></draw:frame><draw:frame draw:style-name="gr23" draw:text-style-name="P48" svg:width="0.463in" svg:height="0.1504in" svg:x="0.8118in" svg:y="0.639in"><draw:text-box><text:p text:style-name="P46"><text:span text:style-name="T15">0</text:span></text:p></draw:text-box></draw:frame></draw:g><draw:frame draw:style-name="gr23" draw:text-style-name="P49" svg:width="0.463in" svg:height="0.1504in" svg:x="1.6016in" svg:y="0.1874in"><draw:text-box><text:p text:style-name="P46"><text:span text:style-name="T16">p</text:span></text:p></draw:text-box></draw:frame><draw:frame draw:style-name="gr24" svg:width="0.3315in" svg:height="0.1516in" svg:x="1.698in" svg:y="0.0063in"><draw:text-box><text:p><text:span text:style-name="T1">Tail</text:span></text:p></draw:text-box></draw:frame><draw:frame draw:style-name="gr25" draw:text-style-name="P48" svg:width="0.463in" svg:height="0.1504in" svg:x="1.6016in" svg:y="0.3374in"><draw:text-box><text:p text:style-name="P46"><text:span text:style-name="T15">1</text:span></text:p></draw:text-box></draw:frame><draw:frame draw:style-name="gr23" draw:text-style-name="P49" svg:width="0.463in" svg:height="0.1504in" svg:x="1.6016in" svg:y="0.4874in"><draw:text-box><text:p text:style-name="P46"><text:span text:style-name="T16">p</text:span></text:p></draw:text-box></draw:frame><draw:frame draw:style-name="gr23" draw:text-style-name="P49" svg:width="0.463in" svg:height="0.1504in" svg:x="1.6016in" svg:y="0.6374in"><draw:text-box><text:p text:style-name="P46"><text:span text:style-name="T16">p</text:span></text:p></draw:text-box></draw:frame><draw:path draw:style-name="gr26" draw:text-style-name="P46" svg:width="0.3272in" svg:height="0.1972in" draw:transform="skewX (0.327074701823737) rotate (0.662003385281449) translate (1.27430555555555in 0.204166666666677in)" svg:viewBox="0 0 832 502" svg:d="m0 0c400 0 832 502 832 502"><text:p/></draw:path><draw:g draw:style-name="gr22"><draw:frame draw:style-name="gr27" draw:text-style-name="P48" svg:width="0.463in" svg:height="0.1504in" svg:x="0.2925in" svg:y="0.1846in"><draw:text-box><text:p text:style-name="P46"><text:span text:style-name="T15">Block 0</text:span></text:p></draw:text-box></draw:frame><draw:frame draw:style-name="gr27" draw:text-style-name="P48" svg:width="0.463in" svg:height="0.1504in" svg:x="0.2925in" svg:y="0.3346in"><draw:text-box><text:p text:style-name="P46"><text:span text:style-name="T15">Block 1</text:span></text:p></draw:text-box></draw:frame><draw:frame draw:style-name="gr27" draw:text-style-name="P48" svg:width="0.463in" svg:height="0.1504in" svg:x="0.2925in" svg:y="0.4846in"><draw:text-box><text:p text:style-name="P46"><text:span text:style-name="T15">Block 2</text:span></text:p></draw:text-box></draw:frame><draw:frame draw:style-name="gr27" draw:text-style-name="P48" svg:width="0.463in" svg:height="0.1504in" svg:x="0.2925in" svg:y="0.6346in"><draw:text-box><text:p text:style-name="P46"><text:span text:style-name="T15">Block 3</text:span></text:p></draw:text-box></draw:frame></draw:g></draw:g></text:p>
      <text:p text:style-name="P5"/>
      <text:p text:style-name="P5"/>
      <text:p text:style-name="P5"/>
      <text:p text:style-name="P5"><text:soft-page-break/>“Head” state is Head[0,0,0,0], “Tail” state is Tail[P,1,P,P] or Tail[0,1,0,0], which is the same, because the parent VHD is always present. </text:p>
      <text:p text:style-name="P5"/>
      <text:p text:style-name="P5"/>
      <text:p text:style-name="P5"/>
      <text:p text:style-name="P5"/>
      <text:p text:style-name="P4">Making snapshot S0</text:p>
      <text:p text:style-name="P5">Now we want to make a snapshot to capture current state of the Tail, which is Tail[P,1,P,P].</text:p>
      <text:p text:style-name="P5">For this we create an empty differencing VHD S0, whose parent is “Tail”. We also need to establish a reverse link from the “Tail” to S0</text:p>
      <text:p text:style-name="P5">S0 VHD's BAT is populated following way: If Tail's BAT entry contains “P” or reference to the Head's block, S0's corresponding BAT entry is assigned a special value H, telling that this block's data should be read directly from the Head. If Tail's BAT entry says that the block with data present, the corresponding S0's BAT entry is assigned “P”, the data should be read from S0's parent, i.e. Tail. </text:p>
      <text:p text:style-name="P5"/>
      <text:p text:style-name="P5"><draw:g text:anchor-type="paragraph" draw:z-index="15" draw:style-name="gr1"><draw:g draw:style-name="gr22"><draw:g draw:style-name="gr22"><draw:frame draw:style-name="gr23" draw:text-style-name="P48" svg:width="0.463in" svg:height="0.1504in" svg:x="0.8189in" svg:y="0.1283in"><draw:text-box><text:p text:style-name="P46"><text:span text:style-name="T15">0</text:span></text:p></draw:text-box></draw:frame><draw:frame draw:style-name="gr24" svg:width="0.3315in" svg:height="0.1516in" svg:x="0.9154in" svg:y="-0.0528in"><draw:text-box><text:p><text:span text:style-name="T1">Head</text:span></text:p></draw:text-box></draw:frame><draw:frame draw:style-name="gr23" draw:text-style-name="P48" svg:width="0.463in" svg:height="0.1504in" svg:x="0.8189in" svg:y="0.2783in"><draw:text-box><text:p text:style-name="P46"><text:span text:style-name="T15">0</text:span></text:p></draw:text-box></draw:frame><draw:frame draw:style-name="gr23" draw:text-style-name="P48" svg:width="0.463in" svg:height="0.1504in" svg:x="0.8189in" svg:y="0.4283in"><draw:text-box><text:p text:style-name="P46"><text:span text:style-name="T15">0</text:span></text:p></draw:text-box></draw:frame><draw:frame draw:style-name="gr23" draw:text-style-name="P48" svg:width="0.463in" svg:height="0.1504in" svg:x="0.8189in" svg:y="0.5783in"><draw:text-box><text:p text:style-name="P46"><text:span text:style-name="T15">0</text:span></text:p></draw:text-box></draw:frame></draw:g><draw:frame draw:style-name="gr23" draw:text-style-name="P49" svg:width="0.463in" svg:height="0.1504in" svg:x="1.6087in" svg:y="0.1268in"><draw:text-box><text:p text:style-name="P46"><text:span text:style-name="T16">p</text:span></text:p></draw:text-box></draw:frame><draw:frame draw:style-name="gr24" svg:width="0.3315in" svg:height="0.1516in" svg:x="1.7051in" svg:y="-0.0543in"><draw:text-box><text:p><text:span text:style-name="T1">Tail</text:span></text:p></draw:text-box></draw:frame><draw:frame draw:style-name="gr25" draw:text-style-name="P48" svg:width="0.463in" svg:height="0.1504in" svg:x="1.6087in" svg:y="0.2768in"><draw:text-box><text:p text:style-name="P46"><text:span text:style-name="T15">1</text:span></text:p></draw:text-box></draw:frame><draw:frame draw:style-name="gr23" draw:text-style-name="P49" svg:width="0.463in" svg:height="0.1504in" svg:x="1.6087in" svg:y="0.4268in"><draw:text-box><text:p text:style-name="P46"><text:span text:style-name="T16">p</text:span></text:p></draw:text-box></draw:frame><draw:frame draw:style-name="gr23" draw:text-style-name="P49" svg:width="0.463in" svg:height="0.1504in" svg:x="1.6087in" svg:y="0.5768in"><draw:text-box><text:p text:style-name="P46"><text:span text:style-name="T16">p</text:span></text:p></draw:text-box></draw:frame><draw:path draw:style-name="gr26" draw:text-style-name="P46" svg:width="0.3272in" svg:height="0.1972in" draw:transform="skewX (0.327074701823737) rotate (0.662003385281449) translate (1.28243110236221in 0.14375in)" svg:viewBox="0 0 832 502" svg:d="m0 0c400 0 832 502 832 502"><text:p/></draw:path><draw:g draw:style-name="gr22"><draw:frame draw:style-name="gr23" draw:text-style-name="P48" svg:width="0.463in" svg:height="0.1504in" svg:x="2.3988in" svg:y="0.1354in"><draw:text-box><text:p text:style-name="P46"><text:span text:style-name="T15">H</text:span></text:p></draw:text-box></draw:frame><draw:frame draw:style-name="gr24" draw:text-style-name="P46" svg:width="0.3315in" svg:height="0.1516in" svg:x="2.4953in" svg:y="-0.0461in"><draw:text-box><text:p text:style-name="P46"><text:span text:style-name="T1">S0</text:span></text:p></draw:text-box></draw:frame><draw:frame draw:style-name="gr23" draw:text-style-name="P48" svg:width="0.463in" svg:height="0.1504in" svg:x="2.3988in" svg:y="0.2854in"><draw:text-box><text:p text:style-name="P46"><text:span text:style-name="T15">P</text:span></text:p></draw:text-box></draw:frame><draw:frame draw:style-name="gr23" draw:text-style-name="P48" svg:width="0.463in" svg:height="0.1504in" svg:x="2.3988in" svg:y="0.4354in"><draw:text-box><text:p text:style-name="P46"><text:span text:style-name="T15">H</text:span></text:p></draw:text-box></draw:frame><draw:frame draw:style-name="gr23" draw:text-style-name="P48" svg:width="0.463in" svg:height="0.1504in" svg:x="2.3988in" svg:y="0.5854in"><draw:text-box><text:p text:style-name="P46"><text:span text:style-name="T15">H</text:span></text:p></draw:text-box></draw:frame></draw:g><draw:path draw:style-name="gr26" draw:text-style-name="P46" svg:width="0.3272in" svg:height="0.1972in" draw:transform="skewX (0.327074701823737) rotate (0.662003385281449) translate (2.07152777777778in 0.135416666666677in)" svg:viewBox="0 0 832 502" svg:d="m0 0c400 0 832 502 832 502"><text:p/></draw:path><draw:path draw:style-name="gr28" draw:text-style-name="P46" svg:width="0.3126in" svg:height="0.0976in" draw:transform="rotate (-0.328820031075733) translate (2.10246762180366in 0.633583035665763in)" svg:viewBox="0 0 795 249" svg:d="m0 249c317 0 795-249 795-249"><text:p/></draw:path></draw:g><draw:g draw:style-name="gr22"><draw:frame draw:style-name="gr27" draw:text-style-name="P48" svg:width="0.463in" svg:height="0.1504in" svg:x="0.2925in" svg:y="0.1185in"><draw:text-box><text:p text:style-name="P46"><text:span text:style-name="T15">Block 0</text:span></text:p></draw:text-box></draw:frame><draw:frame draw:style-name="gr27" draw:text-style-name="P48" svg:width="0.463in" svg:height="0.1504in" svg:x="0.2925in" svg:y="0.2685in"><draw:text-box><text:p text:style-name="P46"><text:span text:style-name="T15">Block 1</text:span></text:p></draw:text-box></draw:frame><draw:frame draw:style-name="gr27" draw:text-style-name="P48" svg:width="0.463in" svg:height="0.1504in" svg:x="0.2925in" svg:y="0.4185in"><draw:text-box><text:p text:style-name="P46"><text:span text:style-name="T15">Block 2</text:span></text:p></draw:text-box></draw:frame><draw:frame draw:style-name="gr27" draw:text-style-name="P48" svg:width="0.463in" svg:height="0.1504in" svg:x="0.2925in" svg:y="0.5685in"><draw:text-box><text:p text:style-name="P46"><text:span text:style-name="T15">Block 3</text:span></text:p></draw:text-box></draw:frame></draw:g></draw:g></text:p>
      <text:p text:style-name="P5"/>
      <text:p text:style-name="P5"/>
      <text:p text:style-name="P5"/>
      <text:p text:style-name="P5">Empty snapshot S0, its state is S0[H,P,H,H], which is Tail[0,1,0,0]. This is the state we want to capture in the S0.</text:p>
      <text:p text:style-name="P5"/>
      <text:p text:style-name="P5"/>
      <text:p text:style-name="P4">Write data to the tail, copy-on-write “undo data” to the S0.</text:p>
      <text:p text:style-name="P5">Now we want to make writes to the Tail's blocks 1 and 3, this is represented by “block write sequential numbers” 2 and 3 in the Tail. In other words, we write some data firstly to Tail's block 1 and then to block 3</text:p>
      <text:p text:style-name="P5">At the same time we need S0's to represent Tails' state, captured at the time we made S0 snapshot, which is Tail[0,1,0,0].</text:p>
      <text:list xml:id="list1571187788" text:style-name="L3">
        <text:list-item>
          <text:p text:style-name="P18">We want to modify data in the Tail's block1. Corresponding Tail's BAT entry tells that the block is present and has some data; S0's BAT entry “P” refers to Tail's block that we about to modify. Thus, before any modifications of Tail's block1, we copy this block to S0 in order to preserve <text:s/>S0's state: Tail[0,1,0,0]. This must be done only once after making a snapshot. Any other writes to Tail's block 1 don't involve copying data to S0. Tail's state is [0,2,0,0], S0's state is [0,1,0,0]</text:p>
        </text:list-item>
      </text:list>
      <text:p text:style-name="P5"><draw:g text:anchor-type="paragraph" draw:z-index="16" draw:style-name="gr1"><draw:g draw:style-name="gr22"><draw:g draw:style-name="gr22"><draw:frame draw:style-name="gr23" draw:text-style-name="P48" svg:width="0.463in" svg:height="0.1504in" svg:x="1.2657in" svg:y="0.2453in"><draw:text-box><text:p text:style-name="P46"><text:span text:style-name="T15">0</text:span></text:p></draw:text-box></draw:frame><draw:frame draw:style-name="gr24" svg:width="0.3315in" svg:height="0.1516in" svg:x="1.3622in" svg:y="0.0642in"><draw:text-box><text:p><text:span text:style-name="T1">Head</text:span></text:p></draw:text-box></draw:frame><draw:frame draw:style-name="gr23" draw:text-style-name="P48" svg:width="0.463in" svg:height="0.1504in" svg:x="1.2657in" svg:y="0.3953in"><draw:text-box><text:p text:style-name="P46"><text:span text:style-name="T15">0</text:span></text:p></draw:text-box></draw:frame><draw:frame draw:style-name="gr23" draw:text-style-name="P48" svg:width="0.463in" svg:height="0.1504in" svg:x="1.2657in" svg:y="0.5453in"><draw:text-box><text:p text:style-name="P46"><text:span text:style-name="T15">0</text:span></text:p></draw:text-box></draw:frame><draw:frame draw:style-name="gr23" draw:text-style-name="P48" svg:width="0.463in" svg:height="0.1504in" svg:x="1.2657in" svg:y="0.6953in"><draw:text-box><text:p text:style-name="P46"><text:span text:style-name="T15">0</text:span></text:p></draw:text-box></draw:frame></draw:g><draw:frame draw:style-name="gr23" draw:text-style-name="P49" svg:width="0.463in" svg:height="0.1504in" svg:x="2.0555in" svg:y="0.2437in"><draw:text-box><text:p text:style-name="P46"><text:span text:style-name="T16">p</text:span></text:p></draw:text-box></draw:frame><draw:frame draw:style-name="gr24" svg:width="0.3315in" svg:height="0.1516in" svg:x="2.152in" svg:y="0.0626in"><draw:text-box><text:p><text:span text:style-name="T1">Tail</text:span></text:p></draw:text-box></draw:frame><draw:frame draw:style-name="gr25" draw:text-style-name="P48" svg:width="0.463in" svg:height="0.1504in" svg:x="2.0555in" svg:y="0.3937in"><draw:text-box><text:p text:style-name="P46"><text:span text:style-name="T15">2</text:span></text:p></draw:text-box></draw:frame><draw:frame draw:style-name="gr23" draw:text-style-name="P49" svg:width="0.463in" svg:height="0.1504in" svg:x="2.0555in" svg:y="0.5437in"><draw:text-box><text:p text:style-name="P46"><text:span text:style-name="T16">p</text:span></text:p></draw:text-box></draw:frame><draw:frame draw:style-name="gr29" draw:text-style-name="P48" svg:width="0.463in" svg:height="0.1504in" svg:x="2.0555in" svg:y="0.6937in"><draw:text-box><text:p text:style-name="P46"><text:span text:style-name="T15">3</text:span></text:p></draw:text-box></draw:frame><draw:path draw:style-name="gr26" draw:text-style-name="P46" svg:width="0.3272in" svg:height="0.1972in" draw:transform="skewX (0.327074701823737) rotate (0.662003385281449) translate (1.72847222222222in 0.260416666666677in)" svg:viewBox="0 0 832 502" svg:d="m0 0c400 0 832 502 832 502"><text:p/></draw:path><draw:frame draw:style-name="gr23" draw:text-style-name="P48" svg:width="0.463in" svg:height="0.1504in" svg:x="2.8457in" svg:y="0.2524in"><draw:text-box><text:p text:style-name="P46"><text:span text:style-name="T15">H</text:span></text:p></draw:text-box></draw:frame><draw:frame draw:style-name="gr24" draw:text-style-name="P46" svg:width="0.3315in" svg:height="0.1516in" svg:x="2.9421in" svg:y="0.0709in"><draw:text-box><text:p text:style-name="P46"><text:span text:style-name="T1">S0</text:span></text:p></draw:text-box></draw:frame><draw:frame draw:style-name="gr29" draw:text-style-name="P48" svg:width="0.463in" svg:height="0.1504in" svg:x="2.8457in" svg:y="0.4024in"><draw:text-box><text:p text:style-name="P46"><text:span text:style-name="T15">1</text:span></text:p></draw:text-box></draw:frame><draw:frame draw:style-name="gr23" draw:text-style-name="P48" svg:width="0.463in" svg:height="0.1504in" svg:x="2.8457in" svg:y="0.5524in"><draw:text-box><text:p text:style-name="P46"><text:span text:style-name="T15">H</text:span></text:p></draw:text-box></draw:frame><draw:frame draw:style-name="gr23" draw:text-style-name="P48" svg:width="0.463in" svg:height="0.1504in" svg:x="2.8457in" svg:y="0.7024in"><draw:text-box><text:p text:style-name="P46"><text:span text:style-name="T15">H</text:span></text:p></draw:text-box></draw:frame><draw:path draw:style-name="gr26" draw:text-style-name="P46" svg:width="0.3272in" svg:height="0.1972in" draw:transform="skewX (0.327074701823737) rotate (0.662003385281449) translate (2.5183562992126in 0.252477034120804in)" svg:viewBox="0 0 832 502" svg:d="m0 0c400 0 832 502 832 502"><text:p/></draw:path><draw:path draw:style-name="gr28" draw:text-style-name="P46" svg:width="0.3126in" svg:height="0.0976in" draw:transform="rotate (-0.328820031075733) translate (2.5496898440259in 0.751037103907199in)" svg:viewBox="0 0 795 249" svg:d="m0 249c317 0 795-249 795-249"><text:p/></draw:path><draw:custom-shape draw:style-name="gr16" svg:width="0.328in" svg:height="0.1098in" svg:x="2.5181in" svg:y="0.43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2"><draw:frame draw:style-name="gr27" draw:text-style-name="P48" svg:width="0.463in" svg:height="0.1504in" svg:x="0.7547in" svg:y="0.2378in"><draw:text-box><text:p text:style-name="P46"><text:span text:style-name="T15">Block 0</text:span></text:p></draw:text-box></draw:frame><draw:frame draw:style-name="gr27" draw:text-style-name="P48" svg:width="0.463in" svg:height="0.1504in" svg:x="0.7547in" svg:y="0.3878in"><draw:text-box><text:p text:style-name="P46"><text:span text:style-name="T15">Block 1</text:span></text:p></draw:text-box></draw:frame><draw:frame draw:style-name="gr27" draw:text-style-name="P48" svg:width="0.463in" svg:height="0.1504in" svg:x="0.7547in" svg:y="0.5378in"><draw:text-box><text:p text:style-name="P46"><text:span text:style-name="T15">Block 2</text:span></text:p></draw:text-box></draw:frame><draw:frame draw:style-name="gr27" draw:text-style-name="P48" svg:width="0.463in" svg:height="0.1504in" svg:x="0.7547in" svg:y="0.6878in"><draw:text-box><text:p text:style-name="P46"><text:span text:style-name="T15">Block 3</text:span></text:p></draw:text-box></draw:frame></draw:g></draw:g></text:p>
      <text:p text:style-name="P5"/>
      <text:p text:style-name="P5"/>
      <text:p text:style-name="P5"/>
      <text:p text:style-name="P5"/>
      <text:list xml:id="list541327559" text:style-name="L4">
        <text:list-item>
          <text:p text:style-name="P19">Now we want to modify Tail's block 3. S0's corresponding BAT entry tells that the data must be taken directly from the Head. Thus, we don't need to copy data to S0's block3. After this write Tail's state is [0,2,0,3], S0's state is [0,1,0,0].</text:p>
        </text:list-item>
      </text:list>
      <text:p text:style-name="P5"/>
      <text:p text:style-name="P5"/>
      <text:p text:style-name="P5"/>
      <text:p text:style-name="P4">Making snapshot S1</text:p>
      <text:p text:style-name="P6">Now we want to make another snapshot that will capture current Tail's state [0,2,0,3].</text:p>
      <text:list xml:id="list2087413242" text:style-name="L5">
        <text:list-item>
          <text:p text:style-name="P28">Create another empty VHD file S1 with the parent “Tail”.</text:p>
        </text:list-item>
        <text:list-item>
          <text:p text:style-name="P28">Initialize S1's BAT as was described above (making S0 snapshot). S1's state is [0,2,0,3] the same as Tail's at this moment.</text:p>
        </text:list-item>
      </text:list>
      <text:p text:style-name="P6"><draw:g text:anchor-type="paragraph" draw:z-index="17" draw:style-name="gr1"><draw:g draw:style-name="gr22"><draw:g draw:style-name="gr22"><draw:frame draw:style-name="gr23" draw:text-style-name="P48" svg:width="0.463in" svg:height="0.1504in" svg:x="0.8433in" svg:y="0.2626in"><draw:text-box><text:p text:style-name="P46"><text:span text:style-name="T15">0</text:span></text:p></draw:text-box></draw:frame><draw:frame draw:style-name="gr24" svg:width="0.3315in" svg:height="0.1516in" svg:x="0.9398in" svg:y="0.0811in"><draw:text-box><text:p><text:span text:style-name="T1">Head</text:span></text:p></draw:text-box></draw:frame><draw:frame draw:style-name="gr23" draw:text-style-name="P48" svg:width="0.463in" svg:height="0.1504in" svg:x="0.8433in" svg:y="0.4126in"><draw:text-box><text:p text:style-name="P46"><text:span text:style-name="T15">0</text:span></text:p></draw:text-box></draw:frame><draw:frame draw:style-name="gr23" draw:text-style-name="P48" svg:width="0.463in" svg:height="0.1504in" svg:x="0.8433in" svg:y="0.5626in"><draw:text-box><text:p text:style-name="P46"><text:span text:style-name="T15">0</text:span></text:p></draw:text-box></draw:frame><draw:frame draw:style-name="gr23" draw:text-style-name="P48" svg:width="0.463in" svg:height="0.1504in" svg:x="0.8433in" svg:y="0.7126in"><draw:text-box><text:p text:style-name="P46"><text:span text:style-name="T15">0</text:span></text:p></draw:text-box></draw:frame></draw:g><draw:frame draw:style-name="gr23" draw:text-style-name="P49" svg:width="0.463in" svg:height="0.1504in" svg:x="1.6327in" svg:y="0.261in"><draw:text-box><text:p text:style-name="P46"><text:span text:style-name="T16">p</text:span></text:p></draw:text-box></draw:frame><draw:frame draw:style-name="gr24" svg:width="0.3315in" svg:height="0.1516in" svg:x="1.7291in" svg:y="0.0799in"><draw:text-box><text:p><text:span text:style-name="T1">Tail</text:span></text:p></draw:text-box></draw:frame><draw:frame draw:style-name="gr30" draw:text-style-name="P48" svg:width="0.463in" svg:height="0.1504in" svg:x="1.6327in" svg:y="0.411in"><draw:text-box><text:p text:style-name="P46"><text:span text:style-name="T15">2</text:span></text:p></draw:text-box></draw:frame><draw:frame draw:style-name="gr23" draw:text-style-name="P49" svg:width="0.463in" svg:height="0.1504in" svg:x="1.6327in" svg:y="0.561in"><draw:text-box><text:p text:style-name="P46"><text:span text:style-name="T16">p</text:span></text:p></draw:text-box></draw:frame><draw:frame draw:style-name="gr31" draw:text-style-name="P48" svg:width="0.463in" svg:height="0.1504in" svg:x="1.6327in" svg:y="0.711in"><draw:text-box><text:p text:style-name="P46"><text:span text:style-name="T15">3</text:span></text:p></draw:text-box></draw:frame><draw:path draw:style-name="gr26" draw:text-style-name="P46" svg:width="0.3272in" svg:height="0.1972in" draw:transform="skewX (0.327074701823737) rotate (0.662003385281449) translate (1.30555555555554in 0.277777777777778in)" svg:viewBox="0 0 832 502" svg:d="m0 0c400 0 832 502 832 502"><text:p/></draw:path><draw:frame draw:style-name="gr23" draw:text-style-name="P48" svg:width="0.463in" svg:height="0.1504in" svg:x="2.4232in" svg:y="0.2693in"><draw:text-box><text:p text:style-name="P46"><text:span text:style-name="T15">H</text:span></text:p></draw:text-box></draw:frame><draw:frame draw:style-name="gr24" draw:text-style-name="P46" svg:width="0.3315in" svg:height="0.1516in" svg:x="2.5197in" svg:y="0.0882in"><draw:text-box><text:p text:style-name="P46"><text:span text:style-name="T1">S1</text:span></text:p></draw:text-box></draw:frame><draw:frame draw:style-name="gr31" draw:text-style-name="P48" svg:width="0.463in" svg:height="0.1504in" svg:x="2.4232in" svg:y="0.4193in"><draw:text-box><text:p text:style-name="P46"><text:span text:style-name="T15">P</text:span></text:p></draw:text-box></draw:frame><draw:frame draw:style-name="gr23" draw:text-style-name="P48" svg:width="0.463in" svg:height="0.1504in" svg:x="2.4232in" svg:y="0.5693in"><draw:text-box><text:p text:style-name="P46"><text:span text:style-name="T15">H</text:span></text:p></draw:text-box></draw:frame><draw:frame draw:style-name="gr23" draw:text-style-name="P48" svg:width="0.463in" svg:height="0.1504in" svg:x="2.4232in" svg:y="0.7193in"><draw:text-box><text:p text:style-name="P46"><text:span text:style-name="T15">P</text:span></text:p></draw:text-box></draw:frame><draw:path draw:style-name="gr26" draw:text-style-name="P46" svg:width="0.3272in" svg:height="0.1972in" draw:transform="skewX (0.327074701823737) rotate (0.662003385281449) translate (2.09701443569553in 0.269444444444465in)" svg:viewBox="0 0 832 502" svg:d="m0 0c400 0 832 502 832 502"><text:p/></draw:path><draw:path draw:style-name="gr28" draw:text-style-name="P46" svg:width="0.3126in" svg:height="0.0976in" draw:transform="rotate (-0.328820031075733) translate (2.12677317735926in 0.76839821501827in)" svg:viewBox="0 0 795 249" svg:d="m0 249c317 0 795-249 795-249"><text:p/></draw:path><draw:frame draw:style-name="gr23" draw:text-style-name="P48" svg:width="0.463in" svg:height="0.1504in" svg:x="3.2382in" svg:y="0.2673in"><draw:text-box><text:p text:style-name="P46"><text:span text:style-name="T15">H</text:span></text:p></draw:text-box></draw:frame><draw:frame draw:style-name="gr24" draw:text-style-name="P46" svg:width="0.3315in" svg:height="0.1516in" svg:x="3.335in" svg:y="0.0862in"><draw:text-box><text:p text:style-name="P46"><text:span text:style-name="T1">S0</text:span></text:p></draw:text-box></draw:frame><draw:frame draw:style-name="gr31" draw:text-style-name="P48" svg:width="0.463in" svg:height="0.1504in" svg:x="3.2382in" svg:y="0.4173in"><draw:text-box><text:p text:style-name="P46"><text:span text:style-name="T15">1</text:span></text:p></draw:text-box></draw:frame><draw:frame draw:style-name="gr23" draw:text-style-name="P48" svg:width="0.463in" svg:height="0.1504in" svg:x="3.2382in" svg:y="0.5673in"><draw:text-box><text:p text:style-name="P46"><text:span text:style-name="T15">H</text:span></text:p></draw:text-box></draw:frame><draw:frame draw:style-name="gr23" draw:text-style-name="P48" svg:width="0.463in" svg:height="0.1504in" svg:x="3.2382in" svg:y="0.7173in"><draw:text-box><text:p text:style-name="P46"><text:span text:style-name="T15">H</text:span></text:p></draw:text-box></draw:frame><draw:path draw:style-name="gr26" draw:text-style-name="P46" svg:width="1.5382in" svg:height="0.9051in" draw:transform="skewX (0.748746249105567) rotate (0.938463538797351) translate (2.09701443569554in 0.290972222222222in)" svg:viewBox="0 0 3908 2300" svg:d="m0 0c1863 1 3908 2300 3908 2300"><text:p/></draw:path></draw:g><draw:g draw:style-name="gr22"><draw:frame draw:style-name="gr27" draw:text-style-name="P48" svg:width="0.463in" svg:height="0.1504in" svg:x="0.3217in" svg:y="0.2689in"><draw:text-box><text:p text:style-name="P46"><text:span text:style-name="T15">Block 0</text:span></text:p></draw:text-box></draw:frame><draw:frame draw:style-name="gr27" draw:text-style-name="P48" svg:width="0.463in" svg:height="0.1504in" svg:x="0.3217in" svg:y="0.4189in"><draw:text-box><text:p text:style-name="P46"><text:span text:style-name="T15">Block 1</text:span></text:p></draw:text-box></draw:frame><draw:frame draw:style-name="gr27" draw:text-style-name="P48" svg:width="0.463in" svg:height="0.1504in" svg:x="0.3217in" svg:y="0.5689in"><draw:text-box><text:p text:style-name="P46"><text:span text:style-name="T15">Block 2</text:span></text:p></draw:text-box></draw:frame><draw:frame draw:style-name="gr27" draw:text-style-name="P48" svg:width="0.463in" svg:height="0.1504in" svg:x="0.3217in" svg:y="0.7189in"><draw:text-box><text:p text:style-name="P46"><text:span text:style-name="T15">Block 3</text:span></text:p></draw:text-box></draw:frame></draw:g></draw:g></text:p>
      <text:p text:style-name="P4"/>
      <text:p text:style-name="P4"/>
      <text:p text:style-name="P4"/>
      <text:p text:style-name="P4"/>
      <text:p text:style-name="P4"/>
      <text:p text:style-name="P4"><text:soft-page-break/></text:p>
      <text:p text:style-name="P4">Write data to the tail, copy-on-write “undo data” to the S1.</text:p>
      <text:list xml:id="list574221806" text:style-name="L6">
        <text:list-item>
          <text:p text:style-name="P29">We are going to modify Tail's block1. Corresponding BAT entry in S1 tells us that it refers to its parent, thus, we need to copy current data from Tail's block1 to S1. Then we write to Tail's block1. Now it's state is Tail[0,4,0,3], S1's state is [0,2,0,3].</text:p>
        </text:list-item>
        <text:list-item>
          <text:p text:style-name="P29">We are going to modify Tail's block2. As soon as S1's BAT entry tells that the data must be taken directly from the Head, there is no need to copy block2 to S1. After the write Tail's state is[0,4,5,3], S1's state is still [0,2,0,3].</text:p>
          <text:p text:style-name="P29"><draw:g text:anchor-type="paragraph" draw:z-index="18" draw:style-name="gr15"><draw:g draw:style-name="gr22"><draw:g draw:style-name="gr22"><draw:frame draw:style-name="gr23" draw:text-style-name="P48" svg:width="0.463in" svg:height="0.1504in" svg:x="1.0555in" svg:y="0.3346in"><draw:text-box><text:p text:style-name="P46"><text:span text:style-name="T15">0</text:span></text:p></draw:text-box></draw:frame><draw:frame draw:style-name="gr24" svg:width="0.3315in" svg:height="0.1516in" svg:x="1.152in" svg:y="0.1531in"><draw:text-box><text:p><text:span text:style-name="T1">Head</text:span></text:p></draw:text-box></draw:frame><draw:frame draw:style-name="gr23" draw:text-style-name="P48" svg:width="0.463in" svg:height="0.1504in" svg:x="1.0555in" svg:y="0.4846in"><draw:text-box><text:p text:style-name="P46"><text:span text:style-name="T15">0</text:span></text:p></draw:text-box></draw:frame><draw:frame draw:style-name="gr23" draw:text-style-name="P48" svg:width="0.463in" svg:height="0.1504in" svg:x="1.0555in" svg:y="0.6346in"><draw:text-box><text:p text:style-name="P46"><text:span text:style-name="T15">0</text:span></text:p></draw:text-box></draw:frame><draw:frame draw:style-name="gr23" draw:text-style-name="P48" svg:width="0.463in" svg:height="0.1504in" svg:x="1.0555in" svg:y="0.7846in"><draw:text-box><text:p text:style-name="P46"><text:span text:style-name="T15">0</text:span></text:p></draw:text-box></draw:frame></draw:g><draw:frame draw:style-name="gr23" draw:text-style-name="P49" svg:width="0.463in" svg:height="0.1504in" svg:x="1.8449in" svg:y="0.3331in"><draw:text-box><text:p text:style-name="P46"><text:span text:style-name="T16">p</text:span></text:p></draw:text-box></draw:frame><draw:frame draw:style-name="gr24" svg:width="0.3315in" svg:height="0.1516in" svg:x="1.9413in" svg:y="0.152in"><draw:text-box><text:p><text:span text:style-name="T1">Tail</text:span></text:p></draw:text-box></draw:frame><draw:frame draw:style-name="gr25" draw:text-style-name="P48" svg:width="0.463in" svg:height="0.1504in" svg:x="1.8449in" svg:y="0.4831in"><draw:text-box><text:p text:style-name="P46"><text:span text:style-name="T15">4</text:span></text:p></draw:text-box></draw:frame><draw:frame draw:style-name="gr25" draw:text-style-name="P48" svg:width="0.463in" svg:height="0.1504in" svg:x="1.8449in" svg:y="0.6331in"><draw:text-box><text:p text:style-name="P46"><text:span text:style-name="T15">5</text:span></text:p></draw:text-box></draw:frame><draw:frame draw:style-name="gr31" draw:text-style-name="P48" svg:width="0.463in" svg:height="0.1504in" svg:x="1.8449in" svg:y="0.7831in"><draw:text-box><text:p text:style-name="P46"><text:span text:style-name="T15">3</text:span></text:p></draw:text-box></draw:frame><draw:path draw:style-name="gr26" draw:text-style-name="P46" svg:width="0.3272in" svg:height="0.1972in" draw:transform="skewX (0.327074701823737) rotate (0.662003385281449) translate (1.51805555555555in 0.35000000000002in)" svg:viewBox="0 0 832 502" svg:d="m0 0c400 0 832 502 832 502"><text:p/></draw:path><draw:frame draw:style-name="gr23" draw:text-style-name="P48" svg:width="0.463in" svg:height="0.1504in" svg:x="2.6354in" svg:y="0.3413in"><draw:text-box><text:p text:style-name="P46"><text:span text:style-name="T15">H</text:span></text:p></draw:text-box></draw:frame><draw:frame draw:style-name="gr24" draw:text-style-name="P46" svg:width="0.3315in" svg:height="0.1516in" svg:x="2.7319in" svg:y="0.1602in"><draw:text-box><text:p text:style-name="P46"><text:span text:style-name="T1">S1</text:span></text:p></draw:text-box></draw:frame><draw:frame draw:style-name="gr32" draw:text-style-name="P48" svg:width="0.463in" svg:height="0.1504in" svg:x="2.6354in" svg:y="0.4913in"><draw:text-box><text:p text:style-name="P46"><text:span text:style-name="T15">2</text:span></text:p></draw:text-box></draw:frame><draw:frame draw:style-name="gr23" draw:text-style-name="P48" svg:width="0.463in" svg:height="0.1504in" svg:x="2.6354in" svg:y="0.6413in"><draw:text-box><text:p text:style-name="P46"><text:span text:style-name="T15">H</text:span></text:p></draw:text-box></draw:frame><draw:frame draw:style-name="gr23" draw:text-style-name="P48" svg:width="0.463in" svg:height="0.1504in" svg:x="2.6354in" svg:y="0.7913in"><draw:text-box><text:p text:style-name="P46"><text:span text:style-name="T15">P</text:span></text:p></draw:text-box></draw:frame><draw:path draw:style-name="gr26" draw:text-style-name="P46" svg:width="0.3272in" svg:height="0.1972in" draw:transform="skewX (0.327074701823737) rotate (0.662003385281449) translate (2.30833333333333in 0.341666666666667in)" svg:viewBox="0 0 832 502" svg:d="m0 0c400 0 832 502 832 502"><text:p/></draw:path><draw:path draw:style-name="gr28" draw:text-style-name="P46" svg:width="0.3126in" svg:height="0.0976in" draw:transform="rotate (-0.328820031075733) translate (2.33927317735918in 0.839833035665813in)" svg:viewBox="0 0 795 249" svg:d="m0 249c317 0 795-249 795-249"><text:p/></draw:path><draw:frame draw:style-name="gr23" draw:text-style-name="P48" svg:width="0.463in" svg:height="0.1504in" svg:x="3.4504in" svg:y="0.3394in"><draw:text-box><text:p text:style-name="P46"><text:span text:style-name="T15">H</text:span></text:p></draw:text-box></draw:frame><draw:frame draw:style-name="gr24" draw:text-style-name="P46" svg:width="0.3315in" svg:height="0.1516in" svg:x="3.5472in" svg:y="0.1583in"><draw:text-box><text:p text:style-name="P46"><text:span text:style-name="T1">S0</text:span></text:p></draw:text-box></draw:frame><draw:frame draw:style-name="gr31" draw:text-style-name="P48" svg:width="0.463in" svg:height="0.1504in" svg:x="3.4504in" svg:y="0.4894in"><draw:text-box><text:p text:style-name="P46"><text:span text:style-name="T15">1</text:span></text:p></draw:text-box></draw:frame><draw:frame draw:style-name="gr23" draw:text-style-name="P48" svg:width="0.463in" svg:height="0.1504in" svg:x="3.4504in" svg:y="0.6394in"><draw:text-box><text:p text:style-name="P46"><text:span text:style-name="T15">H</text:span></text:p></draw:text-box></draw:frame><draw:frame draw:style-name="gr23" draw:text-style-name="P48" svg:width="0.463in" svg:height="0.1504in" svg:x="3.4504in" svg:y="0.7894in"><draw:text-box><text:p text:style-name="P46"><text:span text:style-name="T15">H</text:span></text:p></draw:text-box></draw:frame><draw:path draw:style-name="gr26" draw:text-style-name="P46" svg:width="1.5382in" svg:height="0.9051in" draw:transform="skewX (0.748746249105567) rotate (0.938463538797351) translate (2.30833333333333in 0.363194444444444in)" svg:viewBox="0 0 3908 2300" svg:d="m0 0c1863 1 3908 2300 3908 2300"><text:p/></draw:path><draw:custom-shape draw:style-name="gr16" svg:width="0.328in" svg:height="0.1098in" svg:x="2.3075in" svg:y="0.5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2"><draw:frame draw:style-name="gr27" draw:text-style-name="P48" svg:width="0.463in" svg:height="0.1504in" svg:x="0.5929in" svg:y="0.3346in"><draw:text-box><text:p text:style-name="P46"><text:span text:style-name="T15">Block 0</text:span></text:p></draw:text-box></draw:frame><draw:frame draw:style-name="gr27" draw:text-style-name="P48" svg:width="0.463in" svg:height="0.1504in" svg:x="0.5929in" svg:y="0.4846in"><draw:text-box><text:p text:style-name="P46"><text:span text:style-name="T15">Block 1</text:span></text:p></draw:text-box></draw:frame><draw:frame draw:style-name="gr27" draw:text-style-name="P48" svg:width="0.463in" svg:height="0.1504in" svg:x="0.5929in" svg:y="0.6346in"><draw:text-box><text:p text:style-name="P46"><text:span text:style-name="T15">Block 2</text:span></text:p></draw:text-box></draw:frame><draw:frame draw:style-name="gr27" draw:text-style-name="P48" svg:width="0.463in" svg:height="0.1504in" svg:x="0.5929in" svg:y="0.7846in"><draw:text-box><text:p text:style-name="P46"><text:span text:style-name="T15">Block 3</text:span></text:p></draw:text-box></draw:frame></draw:g></draw:g></text:p>
        </text:list-item>
      </text:list>
      <text:p text:style-name="P6"/>
      <text:p text:style-name="P6"/>
      <text:p text:style-name="P6"/>
      <text:p text:style-name="P6"/>
      <text:list xml:id="list2171418332" text:style-name="L7">
        <text:list-item>
          <text:p text:style-name="P30">Write to Tail's block3. <text:s/>Corresponding S1's <text:s/>BAT entry contains reference to the parent Tail, thus, we copy whole block to S1.</text:p>
        </text:list-item>
        <text:list-item>
          <text:p text:style-name="P30">Write to Tail's block0. <text:s/>Corresponding S1's <text:s/>BAT entry contains reference Head directly, no need to copy block to S1.</text:p>
          <text:p text:style-name="P30"><draw:g text:anchor-type="paragraph" draw:z-index="19" draw:style-name="gr1"><draw:g draw:style-name="gr22"><draw:g draw:style-name="gr22"><draw:frame draw:style-name="gr23" draw:text-style-name="P48" svg:width="0.463in" svg:height="0.1504in" svg:x="1.0642in" svg:y="0.2701in"><draw:text-box><text:p text:style-name="P46"><text:span text:style-name="T15">0</text:span></text:p></draw:text-box></draw:frame><draw:frame draw:style-name="gr24" svg:width="0.3315in" svg:height="0.1516in" svg:x="1.1606in" svg:y="0.0886in"><draw:text-box><text:p><text:span text:style-name="T1">Head</text:span></text:p></draw:text-box></draw:frame><draw:frame draw:style-name="gr23" draw:text-style-name="P48" svg:width="0.463in" svg:height="0.1504in" svg:x="1.0642in" svg:y="0.4201in"><draw:text-box><text:p text:style-name="P46"><text:span text:style-name="T15">0</text:span></text:p></draw:text-box></draw:frame><draw:frame draw:style-name="gr23" draw:text-style-name="P48" svg:width="0.463in" svg:height="0.1504in" svg:x="1.0642in" svg:y="0.5701in"><draw:text-box><text:p text:style-name="P46"><text:span text:style-name="T15">0</text:span></text:p></draw:text-box></draw:frame><draw:frame draw:style-name="gr23" draw:text-style-name="P48" svg:width="0.463in" svg:height="0.1504in" svg:x="1.0642in" svg:y="0.7201in"><draw:text-box><text:p text:style-name="P46"><text:span text:style-name="T15">0</text:span></text:p></draw:text-box></draw:frame></draw:g><draw:frame draw:style-name="gr25" draw:text-style-name="P48" svg:width="0.463in" svg:height="0.1504in" svg:x="1.8535in" svg:y="0.2685in"><draw:text-box><text:p text:style-name="P46"><text:span text:style-name="T15">7</text:span></text:p></draw:text-box></draw:frame><draw:frame draw:style-name="gr24" svg:width="0.3315in" svg:height="0.1516in" svg:x="1.95in" svg:y="0.0874in"><draw:text-box><text:p><text:span text:style-name="T1">Tail</text:span></text:p></draw:text-box></draw:frame><draw:frame draw:style-name="gr25" draw:text-style-name="P48" svg:width="0.463in" svg:height="0.1504in" svg:x="1.8535in" svg:y="0.4185in"><draw:text-box><text:p text:style-name="P46"><text:span text:style-name="T15">4</text:span></text:p></draw:text-box></draw:frame><draw:frame draw:style-name="gr25" draw:text-style-name="P48" svg:width="0.463in" svg:height="0.1504in" svg:x="1.8535in" svg:y="0.5685in"><draw:text-box><text:p text:style-name="P46"><text:span text:style-name="T15">5</text:span></text:p></draw:text-box></draw:frame><draw:frame draw:style-name="gr32" draw:text-style-name="P48" svg:width="0.463in" svg:height="0.1504in" svg:x="1.8535in" svg:y="0.7185in"><draw:text-box><text:p text:style-name="P46"><text:span text:style-name="T15">6</text:span></text:p></draw:text-box></draw:frame><draw:path draw:style-name="gr26" draw:text-style-name="P46" svg:width="0.3272in" svg:height="0.1972in" draw:transform="skewX (0.327074701823737) rotate (0.662003385281449) translate (1.52678258967629in 0.285416666666687in)" svg:viewBox="0 0 832 502" svg:d="m0 0c400 0 832 502 832 502"><text:p/></draw:path><draw:frame draw:style-name="gr23" draw:text-style-name="P48" svg:width="0.463in" svg:height="0.1504in" svg:x="2.6441in" svg:y="0.2768in"><draw:text-box><text:p text:style-name="P46"><text:span text:style-name="T15">H</text:span></text:p></draw:text-box></draw:frame><draw:frame draw:style-name="gr24" draw:text-style-name="P46" svg:width="0.3315in" svg:height="0.1516in" svg:x="2.7406in" svg:y="0.0957in"><draw:text-box><text:p text:style-name="P46"><text:span text:style-name="T1">S1</text:span></text:p></draw:text-box></draw:frame><draw:frame draw:style-name="gr32" draw:text-style-name="P48" svg:width="0.463in" svg:height="0.1504in" svg:x="2.6441in" svg:y="0.4268in"><draw:text-box><text:p text:style-name="P46"><text:span text:style-name="T15">2</text:span></text:p></draw:text-box></draw:frame><draw:frame draw:style-name="gr23" draw:text-style-name="P48" svg:width="0.463in" svg:height="0.1504in" svg:x="2.6441in" svg:y="0.5768in"><draw:text-box><text:p text:style-name="P46"><text:span text:style-name="T15">H</text:span></text:p></draw:text-box></draw:frame><draw:frame draw:style-name="gr25" draw:text-style-name="P48" svg:width="0.463in" svg:height="0.1504in" svg:x="2.6441in" svg:y="0.7268in"><draw:text-box><text:p text:style-name="P46"><text:span text:style-name="T15">3</text:span></text:p></draw:text-box></draw:frame><draw:path draw:style-name="gr26" draw:text-style-name="P46" svg:width="0.3272in" svg:height="0.1972in" draw:transform="skewX (0.327074701823737) rotate (0.662003385281449) translate (2.31784776902887in 0.277083333333354in)" svg:viewBox="0 0 832 502" svg:d="m0 0c400 0 832 502 832 502"><text:p/></draw:path><draw:path draw:style-name="gr28" draw:text-style-name="P46" svg:width="0.3126in" svg:height="0.0976in" draw:transform="rotate (-0.328820031075733) translate (2.34760651069255in 0.775249702332399in)" svg:viewBox="0 0 795 249" svg:d="m0 249c317 0 795-249 795-249"><text:p/></draw:path><draw:frame draw:style-name="gr23" draw:text-style-name="P48" svg:width="0.463in" svg:height="0.1504in" svg:x="3.4591in" svg:y="0.2748in"><draw:text-box><text:p text:style-name="P46"><text:span text:style-name="T15">H</text:span></text:p></draw:text-box></draw:frame><draw:frame draw:style-name="gr24" draw:text-style-name="P46" svg:width="0.3315in" svg:height="0.1516in" svg:x="3.5563in" svg:y="0.0937in"><draw:text-box><text:p text:style-name="P46"><text:span text:style-name="T1">S0</text:span></text:p></draw:text-box></draw:frame><draw:frame draw:style-name="gr31" draw:text-style-name="P48" svg:width="0.463in" svg:height="0.1504in" svg:x="3.4591in" svg:y="0.4248in"><draw:text-box><text:p text:style-name="P46"><text:span text:style-name="T15">1</text:span></text:p></draw:text-box></draw:frame><draw:frame draw:style-name="gr23" draw:text-style-name="P48" svg:width="0.463in" svg:height="0.1504in" svg:x="3.4591in" svg:y="0.5748in"><draw:text-box><text:p text:style-name="P46"><text:span text:style-name="T15">H</text:span></text:p></draw:text-box></draw:frame><draw:frame draw:style-name="gr23" draw:text-style-name="P48" svg:width="0.463in" svg:height="0.1504in" svg:x="3.4591in" svg:y="0.7248in"><draw:text-box><text:p text:style-name="P46"><text:span text:style-name="T15">H</text:span></text:p></draw:text-box></draw:frame><draw:path draw:style-name="gr26" draw:text-style-name="P46" svg:width="1.5382in" svg:height="0.9051in" draw:transform="skewX (0.748746249105567) rotate (0.938463538797351) translate (2.31784776902887in 0.298611111111111in)" svg:viewBox="0 0 3908 2300" svg:d="m0 0c1863 1 3908 2300 3908 2300"><text:p/></draw:path><draw:custom-shape draw:style-name="gr16" svg:width="0.328in" svg:height="0.1098in" svg:x="2.3161in" svg:y="0.726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2"><draw:frame draw:style-name="gr27" draw:text-style-name="P48" svg:width="0.463in" svg:height="0.1504in" svg:x="0.6016in" svg:y="0.2701in"><draw:text-box><text:p text:style-name="P46"><text:span text:style-name="T15">Block 0</text:span></text:p></draw:text-box></draw:frame><draw:frame draw:style-name="gr27" draw:text-style-name="P48" svg:width="0.463in" svg:height="0.1504in" svg:x="0.6016in" svg:y="0.4201in"><draw:text-box><text:p text:style-name="P46"><text:span text:style-name="T15">Block 1</text:span></text:p></draw:text-box></draw:frame><draw:frame draw:style-name="gr27" draw:text-style-name="P48" svg:width="0.463in" svg:height="0.1504in" svg:x="0.6016in" svg:y="0.5701in"><draw:text-box><text:p text:style-name="P46"><text:span text:style-name="T15">Block 2</text:span></text:p></draw:text-box></draw:frame><draw:frame draw:style-name="gr27" draw:text-style-name="P48" svg:width="0.463in" svg:height="0.1504in" svg:x="0.6016in" svg:y="0.7201in"><draw:text-box><text:p text:style-name="P46"><text:span text:style-name="T15">Block 3</text:span></text:p></draw:text-box></draw:frame></draw:g></draw:g></text:p>
        </text:list-item>
      </text:list>
      <text:p text:style-name="P6"/>
      <text:p text:style-name="P6"/>
      <text:p text:style-name="P6"/>
      <text:p text:style-name="P6"/>
      <text:p text:style-name="P6">Tail's state is [7,4,5,6], S1's state is[0,2,0,3], i.e. the same as at the time S1 was made.</text:p>
      <text:p text:style-name="P6">After this S1 doesn't contain any references to the parent Tail, only “undo” data blocks copied earlier and direct references to the Head. Any Tail's <text:s text:c="3"/>modifications now do not involve copying “undo” blocks to S1.</text:p>
      <text:p text:style-name="P6"/>
      <text:p text:style-name="P4">Making snapshot S2 and writing to the tail.</text:p>
      <text:p text:style-name="P6"/>
      <text:list xml:id="list1375576409" text:style-name="L8">
        <text:list-item>
          <text:p text:style-name="P31">Empty snapshot file S2 captures Tail state [7,4,5,6]</text:p>
        </text:list-item>
      </text:list>
      <text:p text:style-name="P6"><draw:g text:anchor-type="paragraph" draw:z-index="20" draw:style-name="gr1"><draw:g draw:style-name="gr22"><draw:g draw:style-name="gr22"><draw:frame draw:style-name="gr23" draw:text-style-name="P48" svg:width="0.463in" svg:height="0.1504in" svg:x="0.9256in" svg:y="0.2693in"><draw:text-box><text:p text:style-name="P46"><text:span text:style-name="T15">0</text:span></text:p></draw:text-box></draw:frame><draw:frame draw:style-name="gr24" svg:width="0.3315in" svg:height="0.1516in" svg:x="1.022in" svg:y="0.0882in"><draw:text-box><text:p><text:span text:style-name="T1">Head</text:span></text:p></draw:text-box></draw:frame><draw:frame draw:style-name="gr23" draw:text-style-name="P48" svg:width="0.463in" svg:height="0.1504in" svg:x="0.9256in" svg:y="0.4193in"><draw:text-box><text:p text:style-name="P46"><text:span text:style-name="T15">0</text:span></text:p></draw:text-box></draw:frame><draw:frame draw:style-name="gr23" draw:text-style-name="P48" svg:width="0.463in" svg:height="0.1504in" svg:x="0.9256in" svg:y="0.5693in"><draw:text-box><text:p text:style-name="P46"><text:span text:style-name="T15">0</text:span></text:p></draw:text-box></draw:frame><draw:frame draw:style-name="gr23" draw:text-style-name="P48" svg:width="0.463in" svg:height="0.1504in" svg:x="0.9256in" svg:y="0.7193in"><draw:text-box><text:p text:style-name="P46"><text:span text:style-name="T15">0</text:span></text:p></draw:text-box></draw:frame></draw:g><draw:frame draw:style-name="gr30" draw:text-style-name="P48" svg:width="0.463in" svg:height="0.1504in" svg:x="1.7154in" svg:y="0.2681in"><draw:text-box><text:p text:style-name="P46"><text:span text:style-name="T15">7</text:span></text:p></draw:text-box></draw:frame><draw:frame draw:style-name="gr24" svg:width="0.3315in" svg:height="0.1516in" svg:x="1.8118in" svg:y="0.0866in"><draw:text-box><text:p><text:span text:style-name="T1">Tail</text:span></text:p></draw:text-box></draw:frame><draw:frame draw:style-name="gr30" draw:text-style-name="P48" svg:width="0.463in" svg:height="0.1504in" svg:x="1.7154in" svg:y="0.4181in"><draw:text-box><text:p text:style-name="P46"><text:span text:style-name="T15">4</text:span></text:p></draw:text-box></draw:frame><draw:frame draw:style-name="gr30" draw:text-style-name="P48" svg:width="0.463in" svg:height="0.1504in" svg:x="1.7154in" svg:y="0.5681in"><draw:text-box><text:p text:style-name="P46"><text:span text:style-name="T15">5</text:span></text:p></draw:text-box></draw:frame><draw:frame draw:style-name="gr33" draw:text-style-name="P48" svg:width="0.463in" svg:height="0.1504in" svg:x="1.7154in" svg:y="0.7181in"><draw:text-box><text:p text:style-name="P46"><text:span text:style-name="T15">6</text:span></text:p></draw:text-box></draw:frame><draw:path draw:style-name="gr26" draw:text-style-name="P46" svg:width="0.3272in" svg:height="0.1972in" draw:transform="skewX (0.327074701823737) rotate (0.662003385281449) translate (1.38819444444445in 0.284722222222242in)" svg:viewBox="0 0 832 502" svg:d="m0 0c400 0 832 502 832 502"><text:p/></draw:path><draw:g draw:style-name="gr22"><draw:frame draw:style-name="gr23" draw:text-style-name="P48" svg:width="0.463in" svg:height="0.1504in" svg:x="3.2929in" svg:y="0.2764in"><draw:text-box><text:p text:style-name="P46"><text:span text:style-name="T15">H</text:span></text:p></draw:text-box></draw:frame><draw:frame draw:style-name="gr24" draw:text-style-name="P46" svg:width="0.3315in" svg:height="0.1516in" svg:x="3.3894in" svg:y="0.0949in"><draw:text-box><text:p text:style-name="P46"><text:span text:style-name="T1">S1</text:span></text:p></draw:text-box></draw:frame><draw:frame draw:style-name="gr33" draw:text-style-name="P48" svg:width="0.463in" svg:height="0.1504in" svg:x="3.2929in" svg:y="0.4264in"><draw:text-box><text:p text:style-name="P46"><text:span text:style-name="T15">2</text:span></text:p></draw:text-box></draw:frame><draw:frame draw:style-name="gr23" draw:text-style-name="P48" svg:width="0.463in" svg:height="0.1504in" svg:x="3.2929in" svg:y="0.5764in"><draw:text-box><text:p text:style-name="P46"><text:span text:style-name="T15">H</text:span></text:p></draw:text-box></draw:frame><draw:frame draw:style-name="gr30" draw:text-style-name="P48" svg:width="0.463in" svg:height="0.1504in" svg:x="3.2929in" svg:y="0.7264in"><draw:text-box><text:p text:style-name="P46"><text:span text:style-name="T15">3</text:span></text:p></draw:text-box></draw:frame></draw:g><draw:path draw:style-name="gr26" draw:text-style-name="P46" svg:width="0.3272in" svg:height="0.1972in" draw:transform="skewX (0.327074701823737) rotate (0.662003385281449) translate (2.17847222222223in 0.276388888888909in)" svg:viewBox="0 0 832 502" svg:d="m0 0c400 0 832 502 832 502"><text:p/></draw:path><draw:path draw:style-name="gr28" draw:text-style-name="P46" svg:width="0.3126in" svg:height="0.0976in" draw:transform="rotate (-0.328820031075733) translate (2.20901836546074in 0.775342659462735in)" svg:viewBox="0 0 795 249" svg:d="m0 249c317 0 795-249 795-249"><text:p/></draw:path><draw:g draw:style-name="gr22"><draw:frame draw:style-name="gr24" draw:text-style-name="P46" svg:width="0.3315in" svg:height="0.1516in" svg:x="4.2047in" svg:y="0.1165in"><draw:text-box><text:p text:style-name="P46"><text:span text:style-name="T1">S0</text:span></text:p></draw:text-box></draw:frame><draw:g draw:style-name="gr22"><draw:frame draw:style-name="gr23" draw:text-style-name="P48" svg:width="0.463in" svg:height="0.1504in" svg:x="4.1083in" svg:y="0.2976in"><draw:text-box><text:p text:style-name="P46"><text:span text:style-name="T15">H</text:span></text:p></draw:text-box></draw:frame><draw:frame draw:style-name="gr31" draw:text-style-name="P48" svg:width="0.463in" svg:height="0.1504in" svg:x="4.1083in" svg:y="0.4476in"><draw:text-box><text:p text:style-name="P46"><text:span text:style-name="T15">1</text:span></text:p></draw:text-box></draw:frame><draw:frame draw:style-name="gr23" draw:text-style-name="P48" svg:width="0.463in" svg:height="0.1504in" svg:x="4.1083in" svg:y="0.5976in"><draw:text-box><text:p text:style-name="P46"><text:span text:style-name="T15">H</text:span></text:p></draw:text-box></draw:frame><draw:frame draw:style-name="gr23" draw:text-style-name="P48" svg:width="0.463in" svg:height="0.1504in" svg:x="4.1083in" svg:y="0.7476in"><draw:text-box><text:p text:style-name="P46"><text:span text:style-name="T15">H</text:span></text:p></draw:text-box></draw:frame></draw:g></draw:g><draw:path draw:style-name="gr26" draw:text-style-name="P46" svg:width="1.513in" svg:height="0.8874in" draw:transform="skewX (0.75712382951514) rotate (0.945444855805328) translate (2.17847222222224in 0.293957786526739in)" svg:viewBox="0 0 3844 2255" svg:d="m0 0c1835 1 3844 2255 3844 2255"><text:p/></draw:path><draw:g draw:style-name="gr22"><draw:frame draw:style-name="gr23" draw:text-style-name="P48" svg:width="0.463in" svg:height="0.1504in" svg:x="2.5055in" svg:y="0.2681in"><draw:text-box><text:p text:style-name="P46"><text:span text:style-name="T15">P</text:span></text:p></draw:text-box></draw:frame><draw:frame draw:style-name="gr24" draw:text-style-name="P46" svg:width="0.3315in" svg:height="0.1516in" svg:x="2.602in" svg:y="0.0866in"><draw:text-box><text:p text:style-name="P46"><text:span text:style-name="T1">S2</text:span></text:p></draw:text-box></draw:frame><draw:frame draw:style-name="gr33" draw:text-style-name="P48" svg:width="0.463in" svg:height="0.1504in" svg:x="2.5055in" svg:y="0.4181in"><draw:text-box><text:p text:style-name="P46"><text:span text:style-name="T15">P</text:span></text:p></draw:text-box></draw:frame><draw:frame draw:style-name="gr23" draw:text-style-name="P48" svg:width="0.463in" svg:height="0.1504in" svg:x="2.5055in" svg:y="0.5681in"><draw:text-box><text:p text:style-name="P46"><text:span text:style-name="T15">P</text:span></text:p></draw:text-box></draw:frame><draw:frame draw:style-name="gr30" draw:text-style-name="P48" svg:width="0.463in" svg:height="0.1504in" svg:x="2.5055in" svg:y="0.7181in"><draw:text-box><text:p text:style-name="P46"><text:span text:style-name="T15">P</text:span></text:p></draw:text-box></draw:frame></draw:g><draw:path draw:style-name="gr34" draw:text-style-name="P46" svg:width="1.4531in" svg:height="1.0008in" draw:transform="skewX (0.165806278939461) rotate (2.56947372478605) translate (3.42549192293344in 1.04609823894411in)" svg:viewBox="0 0 3692 2543" svg:d="m0 2543h1275c1275 0 2417-2543 2417-2543"><text:p/></draw:path></draw:g><draw:g draw:style-name="gr22"><draw:frame draw:style-name="gr27" draw:text-style-name="P48" svg:width="0.463in" svg:height="0.1504in" svg:x="0.4346in" svg:y="0.2685in"><draw:text-box><text:p text:style-name="P46"><text:span text:style-name="T15">Block 0</text:span></text:p></draw:text-box></draw:frame><draw:frame draw:style-name="gr27" draw:text-style-name="P48" svg:width="0.463in" svg:height="0.1504in" svg:x="0.4346in" svg:y="0.4185in"><draw:text-box><text:p text:style-name="P46"><text:span text:style-name="T15">Block 1</text:span></text:p></draw:text-box></draw:frame><draw:frame draw:style-name="gr27" draw:text-style-name="P48" svg:width="0.463in" svg:height="0.1504in" svg:x="0.4346in" svg:y="0.5685in"><draw:text-box><text:p text:style-name="P46"><text:span text:style-name="T15">Block 2</text:span></text:p></draw:text-box></draw:frame><draw:frame draw:style-name="gr27" draw:text-style-name="P48" svg:width="0.463in" svg:height="0.1504in" svg:x="0.4346in" svg:y="0.7185in"><draw:text-box><text:p text:style-name="P46"><text:span text:style-name="T15">Block 3</text:span></text:p></draw:text-box></draw:frame></draw:g></draw:g></text:p>
      <text:p text:style-name="P6"/>
      <text:p text:style-name="P6"/>
      <text:p text:style-name="P6"/>
      <text:p text:style-name="P6"/>
      <text:p text:style-name="P6"/>
      <text:list xml:id="list1974996007" text:style-name="L9">
        <text:list-item>
          <text:p text:style-name="P32">Write to the Tail's block2; Tails state is [7,4,8,6], S2's state is <text:s/>[7,4,5,6]</text:p>
          <text:p text:style-name="P20"><draw:g text:anchor-type="paragraph" draw:z-index="21" draw:style-name="gr1"><draw:g draw:style-name="gr22"><draw:custom-shape draw:style-name="gr16" svg:width="0.328in" svg:height="0.1098in" svg:x="2.1992in" svg:y="0.5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2"><draw:frame draw:style-name="gr23" draw:text-style-name="P48" svg:width="0.463in" svg:height="0.1504in" svg:x="0.9472in" svg:y="0.2571in"><draw:text-box><text:p text:style-name="P46"><text:span text:style-name="T15">0</text:span></text:p></draw:text-box></draw:frame><draw:frame draw:style-name="gr24" svg:width="0.3315in" svg:height="0.1516in" svg:x="1.0437in" svg:y="0.076in"><draw:text-box><text:p><text:span text:style-name="T1">Head</text:span></text:p></draw:text-box></draw:frame><draw:frame draw:style-name="gr23" draw:text-style-name="P48" svg:width="0.463in" svg:height="0.1504in" svg:x="0.9472in" svg:y="0.4071in"><draw:text-box><text:p text:style-name="P46"><text:span text:style-name="T15">0</text:span></text:p></draw:text-box></draw:frame><draw:frame draw:style-name="gr23" draw:text-style-name="P48" svg:width="0.463in" svg:height="0.1504in" svg:x="0.9472in" svg:y="0.5571in"><draw:text-box><text:p text:style-name="P46"><text:span text:style-name="T15">0</text:span></text:p></draw:text-box></draw:frame><draw:frame draw:style-name="gr23" draw:text-style-name="P48" svg:width="0.463in" svg:height="0.1504in" svg:x="0.9472in" svg:y="0.7071in"><draw:text-box><text:p text:style-name="P46"><text:span text:style-name="T15">0</text:span></text:p></draw:text-box></draw:frame></draw:g><draw:frame draw:style-name="gr30" draw:text-style-name="P48" svg:width="0.463in" svg:height="0.1504in" svg:x="1.7366in" svg:y="0.2563in"><draw:text-box><text:p text:style-name="P46"><text:span text:style-name="T15">7</text:span></text:p></draw:text-box></draw:frame><draw:frame draw:style-name="gr24" svg:width="0.3315in" svg:height="0.1516in" svg:x="1.8331in" svg:y="0.0744in"><draw:text-box><text:p><text:span text:style-name="T1">Tail</text:span></text:p></draw:text-box></draw:frame><draw:frame draw:style-name="gr30" draw:text-style-name="P48" svg:width="0.463in" svg:height="0.1504in" svg:x="1.7366in" svg:y="0.4063in"><draw:text-box><text:p text:style-name="P46"><text:span text:style-name="T15">4</text:span></text:p></draw:text-box></draw:frame><draw:frame draw:style-name="gr25" draw:text-style-name="P48" svg:width="0.463in" svg:height="0.1504in" svg:x="1.7366in" svg:y="0.5563in"><draw:text-box><text:p text:style-name="P46"><text:span text:style-name="T15">8</text:span></text:p></draw:text-box></draw:frame><draw:frame draw:style-name="gr33" draw:text-style-name="P48" svg:width="0.463in" svg:height="0.1504in" svg:x="1.7366in" svg:y="0.7063in"><draw:text-box><text:p text:style-name="P46"><text:span text:style-name="T15">6</text:span></text:p></draw:text-box></draw:frame><draw:path draw:style-name="gr26" draw:text-style-name="P46" svg:width="0.3272in" svg:height="0.1972in" draw:transform="skewX (0.327074701823737) rotate (0.662003385281449) translate (1.40972222222222in 0.272222222222222in)" svg:viewBox="0 0 832 502" svg:d="m0 0c400 0 832 502 832 502"><text:p/></draw:path><draw:g draw:style-name="gr22"><draw:frame draw:style-name="gr23" draw:text-style-name="P48" svg:width="0.463in" svg:height="0.1504in" svg:x="3.3146in" svg:y="0.2642in"><draw:text-box><text:p text:style-name="P46"><text:span text:style-name="T15">H</text:span></text:p></draw:text-box></draw:frame><draw:frame draw:style-name="gr24" draw:text-style-name="P46" svg:width="0.3315in" svg:height="0.1516in" svg:x="3.411in" svg:y="0.0827in"><draw:text-box><text:p text:style-name="P46"><text:span text:style-name="T1">S1</text:span></text:p></draw:text-box></draw:frame><draw:frame draw:style-name="gr33" draw:text-style-name="P48" svg:width="0.463in" svg:height="0.1504in" svg:x="3.3146in" svg:y="0.4142in"><draw:text-box><text:p text:style-name="P46"><text:span text:style-name="T15">2</text:span></text:p></draw:text-box></draw:frame><draw:frame draw:style-name="gr23" draw:text-style-name="P48" svg:width="0.463in" svg:height="0.1504in" svg:x="3.3146in" svg:y="0.5642in"><draw:text-box><text:p text:style-name="P46"><text:span text:style-name="T15">H</text:span></text:p></draw:text-box></draw:frame><draw:frame draw:style-name="gr30" draw:text-style-name="P48" svg:width="0.463in" svg:height="0.1504in" svg:x="3.3146in" svg:y="0.7142in"><draw:text-box><text:p text:style-name="P46"><text:span text:style-name="T15">3</text:span></text:p></draw:text-box></draw:frame></draw:g><draw:path draw:style-name="gr26" draw:text-style-name="P46" svg:width="0.3272in" svg:height="0.1972in" draw:transform="skewX (0.327074701823737) rotate (0.662003385281449) translate (2.2in 0.264676290463669in)" svg:viewBox="0 0 832 502" svg:d="m0 0c400 0 832 502 832 502"><text:p/></draw:path><draw:path draw:style-name="gr28" draw:text-style-name="P46" svg:width="0.3126in" svg:height="0.0976in" draw:transform="rotate (-0.328820031075733) translate (2.23093984402588in 0.763236360250206in)" svg:viewBox="0 0 795 249" svg:d="m0 249c317 0 795-249 795-249"><text:p/></draw:path><draw:g draw:style-name="gr22"><draw:frame draw:style-name="gr24" draw:text-style-name="P46" svg:width="0.3315in" svg:height="0.1516in" svg:x="4.2264in" svg:y="0.1043in"><draw:text-box><text:p text:style-name="P46"><text:span text:style-name="T1">S0</text:span></text:p></draw:text-box></draw:frame><draw:g draw:style-name="gr22"><draw:frame draw:style-name="gr23" draw:text-style-name="P48" svg:width="0.463in" svg:height="0.1504in" svg:x="4.1299in" svg:y="0.2854in"><draw:text-box><text:p text:style-name="P46"><text:span text:style-name="T15">H</text:span></text:p></draw:text-box></draw:frame><draw:frame draw:style-name="gr31" draw:text-style-name="P48" svg:width="0.463in" svg:height="0.1504in" svg:x="4.1299in" svg:y="0.4354in"><draw:text-box><text:p text:style-name="P46"><text:span text:style-name="T15">1</text:span></text:p></draw:text-box></draw:frame><draw:frame draw:style-name="gr23" draw:text-style-name="P48" svg:width="0.463in" svg:height="0.1504in" svg:x="4.1299in" svg:y="0.5854in"><draw:text-box><text:p text:style-name="P46"><text:span text:style-name="T15">H</text:span></text:p></draw:text-box></draw:frame><draw:frame draw:style-name="gr23" draw:text-style-name="P48" svg:width="0.463in" svg:height="0.1504in" svg:x="4.1299in" svg:y="0.7354in"><draw:text-box><text:p text:style-name="P46"><text:span text:style-name="T15">H</text:span></text:p></draw:text-box></draw:frame></draw:g></draw:g><draw:path draw:style-name="gr26" draw:text-style-name="P46" svg:width="1.513in" svg:height="0.8874in" draw:transform="skewX (0.75712382951514) rotate (0.945444855805328) translate (2.20000000000001in 0.282638888888889in)" svg:viewBox="0 0 3844 2255" svg:d="m0 0c1835 1 3844 2255 3844 2255"><text:p/></draw:path><draw:frame draw:style-name="gr23" draw:text-style-name="P48" svg:width="0.463in" svg:height="0.1504in" svg:x="2.5272in" svg:y="0.2563in"><draw:text-box><text:p text:style-name="P46"><text:span text:style-name="T15">P</text:span></text:p></draw:text-box></draw:frame><draw:frame draw:style-name="gr24" draw:text-style-name="P46" svg:width="0.3315in" svg:height="0.1516in" svg:x="2.6236in" svg:y="0.0744in"><draw:text-box><text:p text:style-name="P46"><text:span text:style-name="T1">S2</text:span></text:p></draw:text-box></draw:frame><draw:frame draw:style-name="gr33" draw:text-style-name="P48" svg:width="0.463in" svg:height="0.1504in" svg:x="2.5272in" svg:y="0.4063in"><draw:text-box><text:p text:style-name="P46"><text:span text:style-name="T15">P</text:span></text:p></draw:text-box></draw:frame><draw:frame draw:style-name="gr25" draw:text-style-name="P48" svg:width="0.463in" svg:height="0.1504in" svg:x="2.5272in" svg:y="0.5563in"><draw:text-box><text:p text:style-name="P46"><text:span text:style-name="T15">5</text:span></text:p></draw:text-box></draw:frame><draw:frame draw:style-name="gr30" draw:text-style-name="P48" svg:width="0.463in" svg:height="0.1504in" svg:x="2.5272in" svg:y="0.7063in"><draw:text-box><text:p text:style-name="P46"><text:span text:style-name="T15">P</text:span></text:p></draw:text-box></draw:frame><draw:path draw:style-name="gr34" draw:text-style-name="P46" svg:width="1.4531in" svg:height="1.0008in" draw:transform="skewX (0.165806278939461) rotate (2.56947372478605) translate (3.44662599992381in 1.03359823894411in)" svg:viewBox="0 0 3692 2543" svg:d="m0 2543h1275c1275 0 2417-2543 2417-2543"><text:p/></draw:path></draw:g><draw:g draw:style-name="gr22"><draw:frame draw:style-name="gr27" draw:text-style-name="P48" svg:width="0.463in" svg:height="0.1504in" svg:x="0.4846in" svg:y="0.2571in"><draw:text-box><text:p text:style-name="P46"><text:span text:style-name="T15">Block 0</text:span></text:p></draw:text-box></draw:frame><draw:frame draw:style-name="gr27" draw:text-style-name="P48" svg:width="0.463in" svg:height="0.1504in" svg:x="0.4846in" svg:y="0.4071in"><draw:text-box><text:p text:style-name="P46"><text:span text:style-name="T15">Block 1</text:span></text:p></draw:text-box></draw:frame><draw:frame draw:style-name="gr27" draw:text-style-name="P48" svg:width="0.463in" svg:height="0.1504in" svg:x="0.4846in" svg:y="0.5571in"><draw:text-box><text:p text:style-name="P46"><text:span text:style-name="T15">Block 2</text:span></text:p></draw:text-box></draw:frame><draw:frame draw:style-name="gr27" draw:text-style-name="P48" svg:width="0.463in" svg:height="0.1504in" svg:x="0.4846in" svg:y="0.7071in"><draw:text-box><text:p text:style-name="P46"><text:span text:style-name="T15">Block 3</text:span></text:p></draw:text-box></draw:frame></draw:g></draw:g></text:p>
        </text:list-item>
      </text:list>
      <text:p text:style-name="P5"/>
      <text:p text:style-name="P5"/>
      <text:p text:style-name="P5"/>
      <text:p text:style-name="P5"/>
      <text:p text:style-name="P5"/>
      <text:p text:style-name="P5">Notes: As mentioned earlier, these type of snapshot files Sxx are not “real” VHD files, they are slightly out-of specs and can't be used directly. Nevertheless, it is quite convenient to consider them as VHD files, because libvhd2 will use already existing functionality to manipulate their data structures and finally convert them into the proper standard VHDs.</text:p>
      <text:p text:style-name="P5"/>
      <text:p text:style-name="P5"/>
      <text:h text:style-name="Heading_20_2" text:outline-level="2">Trimming snapsots.</text:h>
      <text:p text:style-name="P1">If we do not need previously made snapshot files, they can be simple deleted. No “classical” coalescing is required, which is a large benefit of <text:soft-page-break/>this scheme. If we delete all snapshot files Sxx or if we need Tail VHD absolutely compliant with VHD specs, it is also required to remove a “reverse link” from it.</text:p>
      <text:h text:style-name="Heading_20_2" text:outline-level="2">Creating “normal” VHD snapshots from “Undo” files.</text:h>
      <text:p text:style-name="P5">Snapshot files Sxx from examples above can't be treated as “normal” differencing VHD files, because along with actual data blocks they can contain reference to both Tail's and Head's data blocks. </text:p>
      <text:p text:style-name="P5">In order to convert Sxx file to a standard differencing VHD with the parent “Head” it is required:</text:p>
      <text:list xml:id="list2119677421" text:style-name="L10">
        <text:list-item>
          <text:p text:style-name="P21">If Sxx file contains references to its current parent “Tail”, <text:s/>(“P” entries in its BAT), corresponding data blocks must be copied into it from the Tail</text:p>
        </text:list-item>
        <text:list-item>
          <text:p text:style-name="P21">All “H” entries in Sxx BAT must be changed to “P” </text:p>
        </text:list-item>
        <text:list-item>
          <text:p text:style-name="P21">Sxx parent link (names + parent locators) must be changed to point to the Head.</text:p>
        </text:list-item>
      </text:list>
      <text:p text:style-name="P5"/>
      <text:p text:style-name="P5">As the result we will get a standard differencing VHD with a parent “Head”. All such snapshot files will represent VHD chain length of 1.</text:p>
      <text:p text:style-name="P5">For example, after converting “undo files” Sxx from the last diagram to the “normal” differencing VHD snapshots (SDxx), the picture will look as follows:</text:p>
      <text:p text:style-name="P5"/>
      <text:p text:style-name="P5"/>
      <text:p text:style-name="P5"><draw:g text:anchor-type="paragraph" draw:z-index="22" draw:style-name="gr1"><draw:g draw:style-name="gr22"><draw:g draw:style-name="gr22"><draw:frame draw:style-name="gr23" draw:text-style-name="P48" svg:width="0.463in" svg:height="0.1504in" svg:x="1.7697in" svg:y="0.2862in"><draw:text-box><text:p text:style-name="P46"><text:span text:style-name="T15">0</text:span></text:p></draw:text-box></draw:frame><draw:frame draw:style-name="gr24" svg:width="0.3315in" svg:height="0.1516in" svg:x="1.8661in" svg:y="0.1051in"><draw:text-box><text:p><text:span text:style-name="T1">Head</text:span></text:p></draw:text-box></draw:frame><draw:frame draw:style-name="gr23" draw:text-style-name="P48" svg:width="0.463in" svg:height="0.1504in" svg:x="1.7697in" svg:y="0.4362in"><draw:text-box><text:p text:style-name="P46"><text:span text:style-name="T15">0</text:span></text:p></draw:text-box></draw:frame><draw:frame draw:style-name="gr23" draw:text-style-name="P48" svg:width="0.463in" svg:height="0.1504in" svg:x="1.7697in" svg:y="0.5862in"><draw:text-box><text:p text:style-name="P46"><text:span text:style-name="T15">0</text:span></text:p></draw:text-box></draw:frame><draw:frame draw:style-name="gr23" draw:text-style-name="P48" svg:width="0.463in" svg:height="0.1504in" svg:x="1.7697in" svg:y="0.7362in"><draw:text-box><text:p text:style-name="P46"><text:span text:style-name="T15">0</text:span></text:p></draw:text-box></draw:frame></draw:g><draw:frame draw:style-name="gr35" draw:text-style-name="P48" svg:width="0.463in" svg:height="0.1504in" svg:x="3.3496in" svg:y="0.2933in"><draw:text-box><text:p text:style-name="P46"><text:span text:style-name="T15">P</text:span></text:p></draw:text-box></draw:frame><draw:frame draw:style-name="gr24" draw:text-style-name="P46" svg:width="0.3315in" svg:height="0.1516in" svg:x="3.4461in" svg:y="0.1118in"><draw:text-box><text:p text:style-name="P46"><text:span text:style-name="T1">SD1</text:span></text:p></draw:text-box></draw:frame><draw:frame draw:style-name="gr36" draw:text-style-name="P48" svg:width="0.463in" svg:height="0.1504in" svg:x="3.3496in" svg:y="0.4433in"><draw:text-box><text:p text:style-name="P46"><text:span text:style-name="T15">2</text:span></text:p></draw:text-box></draw:frame><draw:frame draw:style-name="gr35" draw:text-style-name="P48" svg:width="0.463in" svg:height="0.1504in" svg:x="3.3496in" svg:y="0.5933in"><draw:text-box><text:p text:style-name="P46"><text:span text:style-name="T15">P</text:span></text:p></draw:text-box></draw:frame><draw:frame draw:style-name="gr35" draw:text-style-name="P48" svg:width="0.463in" svg:height="0.1504in" svg:x="3.3496in" svg:y="0.7433in"><draw:text-box><text:p text:style-name="P46"><text:span text:style-name="T15">3</text:span></text:p></draw:text-box></draw:frame><draw:path draw:style-name="gr26" draw:text-style-name="P46" svg:width="0.3272in" svg:height="0.1972in" draw:transform="skewX (0.327074701823737) rotate (0.662003385281449) translate (2.23511592300962in 0.293842957130417in)" svg:viewBox="0 0 832 502" svg:d="m0 0c400 0 832 502 832 502"><text:p/></draw:path><draw:frame draw:style-name="gr24" draw:text-style-name="P46" svg:width="0.3315in" svg:height="0.1516in" svg:x="4.2614in" svg:y="0.1335in"><draw:text-box><text:p text:style-name="P46"><text:span text:style-name="T1">SD0</text:span></text:p></draw:text-box></draw:frame><draw:g draw:style-name="gr22"><draw:frame draw:style-name="gr35" draw:text-style-name="P48" svg:width="0.463in" svg:height="0.1504in" svg:x="4.1646in" svg:y="0.3146in"><draw:text-box><text:p text:style-name="P46"><text:span text:style-name="T15">P</text:span></text:p></draw:text-box></draw:frame><draw:frame draw:style-name="gr36" draw:text-style-name="P48" svg:width="0.463in" svg:height="0.1504in" svg:x="4.1646in" svg:y="0.4646in"><draw:text-box><text:p text:style-name="P46"><text:span text:style-name="T15">1</text:span></text:p></draw:text-box></draw:frame><draw:frame draw:style-name="gr35" draw:text-style-name="P48" svg:width="0.463in" svg:height="0.1504in" svg:x="4.1646in" svg:y="0.6146in"><draw:text-box><text:p text:style-name="P46"><text:span text:style-name="T15">P</text:span></text:p></draw:text-box></draw:frame><draw:frame draw:style-name="gr35" draw:text-style-name="P48" svg:width="0.463in" svg:height="0.1504in" svg:x="4.1646in" svg:y="0.7646in"><draw:text-box><text:p text:style-name="P46"><text:span text:style-name="T15">P</text:span></text:p></draw:text-box></draw:frame></draw:g><draw:path draw:style-name="gr26" draw:text-style-name="P46" svg:width="1.513in" svg:height="0.8874in" draw:transform="skewX (0.75712382951514) rotate (0.945444855805328) translate (2.23511592300964in 0.311805555555576in)" svg:viewBox="0 0 3844 2255" svg:d="m0 0c1835 1 3844 2255 3844 2255"><text:p/></draw:path><draw:frame draw:style-name="gr35" draw:text-style-name="P48" svg:width="0.463in" svg:height="0.1504in" svg:x="2.5618in" svg:y="0.2854in"><draw:text-box><text:p text:style-name="P46"><text:span text:style-name="T15">7</text:span></text:p></draw:text-box></draw:frame><draw:frame draw:style-name="gr24" draw:text-style-name="P46" svg:width="0.3315in" svg:height="0.1516in" svg:x="2.6587in" svg:y="0.1035in"><draw:text-box><text:p text:style-name="P46"><text:span text:style-name="T1">SD2</text:span></text:p></draw:text-box></draw:frame><draw:frame draw:style-name="gr36" draw:text-style-name="P48" svg:width="0.463in" svg:height="0.1504in" svg:x="2.5618in" svg:y="0.4354in"><draw:text-box><text:p text:style-name="P46"><text:span text:style-name="T15">4</text:span></text:p></draw:text-box></draw:frame><draw:frame draw:style-name="gr35" draw:text-style-name="P48" svg:width="0.463in" svg:height="0.1504in" svg:x="2.5618in" svg:y="0.5854in"><draw:text-box><text:p text:style-name="P46"><text:span text:style-name="T15">5</text:span></text:p></draw:text-box></draw:frame><draw:frame draw:style-name="gr35" draw:text-style-name="P48" svg:width="0.463in" svg:height="0.1504in" svg:x="2.5618in" svg:y="0.7354in"><draw:text-box><text:p text:style-name="P46"><text:span text:style-name="T15">6</text:span></text:p></draw:text-box></draw:frame><draw:path draw:style-name="gr34" draw:text-style-name="P46" svg:width="1.4531in" svg:height="1.0008in" draw:transform="skewX (0.165806278939461) rotate (2.56947372478605) translate (3.48134822214603in 1.06276490561078in)" svg:viewBox="0 0 3692 2543" svg:d="m0 2543h1275c1275 0 2417-2543 2417-2543"><text:p/></draw:path><draw:g draw:style-name="gr22"><draw:frame draw:style-name="gr27" draw:text-style-name="P48" svg:width="0.463in" svg:height="0.1504in" svg:x="1.3071in" svg:y="0.2862in"><draw:text-box><text:p text:style-name="P46"><text:span text:style-name="T15">Block 0</text:span></text:p></draw:text-box></draw:frame><draw:frame draw:style-name="gr27" draw:text-style-name="P48" svg:width="0.463in" svg:height="0.1504in" svg:x="1.3071in" svg:y="0.4362in"><draw:text-box><text:p text:style-name="P46"><text:span text:style-name="T15">Block 1</text:span></text:p></draw:text-box></draw:frame><draw:frame draw:style-name="gr27" draw:text-style-name="P48" svg:width="0.463in" svg:height="0.1504in" svg:x="1.3071in" svg:y="0.5862in"><draw:text-box><text:p text:style-name="P46"><text:span text:style-name="T15">Block 2</text:span></text:p></draw:text-box></draw:frame><draw:frame draw:style-name="gr27" draw:text-style-name="P48" svg:width="0.463in" svg:height="0.1504in" svg:x="1.3071in" svg:y="0.7362in"><draw:text-box><text:p text:style-name="P46"><text:span text:style-name="T15">Block 3</text:span></text:p></draw:text-box></draw:frame></draw:g></draw:g><draw:frame draw:style-name="gr30" draw:text-style-name="P48" svg:width="0.463in" svg:height="0.1504in" svg:x="2.2362in" svg:y="1.2882in"><draw:text-box><text:p text:style-name="P46"><text:span text:style-name="T15">7</text:span></text:p></draw:text-box></draw:frame><draw:frame draw:style-name="gr24" svg:width="0.3315in" svg:height="0.1516in" svg:x="2.3327in" svg:y="1.1063in"><draw:text-box><text:p><text:span text:style-name="T1">Tail</text:span></text:p></draw:text-box></draw:frame><draw:frame draw:style-name="gr30" draw:text-style-name="P48" svg:width="0.463in" svg:height="0.1504in" svg:x="2.2362in" svg:y="1.4382in"><draw:text-box><text:p text:style-name="P46"><text:span text:style-name="T15">4</text:span></text:p></draw:text-box></draw:frame><draw:frame draw:style-name="gr30" draw:text-style-name="P48" svg:width="0.463in" svg:height="0.1504in" svg:x="2.2362in" svg:y="1.5882in"><draw:text-box><text:p text:style-name="P46"><text:span text:style-name="T15">8</text:span></text:p></draw:text-box></draw:frame><draw:frame draw:style-name="gr33" draw:text-style-name="P48" svg:width="0.463in" svg:height="0.1504in" svg:x="2.2362in" svg:y="1.7382in"><draw:text-box><text:p text:style-name="P46"><text:span text:style-name="T15">6</text:span></text:p></draw:text-box></draw:frame><draw:path draw:style-name="gr37" draw:text-style-name="P46" svg:width="0.7252in" svg:height="0.6949in" draw:transform="rotate (-0.809134641224572) translate (2.23921826282066in 0.308842515875585in)" svg:viewBox="0 0 1843 1766" svg:d="m0 11c734 0 722-11 722-11 0 0 883 842 872 854s249 912 249 912"><text:p/></draw:path></draw:g></text:p>
      <text:p text:style-name="P5"/>
      <text:p text:style-name="P5"/>
      <text:p text:style-name="P12"/>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0" text:outline-level="2">TRIM implementation (proposal)</text:h>
      <text:p text:style-name="P5"/>
      <text:h text:style-name="Heading_20_3" text:outline-level="3">High-level requirements and use cases overview.</text:h>
      <text:p text:style-name="P5">Dynamic and Differencing VHDs are designed to store only data, actually written to them. They start from very small size and then grow as soon as new blocks are added, which, in turn, is caused by the client writing data to the sectors that didn't exist in the VHD before. The problem is that VHD in this case can only grow (up to its max. capacity) and never shrinks. This causes problems with storing backups of the VHD files, when we need to store all data, including garbage information that belongs to deleted files, for example. This is because the VHD format is File System – agnostic, it just represents a linear space of sectors without understanding what they contain.</text:p>
      <text:p text:style-name="P5">A simple use case:</text:p>
      <text:p text:style-name="P5">Create an empty Dynamic VHD with max. capacity 20GB; its initial physical size will be <text:s/>around 10KB. Mount some file system on it, it will likely to add 1 block for partition and initial FS data; the physical size will become ~2MB. Then by means of the FS create 16 GB large files filled with some garbage and delete them. Though from the file system point of view there are no files, the VHD file size will be ~16GB. Almost all its blocks and sectors will contain data belonging to the files deleted by FS.</text:p>
      <text:p text:style-name="P5">It would be very useful to be able to “compact” VHD file by means of FS-agnostic tools (e.g. libvhd2 itself), <text:s/>removing blocks containing discarded data and fixing BAT. Unfortunately, this will require knowledge of the internal FS that presents on the VHD. And as soon as VHD is FS-agnostic, and can contain many partitions with different file systems, it doesn't seem to be simply feasible.</text:p>
      <text:p text:style-name="P5">It is possible to remove VHD blocks that are entirely zero-filled and fix BAT accordingly, but this will require to have someone zero-filling discarded sectors.</text:p>
      <text:p text:style-name="P5">There are several ways that can help compacting VHD (not sure that the list is complete)</text:p>
      <text:list xml:id="list278540779" text:style-name="L11">
        <text:list-item>
          <text:p text:style-name="P22">Collaborate with the File System, ask it to do some magic and then use some tools to optimize VHD structure. AFAIK this approach is used by “VHD Tools” from MS and it requires interaction between VHD utilities and the File System. It is NTFS-oriented of cause and introduces a dependency between VHD tools and Windows. </text:p>
        </text:list-item>
        <text:list-item>
          <text:p text:style-name="P22">Make VHD compacting tools file-system aware and use this knowledge to detect discarded data areas in the VHD. Bad idea IMHO. It introduces dependency between VHD tools and a concrete version of the file system, VHD tools need to understand internal structure of the concrete FS, when VHD is supposed to be FS-agnostic. Also, no one guarantees that in future the FS's (e.g. NTFS) internal structures will remain the same.</text:p>
        </text:list-item>
        <text:list-item>
          <text:p text:style-name="P22">Let file system report us about the data that are no longer required. “TRIM” or “Discard” approach. For example, when the file system deletes a file, it notifies the lower level that the media regions that used to belong to this file are no longer in use. The lower level can do some smart things with this information. This looks like the best approach, but requires support from the file system. Let's assume that we have this support :)</text:p>
        </text:list-item>
      </text:list>
      <text:p text:style-name="P5"/>
      <text:h text:style-name="Heading_20_3" text:outline-level="3">“TRIM” or “Discard” API proposal:</text:h>
      <text:p text:style-name="P7">int VHD_DiscardSectors(TVhdHandle aVhdHandle, uint32_t aStartSector, int aSectors);</text:p>
      <text:p text:style-name="P5">This API call allows to mark a block of consecutive sectors as “trimmed” or “discarded”.</text:p>
      <text:p text:style-name="P5"><text:s/>From the API user point of view, once some sectors extent is marked as “discarded” and not yet written, any read from it will return zeros. This doesn't guarantee though that the corresponding physical media of this extent will be physically zero filled at once; writing to the media is quite expensive operation and can be delayed until absolutely necessary. This also can result in discarded data “resurrection” after some kind of system crash, when the vhd library didn't have time to zero fill all discarded areas in the VHD file. This shouldn't be a big problem.</text:p>
      <text:p text:style-name="P5">If we have a number of whole VHD blocks marked as “Trimmed” or “Discarded” and they are physically zero filled as a result of this, these blocks can be removed from the VHD files with the corresponding correction of BAT. This should be done off-line and some care should be taken in order not to corrupt whole VHD file if something happens, like system crash. But this is not in the scope of TRIM.</text:p>
      <text:p text:style-name="P5"/>
      <text:h text:style-name="Heading_20_3" text:outline-level="3">TRIM detailed requirements braindump:</text:h>
      <text:list xml:id="list1560908021" text:style-name="L12">
        <text:list-item>
          <text:p text:style-name="P23">TRIM should be as less intrusive as possible. Trimming large extents of sectors (several megabytes of data) should not cause serious delays; Trimming already trimmed regions shouldn't result in zero-filling already cleaned physical media. Trimming and immediate writing to the trimmed area shouldn't cause multiple writes (zero-filling and overwriting this region once again).</text:p>
        </text:list-item>
        <text:list-item>
          <text:p text:style-name="P23">Reading from trimmed region should return zeros, even if the physical media isn't zero-filled.</text:p>
        </text:list-item>
        <text:list-item>
          <text:p text:style-name="P23">On Flush() API <text:s/>call all discarded sectors extents should be zero-filled on the media; normal Close() always involves Flush(). Flushing is always a quite expensive operation. If Flush() didn't finish properly (system crash, write failure), media zero-filling isn't guaranteed. <text:soft-page-break/>If some level of security is required, use encryption.</text:p>
        </text:list-item>
        <text:list-item>
          <text:p text:style-name="P23">Media zero-filling is required in order to mark data on the media as “discarded”. It makes possible removal of whole zero-filled VHD blocks later on.</text:p>
        </text:list-item>
        <text:list-item>
          <text:p text:style-name="P23">TRIM should somehow co-exist with the VHD encryption if we <text:s/>implement it in libvhd2. Need keep in mind that some blocks of the encrypted VHD file may disappear. </text:p>
        </text:list-item>
      </text:list>
      <text:p text:style-name="P5"/>
      <text:h text:style-name="Heading_20_3" text:outline-level="3">Implementation ideas.</text:h>
      <text:h text:style-name="P44" text:outline-level="4">1. Entire volume sector discard bitmap (persistent).</text:h>
      <text:p text:style-name="P5">In this case we introduce a bitmap object that describes which sectors of the whole VHD file contain valid information (written to) and which are <text:s/>“discarded” and should be read as zeros. E.g. a set bit in the position N in the bitmap says that sector N is “discarded”. <text:s/>This approach has the advantage that real data sectors don't need to be zero-filled at all, thus, TRIMming data is a very fast and transparent operation. This bitmap can be physically stored somewhere in the VHD file and therefore persistent. </text:p>
      <text:p text:style-name="P5">Problems here:</text:p>
      <text:list xml:id="list904389603" text:style-name="L13">
        <text:list-item>
          <text:p text:style-name="P24">This “discard” bitmap size can be quite large. Actually, it has exactly the same number of bits as all VHD sectors bitmaps. In the worst case scenario VHD can contain 2^32 sectors, thus “discard bitmap” size will be max. 2^32 bits or 2^29 bytes == 512MB.</text:p>
        </text:list-item>
        <text:list-item>
          <text:p text:style-name="P24">This persistent bitmap needs to live somewhere in the VHD. It can be placed, for example, between BAT and data block area (we know the max. VHD capacity beforehand). Alternatively, it can be split to parts corresponding to blocks and stored before block sector bitmap for each block. E.g. if BAT entry contains value N, then the data block starts from sector N, and “discard bitmap” lives in sector N-s, where 's' is the size of this bitmap in sectors. </text:p>
        </text:list-item>
        <text:list-item>
          <text:p text:style-name="P24">All this requires support from the libvhd2, makes implementation more complicated, makes VHDs slightly out of specs (though compatible with other tools), takes RAM to cache the additional bitmap and space in the VHD file.</text:p>
        </text:list-item>
      </text:list>
      <text:p text:style-name="P5"/>
      <text:h text:style-name="P45" text:outline-level="4">2. Non-persistent discard bitmap and asynchronous VHD zero-filling.</text:h>
      <text:p text:style-name="P8"><text:span text:style-name="T11">In this case we do not store discard bitmap in the VHD file. Instead, we need to maintain a sort of LRU bitmaps <text:s/>cache, similar to what is used in libvhd2 to cache standard block sector bitmaps (see below). The cache can store up to N discard bitmaps in RAM, each bitmap corresponds to one VHD block. Calling “</text:span><text:span text:style-name="T7">VHD_DiscardSectors()</text:span><text:span text:style-name="T11">” API will mark given sectors as “discarded”, while normal write to these sectors will mark them as “valid” in “discard bitmap”. We can have a low-priority thread in libvhd2 that will zero-fill sectors marked as “discarded” in idle time. The relationship between “block sectors bitmap” cache and “discard bitmap cache” are lose here, there is no strict correspondence between them and these 2 caches can cache bitmaps corresponding to the different <text:s/>VHD blocks. </text:span></text:p>
      <text:p text:style-name="P9">The advantage is that media zero-filling happens in the background by low-priority thread, when the system is idle. No need to introduce any additional data structures in the VHD file.</text:p>
      <text:p text:style-name="P9">Disadvantages:</text:p>
      <text:list xml:id="list1289019028" text:style-name="L14">
        <text:list-item>
          <text:p text:style-name="P34">standard “block sectors bitmap” and “discard bitmap” caches are not coupled here, synchronizing them can be a problem. For example, multiple calls of “discard” and “write” and “read” withing <text:s/>large amount of blocks can cause a mess IMHO. </text:p>
        </text:list-item>
        <text:list-item>
          <text:p text:style-name="P34">Additional problem is synchronizing zero-filling thread that needs to zero-fill media and make writes to the “discarded bitmap” cache and normal VHD read/write operations. For example, we decided to discard a large extent of sectors and then make a large write to the same region shortly afterwards. The background thread starts it work to fill discarded sectors with zeros and then write request to the same region comes. The background thread needs to be suspended, locks to the caches released etc. etc. Also we can end up writing to the sectors that had been zero-filled just milliseconds ago.</text:p>
        </text:list-item>
        <text:list-item>
          <text:p text:style-name="P34">Complicates implementation (locks, mutexes) and introduces potential synchronization problems with access to various caches from different threads. <text:s/></text:p>
        </text:list-item>
        <text:list-item>
          <text:p text:style-name="P34">Even the background thread is supposed to work in background, once it started to write large amount of zeros to the file, it is not easy to terminate such a write when we have a normal write request coming. Using asynchronous file IO in this case will make things even more complicated and fragile IMHO.</text:p>
        </text:list-item>
      </text:list>
      <text:p text:style-name="P9"/>
      <text:h text:style-name="P45" text:outline-level="4">3. Non-persistent discard bitmap and semi-synchronous VHD zero-filling.</text:h>
      <text:p text:style-name="P9">In this scenario a normal “block sector bitmap”and “discard bitmap” <text:s/>caches are very tightly coupled (actually, they become the same cache) and zero-filling is performed whenever a page of such cache needs to be flushed due to some reasons. </text:p>
      <text:p text:style-name="P9">The “block sector bitmap” Write-back LRU cache implemented in libvhd2 currently looks like (simplified):</text:p>
      <text:p text:style-name="P5"><text:soft-page-break/></text:p>
      <text:p text:style-name="P5"/>
      <text:p text:style-name="P5"><draw:g text:anchor-type="paragraph" draw:z-index="23" draw:style-name="gr1"><draw:frame draw:style-name="gr8" svg:width="1.0087in" svg:height="0.3024in" svg:x="4.1472in" svg:y="0.0567in"><draw:text-box><text:p><text:span text:style-name="T1">Set/Reset bits in the bitmap of block N</text:span></text:p></draw:text-box></draw:frame><draw:frame draw:style-name="gr38" svg:width="1.428in" svg:height="0.1516in" svg:x="0.4165in" svg:y="-0.3299in"><draw:text-box><text:p><text:span text:style-name="T1">VHD file (physical media)</text:span></text:p></draw:text-box></draw:frame><draw:frame draw:style-name="gr39" draw:text-style-name="P47" svg:width="0.6295in" svg:height="0.1524in" draw:transform="rotate (1.5707963267949) translate (3.6625in 0.498611111111111in)"><draw:text-box><text:p><text:span text:style-name="T14"><text:s text:c="2"/></text:span><text:span text:style-name="T14">Interface</text:span></text:p></draw:text-box></draw:frame><draw:g draw:style-name="gr22"><draw:frame draw:style-name="gr40" svg:width="0.5039in" svg:height="0.1531in" svg:x="0.3583in" svg:y="-0.0409in"><draw:text-box><text:p><text:span text:style-name="T1">Block A</text:span></text:p></draw:text-box></draw:frame><draw:rect draw:style-name="gr3" draw:text-style-name="P46" svg:width="0.6898in" svg:height="0.5768in" svg:x="0.8618in" svg:y="-0.037in"><text:p/></draw:rect><draw:frame draw:style-name="gr2" draw:text-style-name="P47" svg:width="0.5039in" svg:height="0.2295in" svg:x="0.948in" svg:y="0.1882in"><draw:text-box><text:p><text:span text:style-name="T14">Data Sectors</text:span></text:p></draw:text-box></draw:frame><draw:frame draw:style-name="gr6" draw:text-style-name="P47" svg:width="0.6898in" svg:height="0.1488in" svg:x="0.8618in" svg:y="-0.037in"><draw:text-box><text:p><text:span text:style-name="T14"><text:s/></text:span><text:span text:style-name="T14">Sectors Bitmap</text:span></text:p></draw:text-box></draw:frame></draw:g><draw:g draw:style-name="gr22"><draw:frame draw:style-name="gr40" svg:width="0.5039in" svg:height="0.1531in" svg:x="0.3583in" svg:y="0.661in"><draw:text-box><text:p><text:span text:style-name="T1">Block B</text:span></text:p></draw:text-box></draw:frame><draw:rect draw:style-name="gr3" draw:text-style-name="P46" svg:width="0.6898in" svg:height="0.5768in" svg:x="0.8618in" svg:y="0.6654in"><text:p/></draw:rect><draw:frame draw:style-name="gr2" draw:text-style-name="P47" svg:width="0.5039in" svg:height="0.2295in" svg:x="0.948in" svg:y="0.8902in"><draw:text-box><text:p><text:span text:style-name="T14">Data Sectors</text:span></text:p></draw:text-box></draw:frame><draw:frame draw:style-name="gr6" draw:text-style-name="P47" svg:width="0.6898in" svg:height="0.1488in" svg:x="0.8618in" svg:y="0.6654in"><draw:text-box><text:p><text:span text:style-name="T14"><text:s/></text:span><text:span text:style-name="T14">Sectors Bitmap</text:span></text:p></draw:text-box></draw:frame></draw:g><draw:g draw:style-name="gr22"><draw:frame draw:style-name="gr40" svg:width="0.5039in" svg:height="0.1531in" svg:x="0.3583in" svg:y="1.4484in"><draw:text-box><text:p><text:span text:style-name="T1">Block F</text:span></text:p></draw:text-box></draw:frame><draw:rect draw:style-name="gr3" draw:text-style-name="P46" svg:width="0.6898in" svg:height="0.5768in" svg:x="0.8618in" svg:y="1.4528in"><text:p/></draw:rect><draw:frame draw:style-name="gr2" draw:text-style-name="P47" svg:width="0.5039in" svg:height="0.2295in" svg:x="0.948in" svg:y="1.6776in"><draw:text-box><text:p><text:span text:style-name="T14">Data Sectors</text:span></text:p></draw:text-box></draw:frame><draw:frame draw:style-name="gr6" draw:text-style-name="P47" svg:width="0.6898in" svg:height="0.1488in" svg:x="0.8618in" svg:y="1.4528in"><draw:text-box><text:p><text:span text:style-name="T14"><text:s/></text:span><text:span text:style-name="T14">Sectors Bitmap</text:span></text:p></draw:text-box></draw:frame></draw:g><draw:frame draw:style-name="gr8" svg:width="0.4413in" svg:height="0.1516in" svg:x="0.9894in" svg:y="1.2417in"><draw:text-box><text:p><text:span text:style-name="T1">…</text:span><text:span text:style-name="T1">........</text:span></text:p></draw:text-box></draw:frame><draw:g draw:style-name="gr22"><draw:rect draw:style-name="gr41" draw:text-style-name="P46" svg:width="0.6898in" svg:height="0.1543in" svg:x="2.361in" svg:y="-0.0035in"><text:p/></draw:rect><draw:rect draw:style-name="gr3" draw:text-style-name="P46" svg:width="0.2669in" svg:height="0.1543in" svg:x="3.0508in" svg:y="-0.0035in"><text:p/></draw:rect><draw:frame draw:style-name="gr8" draw:text-style-name="P47" svg:width="0.1106in" svg:height="0.1362in" svg:x="3.1303in" svg:y="0.0146in"><draw:text-box><text:p><text:span text:style-name="T14">A</text:span></text:p></draw:text-box></draw:frame><draw:frame draw:style-name="gr8" draw:text-style-name="P47" svg:width="0.6469in" svg:height="0.1362in" svg:x="2.4039in" svg:y="0.0146in"><draw:text-box><text:p><text:span text:style-name="T14">Cached bitmap</text:span></text:p></draw:text-box></draw:frame></draw:g><draw:rect draw:style-name="gr42" draw:text-style-name="P46" svg:width="0.6898in" svg:height="0.1543in" svg:x="2.361in" svg:y="0.1508in"><text:p/></draw:rect><draw:rect draw:style-name="gr3" draw:text-style-name="P46" svg:width="0.2669in" svg:height="0.1543in" svg:x="3.0508in" svg:y="0.1508in"><text:p/></draw:rect><draw:frame draw:style-name="gr8" draw:text-style-name="P47" svg:width="0.1106in" svg:height="0.1362in" svg:x="3.1303in" svg:y="0.1685in"><draw:text-box><text:p><text:span text:style-name="T14">B</text:span></text:p></draw:text-box></draw:frame><draw:frame draw:style-name="gr8" draw:text-style-name="P47" svg:width="0.6469in" svg:height="0.1362in" svg:x="2.4039in" svg:y="0.1685in"><draw:text-box><text:p><text:span text:style-name="T14">Cached bitmap</text:span></text:p></draw:text-box></draw:frame><draw:g draw:style-name="gr22"><draw:rect draw:style-name="gr41" draw:text-style-name="P46" svg:width="0.6898in" svg:height="0.1543in" svg:x="2.361in" svg:y="0.3047in"><text:p/></draw:rect><draw:rect draw:style-name="gr3" draw:text-style-name="P46" svg:width="0.2669in" svg:height="0.1543in" svg:x="3.0508in" svg:y="0.3047in"><text:p/></draw:rect><draw:frame draw:style-name="gr8" draw:text-style-name="P47" svg:width="0.1106in" svg:height="0.1362in" svg:x="3.1303in" svg:y="0.3228in"><draw:text-box><text:p><text:span text:style-name="T14">F</text:span></text:p></draw:text-box></draw:frame><draw:frame draw:style-name="gr8" draw:text-style-name="P47" svg:width="0.6469in" svg:height="0.1362in" svg:x="2.4039in" svg:y="0.3228in"><draw:text-box><text:p><text:span text:style-name="T14">Cached bitmap</text:span></text:p></draw:text-box></draw:frame></draw:g><draw:frame draw:style-name="gr8" svg:width="0.4413in" svg:height="0.1516in" svg:x="2.5646in" svg:y="0.4539in"><draw:text-box><text:p><text:span text:style-name="T1">…</text:span><text:span text:style-name="T1">........</text:span></text:p></draw:text-box></draw:frame><draw:g draw:style-name="gr22"><draw:rect draw:style-name="gr41" draw:text-style-name="P46" svg:width="0.6898in" svg:height="0.1543in" svg:x="2.361in" svg:y="0.613in"><text:p/></draw:rect><draw:rect draw:style-name="gr3" draw:text-style-name="P46" svg:width="0.2669in" svg:height="0.1543in" svg:x="3.0508in" svg:y="0.613in"><text:p/></draw:rect><draw:frame draw:style-name="gr8" draw:text-style-name="P47" svg:width="0.1106in" svg:height="0.1362in" svg:x="3.1303in" svg:y="0.6311in"><draw:text-box><text:p><text:span text:style-name="T14">K</text:span></text:p></draw:text-box></draw:frame><draw:frame draw:style-name="gr8" draw:text-style-name="P47" svg:width="0.6469in" svg:height="0.1362in" svg:x="2.4039in" svg:y="0.6311in"><draw:text-box><text:p><text:span text:style-name="T14">Cached bitmap</text:span></text:p></draw:text-box></draw:frame></draw:g><draw:rect draw:style-name="gr43" draw:text-style-name="P46" svg:width="0.6898in" svg:height="0.1543in" svg:x="2.361in" svg:y="0.7673in"><text:p/></draw:rect><draw:rect draw:style-name="gr3" draw:text-style-name="P46" svg:width="0.2669in" svg:height="0.1543in" svg:x="3.0508in" svg:y="0.7673in"><text:p/></draw:rect><draw:frame draw:style-name="gr8" draw:text-style-name="P47" svg:width="0.1106in" svg:height="0.1362in" svg:x="3.1303in" svg:y="0.7854in"><draw:text-box><text:p><text:span text:style-name="T14">L</text:span></text:p></draw:text-box></draw:frame><draw:frame draw:style-name="gr8" draw:text-style-name="P47" svg:width="0.6469in" svg:height="0.1362in" svg:x="2.4039in" svg:y="0.7854in"><draw:text-box><text:p><text:span text:style-name="T14">Cached bitmap</text:span></text:p></draw:text-box></draw:frame><draw:line draw:style-name="gr44" draw:text-style-name="P46" svg:x1="2.3606in" svg:y1="0.0756in" svg:x2="1.5508in" svg:y2="0.0346in"><text:p/></draw:line><draw:line draw:style-name="gr44" draw:text-style-name="P46" svg:x1="2.3606in" svg:y1="0.2165in" svg:x2="1.5508in" svg:y2="0.7366in"><text:p/></draw:line><draw:line draw:style-name="gr44" draw:text-style-name="P46" svg:x1="2.3606in" svg:y1="0.3799in" svg:x2="1.5508in" svg:y2="1.4772in"><text:p/></draw:line><draw:line draw:style-name="gr44" draw:text-style-name="P46" svg:x1="2.361in" svg:y1="0.8484in" svg:x2="1.3984in" svg:y2="1.3587in"><text:p/></draw:line><draw:rect draw:style-name="gr3" draw:text-style-name="P46" svg:width="1.4543in" svg:height="1.3157in" svg:x="2.361in" svg:y="-0.1307in"><text:p/></draw:rect><draw:frame draw:style-name="gr38" svg:width="1.4606in" svg:height="0.1516in" svg:x="2.361in" svg:y="-0.2819in"><draw:text-box><text:p><text:span text:style-name="T1">Sectors bitmap LRU cache</text:span></text:p></draw:text-box></draw:frame><draw:custom-shape draw:style-name="gr45" svg:width="1.4039in" svg:height="0.8295in" svg:x="3.8154in" svg:y="-0.196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5"/>
      <text:p text:style-name="P5"/>
      <text:p text:style-name="P5"/>
      <text:p text:style-name="P5"/>
      <text:p text:style-name="P5"/>
      <text:p text:style-name="P5"/>
      <text:p text:style-name="P5"/>
      <text:p text:style-name="P5"/>
      <text:p text:style-name="P5"/>
      <text:p text:style-name="P5">On this picture we have several physical blocks of in the VHD file, each block contains a sector bitmap at the beginning. In the worst case scenario these bitmaps contain a mixture of set and reset bits and need to be cached for more or less normal work. This is done by using “Block Sectors bitmap” LRU cache. This cache contains LRU list of <text:span text:style-name="T5">cache pages</text:span>, where each cache page is a object that represents a bitmap on the media in RAM, state of this bitmap and has associated block number (page key). In the simplest case the cache page state can be: <text:span text:style-name="T9">clean</text:span> (media and cached data are consistent), <text:span text:style-name="T9">dirty</text:span> (data modified in cache, but not yet flushed onto the media), <text:span text:style-name="T9">invalid</text:span> (bitmap needs to be read from the media). On the picture green color corresponds to the clean page, yellow to the dirty page and red to invalid page.</text:p>
      <text:p text:style-name="P5">The number of cache pages in RAM is limited and compile-time configurable. Dirty pages are flushed to the media (bitmap is written to the corresponding block) if whole cache needs to be flushed, or the least recently used dirty page is evicted from the tail of the list in order to cache bitmap in some other block. The cache tries to avoid flushing dirty pages as long as possible to minimize writes to the media.</text:p>
      <text:p text:style-name="P5"/>
      <text:p text:style-name="P5">Implementing “discard bitmap” cache.</text:p>
      <text:p text:style-name="P5">In this case the structure of the cache in general remains the same – LRU list of pages and an interface to control them. But the cache page object <text:s/>becomes more complicated and cache interface / implementation is extended to handle “Discard Sectors” request.</text:p>
      <text:p text:style-name="P5"/>
      <text:p text:style-name="P5"><draw:g text:anchor-type="paragraph" draw:z-index="24" draw:style-name="gr1"><draw:rect draw:style-name="gr46" draw:text-style-name="P46" svg:width="0.178in" svg:height="0.1768in" svg:x="1.689in" svg:y="0.4756in"><text:p text:style-name="P46">0</text:p></draw:rect><draw:frame draw:style-name="gr47" draw:text-style-name="P47" svg:width="0.0776in" svg:height="0.1394in" svg:x="1.7272in" svg:y="0.3366in"><draw:text-box><text:p><text:span text:style-name="T14">0</text:span></text:p></draw:text-box></draw:frame><draw:rect draw:style-name="gr46" draw:text-style-name="P46" svg:width="0.178in" svg:height="0.1768in" svg:x="1.8669in" svg:y="0.4756in"><text:p text:style-name="P46">1</text:p></draw:rect><draw:frame draw:style-name="gr47" draw:text-style-name="P47" svg:width="0.0776in" svg:height="0.1394in" svg:x="1.9008in" svg:y="0.3366in"><draw:text-box><text:p><text:span text:style-name="T14">1</text:span></text:p></draw:text-box></draw:frame><draw:rect draw:style-name="gr46" draw:text-style-name="P46" svg:width="0.178in" svg:height="0.1768in" svg:x="2.0445in" svg:y="0.4756in"><text:p text:style-name="P46">1</text:p></draw:rect><draw:frame draw:style-name="gr47" draw:text-style-name="P47" svg:width="0.0776in" svg:height="0.1394in" svg:x="2.0787in" svg:y="0.3366in"><draw:text-box><text:p><text:span text:style-name="T14">2</text:span></text:p></draw:text-box></draw:frame><draw:rect draw:style-name="gr46" draw:text-style-name="P46" svg:width="0.178in" svg:height="0.1768in" svg:x="2.2224in" svg:y="0.4756in"><text:p text:style-name="P46">0</text:p></draw:rect><draw:frame draw:style-name="gr47" draw:text-style-name="P47" svg:width="0.0776in" svg:height="0.1394in" svg:x="2.2563in" svg:y="0.3366in"><draw:text-box><text:p><text:span text:style-name="T14">3</text:span></text:p></draw:text-box></draw:frame><draw:rect draw:style-name="gr46" draw:text-style-name="P46" svg:width="0.178in" svg:height="0.1768in" svg:x="3.2642in" svg:y="0.4756in"><text:p text:style-name="P46">1</text:p></draw:rect><draw:frame draw:style-name="gr47" draw:text-style-name="P50" svg:width="0.1976in" svg:height="0.1394in" svg:x="3.2445in" svg:y="0.3366in"><draw:text-box><text:p><text:span text:style-name="T16">4094</text:span></text:p></draw:text-box></draw:frame><draw:rect draw:style-name="gr46" draw:text-style-name="P46" svg:width="0.178in" svg:height="0.1768in" svg:x="3.4417in" svg:y="0.4756in"><text:p text:style-name="P46">0</text:p></draw:rect><draw:frame draw:style-name="gr47" draw:text-style-name="P50" svg:width="0.2134in" svg:height="0.1394in" svg:x="3.476in" svg:y="0.3366in"><draw:text-box><text:p><text:span text:style-name="T16">4095</text:span></text:p></draw:text-box></draw:frame><draw:rect draw:style-name="gr46" draw:text-style-name="P46" svg:width="0.8642in" svg:height="0.1768in" svg:x="2.4in" svg:y="0.4756in"><text:p text:style-name="P46">….</text:p></draw:rect><draw:rect draw:style-name="gr48" draw:text-style-name="P46" svg:width="0.178in" svg:height="0.1768in" svg:x="1.689in" svg:y="0.652in"><text:p text:style-name="P46">0</text:p></draw:rect><draw:rect draw:style-name="gr48" draw:text-style-name="P46" svg:width="0.178in" svg:height="0.1768in" svg:x="1.8669in" svg:y="0.652in"><text:p text:style-name="P46">0</text:p></draw:rect><draw:rect draw:style-name="gr48" draw:text-style-name="P46" svg:width="0.178in" svg:height="0.1768in" svg:x="2.0445in" svg:y="0.652in"><text:p text:style-name="P46">1</text:p></draw:rect><draw:rect draw:style-name="gr48" draw:text-style-name="P46" svg:width="0.178in" svg:height="0.1768in" svg:x="2.2224in" svg:y="0.652in"><text:p text:style-name="P46">0</text:p></draw:rect><draw:rect draw:style-name="gr48" draw:text-style-name="P46" svg:width="0.178in" svg:height="0.1768in" svg:x="3.2642in" svg:y="0.652in"><text:p text:style-name="P46">1</text:p></draw:rect><draw:rect draw:style-name="gr48" draw:text-style-name="P46" svg:width="0.178in" svg:height="0.1768in" svg:x="3.4417in" svg:y="0.652in"><text:p text:style-name="P46">1</text:p></draw:rect><draw:rect draw:style-name="gr48" draw:text-style-name="P46" svg:width="0.8642in" svg:height="0.1768in" svg:x="2.4in" svg:y="0.652in"><text:p text:style-name="P46">….</text:p></draw:rect><draw:rect draw:style-name="gr49" draw:text-style-name="P48" svg:width="0.4268in" svg:height="0.3559in" svg:x="3.6197in" svg:y="0.4728in"><text:p text:style-name="P46"><text:span text:style-name="T15">Block N</text:span></text:p></draw:rect><draw:frame draw:style-name="gr47" draw:text-style-name="P50" svg:width="1.3933in" svg:height="0.1394in" svg:x="0.0898in" svg:y="0.3264in"><draw:text-box><text:p><text:span text:style-name="T16">Bit number (sector Number in the block)</text:span></text:p></draw:text-box></draw:frame><draw:frame draw:style-name="gr47" draw:text-style-name="P50" svg:width="0.5567in" svg:height="0.1394in" svg:x="0.9571in" svg:y="0.5047in"><draw:text-box><text:p><text:span text:style-name="T16">Sector bimap</text:span></text:p></draw:text-box></draw:frame><draw:frame draw:style-name="gr47" draw:text-style-name="P50" svg:width="0.798in" svg:height="0.1394in" svg:x="0.7972in" svg:y="0.6827in"><draw:text-box><text:p><text:span text:style-name="T16">Sector discard bitmap</text:span></text:p></draw:text-box></draw:frame><draw:frame draw:style-name="gr47" draw:text-style-name="P50" svg:width="1.0268in" svg:height="0.1394in" svg:x="4.0933in" svg:y="0.5417in"><draw:text-box><text:p><text:span text:style-name="T16">Page key (Block number)</text:span></text:p></draw:text-box></draw:frame></draw:g></text:p>
      <text:p text:style-name="P5"/>
      <text:p text:style-name="P5"/>
      <text:p text:style-name="P5"/>
      <text:p text:style-name="P5"/>
      <text:p text:style-name="P5">“Block Sector Bitmap” (blue on this picture) remains the same, but additional “Sector Discard” (yellow) bitmap is added. This bitmap is used to indicate that some sectors in the corresponding block should be threated as “discarded”. For example, if bit “K” in the “discard bitmap” is set, this means that all attempts to read from this sector in this block will result in getting zeros, and the corresponding sector must be zero-filled upon flushing “sector bitmap” onto the media. Any attempts to write to the “discarded” sector will reset bit “K” in the “sector discard” bitmap.</text:p>
      <text:p text:style-name="P5">Advantages:</text:p>
      <text:list xml:id="list1858113695" text:style-name="L15">
        <text:list-item>
          <text:p text:style-name="P25">Quite simple implementation, reusing existing sector bitmap cache</text:p>
        </text:list-item>
        <text:list-item>
          <text:p text:style-name="P25">Zero-filling of the discarded sectors is automatically delayed as long as possible, until it is absolutely necessary to flush block sector bitmap anyway. Moreover, Zero-filling may never happen, if we mark an extent of sectors as “discarded” and write meaningful data to them before cache decided to flush the page data. </text:p>
        </text:list-item>
        <text:list-item>
          <text:p text:style-name="P25">Multiple discard-write data-discard... requests withing the same block won't cause unnecessary zero-filling the media, only data writes.</text:p>
        </text:list-item>
        <text:list-item>
          <text:p text:style-name="P25">It is possible to allocate “sector discard bitmap” in RAM only if the client called <text:span text:style-name="T12">VHD_DiscardSectors() </text:span><text:span text:style-name="T13">API for sectors extent in some block</text:span><text:span text:style-name="T12">, </text:span><text:span text:style-name="T13"><text:s/>saving RAM and no impact on performance</text:span><text:span text:style-name="T12">.</text:span></text:p>
        </text:list-item>
      </text:list>
      <text:p text:style-name="P5">Potential problems:</text:p>
      <text:list xml:id="list271671170" text:style-name="L16">
        <text:list-item>
          <text:p text:style-name="P26">uses additional RAM to cache “sector discard bitmap”, its size is the same as sector allocation bitmap (typically 2^12 bits or 512 bytes). This is multiplied by max. number of cache pages in the LRU list. Probably not a big deal.</text:p>
        </text:list-item>
        <text:list-item>
          <text:p text:style-name="P26">Media zero-filling may be quite expensive; in the worst case scenario it is writing 2MB of zeros into the block; if we are discarding a huge extent of sectors, this may lead to a multi-megabyte write to the VHD file. Flushing the cache becomes more expensive; additionally to <text:s/>writing small amount of metadata <text:s/>(e.g. 512 bytes of sector alloc. bitmap) we can <text:s/>have a large write to the blocks' data area.</text:p>
        </text:list-item>
        <text:list-item>
          <text:p text:style-name="P26"><text:soft-page-break/>“Semi-synchronous” media zero-filling can easily become fully synchronous in some circumstances. For example: <text:line-break/>We make more or less small reads/writes/discarding sectors in some area of the VHD file; All cache pages get populated and dirty, if we make a small read/write to the block whose metadata are not cached, this will result in evicting 1 LRU cache page from the list, which in turn results in its flushing → write sectors bitmap and zero-filling discarded regions in the block. If we don't make huge requests that span multiple of blocks, cache page eviction/population/writing metadata/zero-filling is “smeared”. If we make a huge read/write/discard request that spans multiple of blocks whose matadata isn't cached, it will result in evicting/repopulating whole list of cache pages and potentially zero-filling ALL sectors in all cached bitmaps. The same as flushing whole cache and re-populating it. The worst case scenario: someone decides to discard whole VHD. This may become a simple zero-filling of the given range of sectors. <text:line-break/>On the other hand, huge read/write/discard requests are unlikely to happen. Currently sector bitmap cache is configured to handle 64 pages max, which corresponds to 64 blocks or 128MB of data. Reading/writing 32-128MB of data in one go looks a bit unrealistic, though theoretically possible.</text:p>
        </text:list-item>
      </text:list>
      <text:p text:style-name="P5"/>
      <text:h text:style-name="Heading_20_4" text:outline-level="4">TRIM behavior in Dynamic and Differencing VHDS.</text:h>
      <text:p text:style-name="P10">It seems that discarding data can behave quite differently, depending on VHD type.</text:p>
      <text:p text:style-name="P11">Dynamic VHD:</text:p>
      <text:p text:style-name="P10">It seems that we can't avoid explicit zero-filling of the “discarded” sectors in the block. VHD specs say that if block's bitmap bit is '0' then the corresponding sector is considered to be never modified and <text:span text:style-name="T8">must contain all zeros</text:span>. Thus, everything that is mention above is applicable to the Dynamic VHD. Some kind of “VHD compact” tool later on can walk through all blocks of the Dyn. VHD file offline and remove those that are entirely zero-filled. </text:p>
      <text:p text:style-name="P10"/>
      <text:p text:style-name="P11">Differencing VHD:</text:p>
      <text:p text:style-name="P10">It might be possible to make some optimizations. Block Sector bitmap in the Differencing VHD has a different meaning. '0' bits indicate that the corresponding sectors should be read from the parent, while '1' bits indicate that the sectors should be read from the block present in this VHD. In the simplest case “Discard Sectors” request can simply reset corresponding bits in the block sector bitmap. If eventually all bits in this bitmap are reset to '0', then such block can be taken out by some “VHD compact” tool later on. A little problem here: after the discarding an extent of sectors the following read from this extent will return data from the parent VHD. We <text:span text:style-name="T9">must</text:span> use persistent block sector bitmap here to indicate discarded sectors. Simple sectors zero-filling wont' work, because we can't distinguish between truly discarded sectors from those that suppose to contain zeros overriding parent's contents. <text:line-break/>Unfortunately, this may invalidate “purity mode” optimization mentioned earlier, when block sectors bitmaps are supposed to have all bits set or reset. </text:p>
      <text:p text:style-name="P10">We may <text:s/>use volatile “sector discard bitmap” in the bitmap cache to simulate reading zeros from the discarded sectors. But we can't make this behavior persistent; as soon as “sector discard bitmap” is thrown away because of cache page eviction, we will start reading “discarded” data from the parent (see above). </text:p>
      <text:p text:style-name="P5"/>
      <text:h text:style-name="Heading_20_4" text:outline-level="4">TRIM and VHD encryption (very rough ideas).</text:h>
      <text:p text:style-name="P5">Assumptions: We are going to use something like XTS-AES to encrypt/decrypt data and metadata on the fly. Existing Write-back metadata caches (BAT, block sector bitmaps) look quite suitable; decrypt metadata on cache pages population and encrypt it back on flushing. Data are read / written directly to the file with corresponding <text:s/>decryption / encryption.</text:p>
      <text:p text:style-name="P10">For the Dynamic VHDs we do not store additional metadata in the VHD that identify “discarded” regions. “Discarded” data sectors are identified by their contents (zero-filled).</text:p>
      <text:p text:style-name="P5">An interesting question here: how we read / write “discarded” data <text:s/>when encryption mode is ON? </text:p>
      <text:list xml:id="list514328517" text:style-name="L17">
        <text:list-item>
          <text:p text:style-name="P27">When we need to zero-fill “discarded” sectors in the file, we can encrypt this stream of zeros and write to the file. When we need to compact dynamic VHD we will have to decrypt only BAT and <text:s/>blocks sectors bitmaps to identify ones that contain all bits reset to '0', and take such blocks out.</text:p>
        </text:list-item>
        <text:list-item>
          <text:p text:style-name="P27">Alternatively, we can save time on not encrypting zero-filling and rely on sectors bitmap only. This will be slightly out-of specs because can result in reading garbage (decrypting unencrypted zero-fill)???? Not sure here. </text:p>
        </text:list-item>
      </text:list>
      <text:p text:style-name="P5"/>
      <text:p text:style-name="P5">Situation with the Differencing VHDs looks simpler: we don't zero-fill discarded sectors; all we need to do is to decrypt blocks sectors bitmaps and identify ones that have all bits reset. Then this block can be taken out.</text:p>
      <text:list xml:id="list1645481998" text:continue-list="list271671170" text:style-name="L16">
        <text:list-header>
          <text:p text:style-name="P38"><text:s/><text:line-break/><text:line-break/></text:p>
        </text:list-header>
      </text:list>
      <text:h text:style-name="P43" text:outline-level="3">TRIM implementation details (what is currently implemented)</text:h>
      <text:p text:style-name="Text_20_body"><text:span text:style-name="T2">I have decided to implement TRIM support in a quite simple way. Reasons for this:</text:span></text:p>
      <text:list xml:id="list1853206475" text:style-name="L19">
        <text:list-item>
          <text:p text:style-name="P36"><text:span text:style-name="T2">TRIM is not supported in the original VHD specs. Thus, it is implementation – defined. </text:span></text:p>
        </text:list-item>
        <text:list-item>
          <text:p text:style-name="P36"><text:span text:style-name="T2">We do not know yet which level of TRIM functionality we will need (or need at all). We can always extend current implementation if we have more ideas.</text:span></text:p>
        </text:list-item>
        <text:list-item>
          <text:p text:style-name="P36"><text:span text:style-name="T2">We do not know yet what will be performance impact of using TRIM. <text:s/>It seems that it is going to be a trade-off between performance and the ability to use TRIM for further VHD compacting.</text:span></text:p>
        </text:list-item>
      </text:list>
      <text:p text:style-name="Text_20_body"><text:span text:style-name="T2"/></text:p>
      <text:p text:style-name="Text_20_body"><text:span text:style-name="T2">Using TRIM or “Discard Sectors” API is quite incompatible with the “Block Purity Mode”. </text:span></text:p>
      <text:p text:style-name="Text_20_body"><text:span text:style-name="T2">“Block Purity Mode” relies on the fact that the blocks' allocation bitmaps for Dynamic and Differencing VHDs have all bits either set or reset; this <text:s/>makes using bitmaps LRU cache unnecessary at all. On the other hand, using TRIM heavily relies on setting/resetting individual bits in blocks' bitmaps, and this can't be achieved without heavy using of this cache.</text:span></text:p>
      <text:p text:style-name="Text_20_body"><text:span text:style-name="T2">In order to resolve this issue, it is required to explicitly select in which mode VHD file will be operating:</text:span></text:p>
      <text:p text:style-name="Text_20_body"><text:span text:style-name="T2">VHDF_OPMODE_PURE_BLOCKS<text:tab/>flag allows “block purity mode”, when</text:span></text:p>
      <text:p text:style-name="Text_20_body"><text:span text:style-name="T2">VHDF_OPEN_ENABLE_TRIM<text:tab/>enables usage of the TRIM “VHD_DiscardSectors()” API.</text:span></text:p>
      <text:p text:style-name="Text_20_body"><text:span text:style-name="T2">These flags are mutually exclusive; only one of them or none can be used when opening VHD file.</text:span></text:p>
      <text:p text:style-name="Text_20_body"><text:span text:style-name="T2">If the VHD is opened without VHDF_OPEN_ENABLE_TRIM flag, any call to VHD_DiscardSectors() API will result in KerrNotSupported.</text:span></text:p>
      <text:p text:style-name="Text_20_body"><text:span text:style-name="T2"/></text:p>
      <text:p text:style-name="Text_20_body"><text:span text:style-name="T2">Currently TRIM functionality is implemented in a pretty simple way: a call to <text:s/>VHD_DiscardSectors() API simply resets corresponding bits in the block sectors bitmaps, while calls to VHD_WriteSectors() sets them. The bitmaps are well cached and there shouldn't be performance issues with frequent Discard/Write calls. Of cause, it is possible to use access patterns that cause performance degradation; e.g. TRIMming whole large VHD file will very likely result in walking all blocks and zero-filling every block's bitmap.</text:span></text:p>
      <text:p text:style-name="Text_20_body"><text:span text:style-name="T2"/></text:p>
      <text:p text:style-name="P37"><text:span text:style-name="T1">Dynamic VHDs TRIM behavior:</text:span></text:p>
      <text:p text:style-name="Text_20_body"><text:span text:style-name="T2">Block allocation bitmap is used to distinguish between “discarded” sectors (corresponding bit is 0) and sectors containing valid data (corresponding bit is 1). An attempt to read a “discarded” sector will result in reading zeros,no matter what its content in the real file.</text:span></text:p>
      <text:p text:style-name="Text_20_body"><text:span text:style-name="T2">An attempt to write sector sets corresponding bit in the bitmap; “Discard Secotor” call resets corresponding bits.</text:span></text:p>
      <text:p text:style-name="Text_20_body"><text:span text:style-name="T2">In this case “discarded sectors” </text:span><text:span text:style-name="T4">pretend</text:span><text:span text:style-name="T2"> to be zero-filled, their actual contents in the file isn't zeroed. </text:span></text:p>
      <text:p text:style-name="Text_20_body"><text:span text:style-name="T2">Blocks with bitmaps containing all bits reset can be taken out from the VHD, because reading from nonexistent blocks must end up in reading zeros. </text:span></text:p>
      <text:p text:style-name="Text_20_body"><text:span text:style-name="T2"/></text:p>
      <text:p text:style-name="P37"><text:span text:style-name="T1">Differencing <text:s/>VHDs TRIM behavior:</text:span></text:p>
      <text:p text:style-name="Text_20_body"><text:span text:style-name="T2">Block allocation bitmap is used to distinguish between parent's sectors (corresponding bit is 0) and sectors that need to be read from this VHD (corresponding bit is 1).</text:span></text:p>
      <text:p text:style-name="Text_20_body"><text:span text:style-name="T2">An attempt to write sector sets corresponding bit in the bitmap, it makes this sector “override” parent's one; </text:span></text:p>
      <text:p text:style-name="Text_20_body"><text:span text:style-name="T2">“Discard Secotor” call resets corresponding bits, any further attempts to read from this sector will result in reading data from the parent VHD. It is very likely to be garbage. This behavior is different comparing to the Dynamic VHD TRIM. </text:span></text:p>
      <text:p text:style-name="Text_20_body"><text:span text:style-name="T2">There was no requirement to return explicit zeros while reading TRIMmed sectors; and this implementation doesn't require usage of a secondary “discard bitmap” as mentioned in the TRIM design section. This should be good enough for now.</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paragraph-properties style:line-spacing="0.2in"/>
    </style:style>
    <style:style style:name="Table_20_Contents" style:display-name="Table Contents" style:family="paragraph" style:parent-style-name="Standard" style:class="extra">
      <style:paragraph-properties text:number-lines="false" text:line-number="0"/>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701in" fo:margin-bottom="0.7874in" fo:margin-left="0.452in" fo:margin-right="0.528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9T10:30:46</meta:creation-date>
    <dc:date>2012-12-17T12:07:27</dc:date>
    <meta:editing-duration>P1DT21H58M15S</meta:editing-duration>
    <meta:editing-cycles>648</meta:editing-cycles>
    <meta:generator>LibreOffice/3.5$Linux_x86 LibreOffice_project/350m1$Build-2</meta:generator>
    <meta:print-date>2012-10-31T12:28:12</meta:print-date>
    <meta:document-statistic meta:table-count="0" meta:image-count="0" meta:object-count="0" meta:page-count="16" meta:paragraph-count="208" meta:word-count="6681" meta:character-count="37014" meta:non-whitespace-character-count="33002"/>
  </office:meta>
</office:document-meta>
</file>